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2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3" style:family="paragraph" style:parent-style-name="Normal">
      <style:paragraph-properties fo:margin-left="0cm" fo:margin-right="0cm" fo:text-indent="0.635cm" style:auto-text-indent="false"/>
    </style:style>
    <style:style style:name="P4" style:family="paragraph" style:parent-style-name="Normal">
      <style:paragraph-properties fo:margin-left="0cm" fo:margin-right="0cm" fo:text-indent="0.635cm" style:auto-text-indent="false" fo:break-before="page"/>
    </style:style>
    <style:style style:name="P5" style:family="paragraph" style:parent-style-name="Normal">
      <style:paragraph-properties fo:break-before="page"/>
    </style:style>
    <style:style style:name="P6" style:family="paragraph" style:parent-style-name="Normal">
      <style:paragraph-properties fo:break-before="page">
        <style:tab-stops>
          <style:tab-stop style:position="7.105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4.531cm"/>
          <style:tab-stop style:position="5.479cm"/>
          <style:tab-stop style:position="5.904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6.445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7.318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2.101cm"/>
        </style:tab-stops>
      </style:paragraph-properties>
    </style:style>
    <style:style style:name="P11" style:family="paragraph" style:parent-style-name="Heading_20_1" style:master-page-name="MP0">
      <style:paragraph-properties style:page-number="auto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Normal">
      <style:paragraph-properties fo:margin-left="0cm" fo:margin-right="0cm" fo:text-indent="0.635cm" style:auto-text-indent="false"/>
      <style:text-properties officeooo:paragraph-rsid="00162c0f"/>
    </style:style>
    <style:style style:name="P15" style:family="paragraph" style:parent-style-name="Normal">
      <style:paragraph-properties fo:margin-left="0cm" fo:margin-right="0cm" fo:text-indent="0.635cm" style:auto-text-indent="false"/>
      <style:text-properties officeooo:paragraph-rsid="0018015d"/>
    </style:style>
    <style:style style:name="P16" style:family="paragraph" style:parent-style-name="Normal">
      <style:paragraph-properties fo:margin-left="0cm" fo:margin-right="0cm" fo:text-indent="0.635cm" style:auto-text-indent="false"/>
      <style:text-properties officeooo:paragraph-rsid="0019cdc3"/>
    </style:style>
    <style:style style:name="P17" style:family="paragraph" style:parent-style-name="Normal">
      <style:text-properties officeooo:paragraph-rsid="0019cdc3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1a4fa4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1bfbb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cdc3" style:font-style-asian="italic" style:font-style-complex="italic"/>
    </style:style>
    <style:style style:name="T3" style:family="text">
      <style:text-properties fo:language="el" fo:country="GR" style:language-asian="el" style:country-asian="GR" style:language-complex="el" style:country-complex="GR"/>
    </style:style>
    <style:style style:name="T4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5" style:family="text">
      <style:text-properties style:language-asian="el" style:country-asian="GR" style:language-complex="el" style:country-complex="G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cdc3" style:font-weight-asian="bold" style:font-weight-complex="bold"/>
    </style:style>
    <style:style style:name="T8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9" style:family="text">
      <style:text-properties officeooo:rsid="00162c0f"/>
    </style:style>
    <style:style style:name="T10" style:family="text">
      <style:text-properties officeooo:rsid="0019cdc3"/>
    </style:style>
    <style:style style:name="T11" style:family="text">
      <style:text-properties fo:font-style="normal" officeooo:rsid="0019cdc3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bookmark-start text:name="bookmark0"/>GALENI AD GLAVCONEM DE ME<text:bookmark-start text:name="bookmark2"/><text:bookmark-end text:name="bookmark0"/>DENDI METHODO LIBER I.<text:bookmark-end text:name="bookmark2"/></text:h>
      <text:h text:style-name="Heading_20_2" text:outline-level="2">Cap. I. </text:h>
      <text:p text:style-name="P3">Non communem solum omnium hominum<text:line-break/>naturam o Glauc<text:span text:style-name="Default_20_Paragraph_20_Font"><text:span text:style-name="T1">o</text:span></text:span>, sed et cujusque propriam nosse medicum<text:line-break/>oportere et ab Hippocrate olim recte enunciatum est et a<text:line-break/>nobis in ipsis artis operibus, ut nosti, studiose observatum:<text:line-break/>Fieri tamen non potest ut propria cujusque perinde atque<text:line-break/>communis scribatur, sed oppofito se habent ordine scripta et<text:line-break/>opera cum in aliis plerisq<text:span text:style-name="Default_20_Paragraph_20_Font"><text:span text:style-name="T1">u</text:span></text:span>e, tum maxime in his quae nunc<text:line-break/><text:span text:style-name="Default_20_Paragraph_20_Font"><text:span text:style-name="T1">docere</text:span></text:span> statuimus. Efflagitasti enim ut tibi universalem me-</text:p>
      <text:p text:style-name="P5">dendi methodum- delinearemus, haec autem qualitate quan-<text:line-break/>titateque remedii cujusque et utendi modo ac occasione, quae<text:line-break/>horum omnium cognitu difficillima est, perficitur. Citra<text:line-break/>quam admodum praecipitem, ut alicubi auctor nobis bono-<text:line-break/>rum omnium Hippocrates docet, plerumque medicos non<text:line-break/>vulgares modo, fed et certe optimos fassi vides. Quin etiam<text:line-break/>recta assequi coniectura medicamenti quantitatem pro yi-<text:line-break/>rium ratione corpori accommodandam difficilem esse idem<text:line-break/>vir scripsit. Quum igitur ad recte medendum magnopere<text:line-break/>conferre- tum occasionem tum quantitatem remediorum con-<text:line-break/>stet, sint autem haec singulis aegrotis propria, nihil vero<text:line-break/>quod proprium sit verbis explicari possit, hac ratione quod<text:line-break/>commune est scribere cogimur, tametsi id usu sit fecundum.<text:line-break/>Plerumque enim aegrotus quosdam inrisimus , quibuscum<text:line-break/>antea dum fani essent versati non fuimus, proinde quem co-<text:line-break/>lorem , quam corporis habitudinem, quem nativum calorem<text:line-break/>arteriarmnque pulsum ante habuerint ignoramus, quae si<text:line-break/>ante perspecta nobis fuissent, morbi utique magnitudinem</text:p>
      <text:p text:style-name="P5">probe judicare potuissemus. Cujusque eum morbi magnitudo<text:line-break/>tanta est quantum a naturali statu recedit. Quantum vero<text:line-break/>recedat solus is novit, qui naturalem habitum ad amussim te-<text:line-break/>nuerit. Quod quum in illis ipsis ignoremus, ne omnino hae-<text:line-break/>silemus, ad id quod commune est confugimus. Nam in hoc<text:line-break/>artis peritus imperit<text:span text:style-name="Default_20_Paragraph_20_Font"><text:span text:style-name="T1">o</text:span></text:span> plus nonnihil potest. Quid vero plus ?<text:line-break/>Hippoerates quidem omnium quos norimus id primus lite-<text:line-break/>ris mandarit. Qui autem post hunc fuerunt, ejusque scripta<text:line-break/>intellectu confequuti sunt, fusius sunt interpretati, inter<text:line-break/>quos suit Muesitheus Atheniensis, vir cum in <text:span text:style-name="Default_20_Paragraph_20_Font"><text:span text:style-name="T1">o</text:span></text:span>mnibus aliis<text:line-break/>quae ad artem pertinenti non mediocriter eruditus tum in<text:line-break/>exercenda arte quantum via ac ratione licet nulli peritia<text:line-break/>secundus. Hic Muesitheus a primis snmmisque generibus au—<text:line-break/>spiculus, ea in alia item genera, species et differentias secanda<text:line-break/>esse censuit. Haec denuo in alia similiter, quae rursus eo-<text:line-break/>dem modo distribuerentur , dum ad aliquam talem defcen-<text:line-break/>deremus speciem, quae divisa in unum numero ac i nui vi-.<text:line-break/>duu.m desineret. Mihi vero satis est tibi sententiam mean</text:p>
      <text:p text:style-name="P5">brevibus explicuisse. -Nam ridiculus forem si te tua docerem;<text:line-break/>tanquam ea pridem ex Platone non didiceris. De hac re: igi-<text:line-break/>tur meminimus, non ut te .dividendi rationem doceremus,<text:line-break/>sed quod ad ea quae post dicentur omnia .non inutilem fore<text:line-break/>speraremus , quodque aliter tibi causas, ob quas medicorum<text:line-break/>plurimos passim errare contingit, efflagitanti non alia via<text:line-break/>melius indicare possemus. Etenim quicquid tum in aliis su- -<text:line-break/>ctis, tum a multis medicis in morborum curationibus delin-<text:line-break/>quitur, primam id maximamque causam habet vitiosam dia<text:line-break/>visionem. Quidam enim in primis fummisque generibus sta-<text:line-break/>tim consistunt, solis indicationibus quae ab illis desumuntur<text:line-break/>contenti, quidam quadautenus diridendo processerunt, sed<text:line-break/>ad divisionis metam non pervenerunt, multi autem perpe-<text:line-break/>ram diviserunt.- . At- quisquis omnia et quae secundum et<text:line-break/>praeter naturam sunt ad hanc riam ac rationem revocarit<text:line-break/>et ex omnibus iis quae per divisionem inventa sunt integras<text:line-break/>sumpserit iudicationes, solus is .qua<text:span text:style-name="Default_20_Paragraph_20_Font"><text:span text:style-name="T1">n</text:span></text:span>tum per humanas vires t</text:p>
      <text:p text:style-name="P5">licet medend<text:span text:style-name="Default_20_Paragraph_20_Font"><text:span text:style-name="T1">o</text:span></text:span> non erraverit, notus quidem aliis melius, iguo-<text:line-break/>tos vero- quam fieri poterit maxime secundum illos curaverit.<text:line-break/>Si quis enim probe distinxerit primum aetatum, deinde tem-<text:line-break/>peramentorum differentias et vires multaque id genus quae<text:line-break/>hominibus insunt, cuiusmodi est color, calor, corporis habitus,<text:line-break/>arteriarum motus, consuetudo, studia et animi mores , quibus<text:line-break/>addiderit maris et foeminae discrimen, et quae ad regi<text:span text:style-name="Default_20_Paragraph_20_Font"><text:span text:style-name="T1">o</text:span></text:span>nes<text:line-break/>anni tempora et alias ambientis nos aeris constitutiones, ad<text:line-break/>propriam aegrotantis naturam prope accedet. Verum alia<text:line-break/>quidem horum omnium in libris de pulsibus,. alia vero in<text:line-break/>libris de tempe<text:span text:style-name="Default_20_Paragraph_20_Font"><text:span text:style-name="T1">r</text:span></text:span>amentis disputata sunt , quemadmodum et<text:line-break/>quae praeter naturam sunt universi<text:span text:style-name="Default_20_Paragraph_20_Font"><text:span text:style-name="T1">s</text:span></text:span>, ut inter se. formis ac<text:line-break/>generibus differant, in libris de affectibus a n<text:span text:style-name="Default_20_Paragraph_20_Font"><text:span text:style-name="T1">o</text:span></text:span>bis definita<text:line-break/>sunt. Nunc vero omnis nostra disputatio de iis aegrotis erit,<text:line-break/>quos exacte antequam m<text:span text:style-name="Default_20_Paragraph_20_Font"><text:span text:style-name="T1">o</text:span></text:span>rbum contraherent n<text:span text:style-name="Default_20_Paragraph_20_Font"><text:span text:style-name="T1">o</text:span></text:span>veramus,<text:line-break/>cum quibus tamen et reliquos omnes, quorum nobis non<text:line-break/>erat perspecta natura, intelligemus. Siquidem dllficile- non</text:p>
      <text:p text:style-name="P6">fuerit ex eo quod perfecte distinctum est id etiam quod<text:line-break/>tale n<text:span text:style-name="Default_20_Paragraph_20_Font"><text:span text:style-name="T1">o</text:span></text:span>n sit invenire.</text:p>
      <text:h text:style-name="Heading_20_2" text:outline-level="2">Capi II. </text:h>
      <text:p text:style-name="P14">Igitur a febribus, quoniam harum curanda-<text:line-break/>rum methodum habere cupiebas, auspicemur, primumque de<text:line-break/>simplicissimis, quas Hippocrates ephemeras vocat, disseramus.<text:line-break/>Hae autem ex- lassitudine nascuntur, temulentia, ira, moerore,<text:line-break/>excandescentia furoreve , aliisque vehementibus animi curis.<text:line-break/>In hoc genere continentur et quae a bub<text:span text:style-name="Default_20_Paragraph_20_Font"><text:span text:style-name="T1">o</text:span></text:span>ne originem du-<text:line-break/>cunt, exceptis iis quae fine. manifesto fiunt ulcere. Hae<text:line-break/>namque suspicione non vacant, minimeque mites sunt. Sed.<text:line-break/>et pervigilium simplicem febrem saepe allusit, quemadmo-<text:line-break/>durn et algor, nonnunquam et ardor. omnes hae febres fol-<text:line-break/>vi facillime possunt, siquidem ad balneas aliamque usitatam<text:line-break/>vivendi rationem aegrotum statim ducere oportet. Itaque qui<text:line-break/>multorum sermone celebratam illam diatritou, <text:span text:style-name="Default_20_Paragraph_20_Font"><text:span text:style-name="T1">id est trid</text:span></text:span>u<text:span text:style-name="Default_20_Paragraph_20_Font"><text:span text:style-name="T1">a-<text:line-break/>nam inediam</text:span></text:span>, in omnibus iis admittunt, sebresteddunt saepe<text:line-break/>acriores , tametsi etiam alioqui delinquunt. Quemadmodum<text:line-break/>ex ipsis videre est non paucos, qui quoties aegrotos invisunt</text:p>
      <text:p text:style-name="P5">ita aberrant, ut certe manu factos morbos inducant. Harum<text:line-break/>igitur febrium pr<text:span text:style-name="Default_20_Paragraph_20_Font"><text:span text:style-name="T1">o</text:span></text:span>mpta est curatio, sed diligentiam exigit<text:line-break/>majorem dign<text:span text:style-name="Default_20_Paragraph_20_Font"><text:span text:style-name="T1">a</text:span></text:span>tio, de qua aule nos <text:span text:style-name="Default_20_Paragraph_20_Font"><text:span text:style-name="T1">n</text:span></text:span>emo quantum res po-<text:line-break/>scebat conscripsiti Itaque mirum non eftm ultos tantum cu-.<text:line-break/>rando hallucinari, quantum a dignotione aberraut. Non-<text:line-break/>nulli enim casu quodam in graves saepe morbos inciderunt,<text:line-break/>velut temulenti vel sole exusti vel refrigerati vel labore. fa-<text:line-break/>ligati vel vigilias passi vel furore concitati, aut alia quavis<text:line-break/>causa quae pense taedere idonea sitassecti, deinde omnia<text:line-break/>ob causam quae antecessit accidere , neque aliam subesse as-<text:line-break/>sectionem arbitrati, negligentius victus rationem instituentes<text:line-break/>non intellexerunt scfe in incurabilem aut aegre quidem su-<text:line-break/>nabilem morbum ruere. ob id igitur adhibenda omnino di-<text:line-break/>ligentia est,. quemadmodum Hippocrates admonet, ut non<text:line-break/>solum futura praenuscamus, fed et praeterita et praesentia<text:line-break/>cognoscamus. Etenim quod nunc proponimus adeam artis<text:line-break/>partem attinet,. quod et nos quam dilucide poterimus ori-</text:p>
      <text:p text:style-name="P5">plicabimus. Neque parvi refert an aegrotum jam lavere<text:line-break/>confidereque, an sibi cavere ac se tueri jusseris. Acceden-<text:line-break/>tes igitur ad aegrotum in primis quae in ipso sunt praecipua,<text:line-break/>deinde vero esta contemplari oportet, ne minimum quid-<text:line-break/>dam, si fieri omnino possit, omittentes. Siquidem ut indica-<text:line-break/>tioni quae a maximis sumitur magis aut minus credamus,<text:line-break/>ex aliorum accessi<text:span text:style-name="Default_20_Paragraph_20_Font"><text:span text:style-name="T1">o</text:span></text:span>ne efficitur.. Maxima vero signa in febri-<text:line-break/>citantibus omnibus ex pulsibus et urinis petuntur, quibus<text:line-break/>alia omnia quae in facie esse docet Hippocrates et quae ah<text:line-break/>accubatione et respiratione, quaeque ab excrementis tum<text:line-break/>superiorum tum insertorum partium sumuntur , atque etiam<text:line-break/>si quod appareat symptoma in quacunque corporis parte<text:line-break/>aut ejus actione, qualia ille sescenta an sexcentis locis leri-<text:line-break/>psit, addenda sunt, .neque ex his ullum oscitantur praeter-.<text:line-break/>eundum esu Haec quidem febrium omnium communia sunt.<text:line-break/>Itaque in his etiam simplicissimis, de quibus praesens est<text:line-break/>disputatio, nullum h<text:span text:style-name="Default_20_Paragraph_20_Font"><text:span text:style-name="T1">o</text:span></text:span>rum relinquendum est, Perspectis au-</text:p>
      <text:p text:style-name="P5">tem tum ex pulsibus tum urinis febris moribus; pulsibus<text:line-break/>quidem nullam inflammationis notam, nullamque omnino<text:line-break/>in uno arteriae percussu inaequalitatem habentibus, aut si<text:line-break/>habeaht, prorsus obscuram, urinis vero vel eas quae feeun-<text:line-break/>dum naturam habent omnino imitantibus vel a naturali sta-<text:line-break/>tu parum deflectentibus, ad alia quae ante commemoravi-<text:line-break/>mus- omnia veniendum esu Quumque omnia velut con<text:span text:style-name="Default_20_Paragraph_20_Font"><text:span text:style-name="T1">c</text:span></text:span>entu<text:line-break/>quodam consonent, jam .fidendum est quaerendumque, si lu--<text:line-break/>bet, ab aegroto, num qua causa evidens praecesserit, quod<text:line-break/>si fateatur aeger,. expectatu prima febris <text:span text:style-name="Default_20_Paragraph_20_Font"><text:span text:style-name="T1">s</text:span></text:span>olutione protinus<text:line-break/>lavandus est, quum fidelior tibi dign<text:span text:style-name="Default_20_Paragraph_20_Font"><text:span text:style-name="T1">a</text:span></text:span>tio fiat ex ipsa solutio-<text:line-break/>uls forma. Nam tunc arteriarum motus huic omnino, qui in<text:line-break/>fanis est; assimilatur; Quum is in nulla alia febre ad natu-<text:line-break/>-ralem statum redeat; etiamsi temporis spatium inter prioris<text:line-break/>accessionis finem et sequentis initium longum sit, velut in<text:line-break/>tertianis et quartanis, in quibus iemper febris vestigium re-<text:line-break/>. linquitur, -In diariis vero. cessante accessione omnia simul</text:p>
      <text:p text:style-name="P5">signa abolentur, harum tamen plurimae in madores folvun-<text:line-break/>tur, nonnullae in suaves ac le<text:span text:style-name="Default_20_Paragraph_20_Font"><text:span text:style-name="T1">n</text:span></text:span>es sudores , aut omnino ve--<text:line-break/>lut vapor aliquis copiosus ex imo corpore exhalat. Sed et<text:line-break/>urinae eo tempore longe quam per initia meliores tibi ap-<text:line-break/>parebuut. Neque vero si quis cum febre caput aut partem<text:line-break/>aliam dolor occuparit, ic amplius manet. Si vero et aeger<text:line-break/>facile morbum ferat, certissimum est indicium, quod velut<text:line-break/>impressum quoddam sigillum omnium maxime febris man-<text:line-break/>fuetudinem exprimet. Quod si, dum lavantur, insolitum fii-<text:line-break/>geris h<text:span text:style-name="Default_20_Paragraph_20_Font"><text:span text:style-name="T1">o</text:span></text:span>rrorem aliamque molestiam non sentiant, ac deinde<text:line-break/>post lavationem facile tolerent et bene ferant, cibus offeren-<text:line-break/>dus vinumque potui dandum est sine formidine, quantum<text:line-break/>res praesens efflagitat. Nos vero, ut nosti, ab aegroto scisci-<text:line-break/>tari non sustinentes causam quae praecesserit dicere cuna.-<text:line-break/>mur, quod maximum est argumentum eum non errare, qui<text:line-break/>talem sit adeptus facultatem. ..Si vero manentibus adhuc<text:line-break/>animi motibus aegrotum contempleris., maxime ex pultibus,</text:p>
      <text:p text:style-name="P5">ut in libris de pulsibus declaratum est, deinde ex estis di-<text:line-break/>gnotio petenda est. Quod si hi fedati fuerint, affectum vero<text:line-break/>reliquerint, ex pulsibus quidem perturbationum quae fe-<text:line-break/>luem attulerunt indicium obscurum habebis, fed reliqua<text:line-break/>sine pulsibus tibi sufficient, in omnibus enim ut plurimum<text:line-break/>urinae rufae apparent. His vero qui ex moerore laborant<text:line-break/>acrimonia potius quam caloris abundantia inest, quemad-<text:line-break/>modum contra iis qui ex iracundia. Sedet corporismacies<text:line-break/>in his quos moeror quam quos cura conferit manifestior<text:line-break/>conspicitur , oculorumque cavitas et insueta quaedam deco-<text:line-break/>loratio , quae quidem et aliorum qui quomodocunque cogi.-<text:line-break/>talionem exercuerint communia fiunt. Verum ex oculis<text:line-break/>maxime discernere licet, ex quibus et in sanis quoque animi<text:line-break/>mores coniicere possis. At in aegrotis perspicua magis tibi<text:line-break/>signa erunt, si accurate conspicere queas. Sic illi quidem<text:line-break/>ab .affectis moerore disti<text:span text:style-name="Default_20_Paragraph_20_Font"><text:span text:style-name="T1">n</text:span></text:span>guendi sunt, qui in disciplinis et<text:line-break/>speculationibus mentem exercuerunt. Eos vero, qui ex peri<text:line-break/>vigiliis- febricitar<text:span text:style-name="T9">ant</text:span>, t<text:span text:style-name="T9">um </text:span>decolorationis differentia ab aliis</text:p>
      <text:p text:style-name="P5">discriminat, ipsis enim fubtumida facies est, tum manife-<text:line-break/>stus oculorum motus. Vix enim palpebras attollunt, palpe-<text:line-break/>hrisque inest humiditas , nam moerore et cura affectis mare-<text:line-break/>fenus. Caeterum cavitas commune omnium symptoma- est,<text:line-break/>nempe tristitiae, vigiliarum et cogitationis <text:span text:style-name="Default_20_Paragraph_20_Font"><text:span text:style-name="T1">et siudii, </text:span></text:span>non ta-<text:line-break/>men iracundlae in qua nec <text:span text:style-name="Default_20_Paragraph_20_Font"><text:span text:style-name="T1">o</text:span></text:span>culorum cavitas nec decolora-<text:line-break/>tio manifesta conspicitur. Calor quoque uberior est, ex alto- .<text:line-break/>que corpore celeriter erumpit , nec pulsus magnitudo perit,<text:line-break/>quemadmodum in vigiliis, moestitia et cogitationibus. Ab ira-<text:line-break/>candia itaque evidentissime haec distinguuntur, illa vero in-<text:line-break/>ter <text:span text:style-name="Default_20_Paragraph_20_Font"><text:span text:style-name="T1">t</text:span></text:span>e quemadmodum ante diximus. Quibus autem lassitudo<text:line-break/>febrem intulit, aridior quam in alia quacunque diaria cutis<text:line-break/>redditur. Quod omnium quidem ex lassitudine febricitan-<text:line-break/>tium ad accessionis usque vigorem est commune, a quo tem-<text:line-break/>pore plurimis qui quidem immoderate non laborarint, lm-<text:line-break/>mor aut vapor calidus ex intimo corporeerumpit. . Quibus-<text:line-break/>dam vero post rigorem siccitas perseverat , praecipueque da-<text:line-break/>bore vexatis stupra modum aut refrigeratis aut exustis una</text:p>
      <text:p text:style-name="P5">cum defatigatione. Nec .etiam modo eodem habent pulsus in<text:line-break/>utrisque. Siquidem immodice defatigati parvos , alii vero<text:line-break/>magnos obtinent. Febres vero quae ex cutis densitate na-<text:line-break/>fcuntur, haec autem densatur .aut frigore- aut qualitate assa-<text:line-break/>tim astringente, velut inico, qui se aluminosa laverat aqua,<text:line-break/>omnium solae adstricta fiunt affecti<text:span text:style-name="Default_20_Paragraph_20_Font"><text:span text:style-name="T1">o. </text:span></text:span>Has vero tactu depre-.<text:line-break/>heu dero licet, quemadmodum et squalidas et quae ex lassi-<text:line-break/>tudine et solis ardore contrahuntur.- Neque enim earum<text:line-break/>densitas excerci talum tactum latere p<text:span text:style-name="Default_20_Paragraph_20_Font"><text:span text:style-name="T1">o</text:span></text:span>test. Caete<text:span text:style-name="Default_20_Paragraph_20_Font"><text:span text:style-name="T1">r</text:span></text:span>um caloris<text:line-break/>motus expromitur, quem quidem primo occursu mitem,<text:line-break/>deinde acriorem, si diutius tangendo immoretur, manus sen-<text:line-break/>tiet, urinae tamen rosae non apparent neque corporis moles<text:line-break/>concidit,. proinde neque oculi cari sunt neque aridi, verum<text:line-break/>in quibusdam humidiores ac prominentiores quam pro na-<text:line-break/>turali constitutione visuntur. Sed nec pulsus ut in moerore,<text:line-break/>cura, .vigiliis aut . immoderatis excerci talionibus minores<text:line-break/>sunt. In diariis .vero, quae ex bubone contrahuntur, pulsus</text:p>
      <text:p text:style-name="P5">sunt maximi, celeres ac crebri, calorqne multus et a rigore<text:line-break/>statim humor quidam ex alto corpore ad cutem fertur casi-<text:line-break/>dus, sed tamen suavis. Ejusmodi enim febres omnium mi-<text:line-break/>nime acres mordacesque sunt: iti his facies omnino rubi-<text:line-break/>cunda, ac tumidiuscula fubalbidaeque urinae apparent. Com-<text:line-break/>munis autem omnibus ephemeris est pulsus aequalitas. In<text:line-break/>harum. enim paucis admodum inaequalitas in uno arteriae<text:line-break/>percussu conspicitur , sed nec ipsa quidem omnino evidens<text:line-break/>neque manifesta. Hactenus de diariarum. notis. .</text:p>
      <text:h text:style-name="Heading_20_2" text:outline-level="2">Cap. HI. </text:h>
      <text:p text:style-name="P14"><text:span text:style-name="T9">O</text:span>mnes quidem balneo curandae sunt.<text:line-break/>Quod si .ex cutis densitate aut bubonibus febricitantes in<text:line-break/>balnei aere immorari [usseris, haudquaquam laedes. Resi-<text:line-break/>qui vero omnes ab aere abducendi quam citissime sunt. At<text:line-break/>in aqua diutissime versari, li velint, permittendum. Caete-<text:line-break/>rum amplius fricandi eum oleo sunt tepente ac largo, mulsi-<text:line-break/>bus manibus maximeque qui ex fatigaticne, post bos qui ex<text:line-break/>astricta ente, deinde vero qui ex bubone febricitant. Hi au-</text:p>
      <text:p text:style-name="P5">tem quam fieri p<text:span text:style-name="Default_20_Paragraph_20_Font"><text:span text:style-name="T1">o</text:span></text:span>ssit creberrime lavandisunt, cibandi vero<text:line-break/>saepe qui ex lassitudine laborant, sed <text:span text:style-name="Default_20_Paragraph_20_Font"><text:span text:style-name="T1">n</text:span></text:span>on qui ex cutis astri-<text:line-break/>ctione aut bubone, horum autem utrique tenuem efflagitant<text:line-break/>victum. Fatigatis ver<text:span text:style-name="Default_20_Paragraph_20_Font"><text:span text:style-name="T1">o</text:span></text:span> ea comesse quae probe conficiant im-<text:line-break/>perare oportet, evitata sola cruditate. Quin etiam vini tantum<text:line-break/>bibere quantum concoquere possint. Horum autem .modum .<text:line-break/>uti et aliorum <text:span text:style-name="Default_20_Paragraph_20_Font"><text:span text:style-name="T1">o</text:span></text:span>mnium ex viribus, aetate, natura, temperie<text:line-break/>et consuetudine aegrotantis, anui tempore .regione et id ge-<text:line-break/>nus aliis metiri convenit. A rino vero , qui ex bubone fe-<text:line-break/>brem conceperunt, donec is solutus sit, arcendi sunt. At<text:line-break/>astricti vel refrigerati , si quidem affectus lenis sit ac humo-<text:line-break/>rum plenitudo^ minime adsit, prohiberi a vino non debenti<text:line-break/>Quod si vehementius refrigerati sint aut humo<text:span text:style-name="Default_20_Paragraph_20_Font"><text:span text:style-name="T1">r</text:span></text:span>um plenitus<text:line-break/>dine laborent; vini abstinentia conserti Qui ver<text:span text:style-name="Default_20_Paragraph_20_Font"><text:span text:style-name="T1">o</text:span></text:span>. ex vigiliis<text:line-break/>aut aliquo animi affectu in febrem inciderunt, ubi su leve-<text:line-break/>rint; humido et boni succi victu reficiendi sunt. Vinum au-<text:line-break/>tein maxime quidem omnibus iis qui pervigilarint intrepide</text:p>
      <text:p text:style-name="P5">dandum est; praelerquam quibus caput dol<text:span text:style-name="Default_20_Paragraph_20_Font"><text:span text:style-name="T1">o</text:span></text:span>re afficitur aut<text:line-break/>tempora pulsant. Quod et in omnibus aliis observandum est.<text:line-break/>Sed et ira, tristitia et cura affectis. vinum exhibendum est,<text:line-break/>excandescentia vero febricitantibus non ante quam ab eo<text:line-break/>affectu omnino conquieverint; nam prius vino uti tuto nun<text:line-break/>possunt. Perpetuo autum infestanti causae contraria oppo-<text:line-break/>nenda sunt remedia, labori quidem quies, vigiliis <text:span text:style-name="Default_20_Paragraph_20_Font"><text:span text:style-name="T1">s</text:span></text:span>omnus,<text:line-break/>irae; tristitiae et excandescentiae sermones; actiones, specta-<text:line-break/>cula et rerum narrationes; quae animo v<text:span text:style-name="Default_20_Paragraph_20_Font"><text:span text:style-name="T1">o</text:span></text:span>luptatem afferant.<text:line-break/>Sic et qui cogitatione laborat, ab. hoc omnino cesset; <text:span text:style-name="Default_20_Paragraph_20_Font"><text:span text:style-name="T1">E</text:span></text:span>t qui<text:line-break/>ex bubone febrem contraxit, hunc ipfum curet; atque in<text:line-break/>primis ulcus; ex quo ortum bubo habuit. Haec. quidem de<text:line-break/>diariarum tum signis tum remediis abunde dieta sint. Aliae<text:line-break/>vero .febres aut ex inflammati<text:span text:style-name="Default_20_Paragraph_20_Font"><text:span text:style-name="T1">o</text:span></text:span>ne aut humoribus accen-<text:line-break/>dantur.: Et quae ex inflammati<text:span text:style-name="Default_20_Paragraph_20_Font"><text:span text:style-name="T1">o</text:span></text:span>ne ortum habent; iusiamma-<text:line-break/>tarum pa<text:span text:style-name="Default_20_Paragraph_20_Font"><text:span text:style-name="T1">r</text:span></text:span>tium velut s<text:span text:style-name="Default_20_Paragraph_20_Font"><text:span text:style-name="T1">y</text:span></text:span>mptomata quaedam fiunt, morbusq.ue<text:line-break/>ah assecla parte denominationem fere accipit , ut phrenitis, .</text:p>
      <text:p text:style-name="P7">peripneumonia,- pleuritis et alii id genus, de quibus postea<text:line-break/>disseremus.</text:p>
      <text:h text:style-name="Heading_20_2" text:outline-level="2">Cap. IV. </text:h>
      <text:p text:style-name="P15">Quae vero ex humoribus accenduntur et<text:line-break/>eo ipso nomine febres vocantur et sunt; non autem morbo-<text:line-break/>rum symptomata, fed ipfae morbi, quarum aliae.sine fym-<text:line-break/>ptomatis, haeque Iane mitissimae sunt; usiae verti una cum<text:line-break/><text:span text:style-name="Default_20_Paragraph_20_Font"><text:span text:style-name="T1">s</text:span></text:span>ymptomatis infestant. De prioribus quidem quae fympto-<text:line-break/>matis carent nostra erit disputatio, in quibus maxime si<text:line-break/>fieri possit primo statim die febris qualisnam sit dignuscenda<text:line-break/>est, diuturnam a<text:span text:style-name="Default_20_Paragraph_20_Font"><text:span text:style-name="T1">n</text:span></text:span> acum, intermittens an continens. Quod<text:line-break/>si die primo id assequi non possis , fecundo saltem ejus spe-<text:line-break/>clam invenire tentabis. At si nec eo quidem die certi quin-<text:line-break/>quam habueris, tertius certe omnino tibi manifestius quid-.<text:line-break/>piam adferet. Nam paucae admodum febres ad exactam fui<text:line-break/>dig<text:span text:style-name="Default_20_Paragraph_20_Font"><text:span text:style-name="T1">n</text:span></text:span>otiouem quartum diem desiderant. Quibus vero siguis<text:line-break/>febris species deprehendi possit, quam brevissime fleri pote-<text:line-break/>rit tibi explicabo. Nam de his omnibus alibi fusius atque<text:line-break/>manifestius disputatum est.</text:p>
      <text:h text:style-name="P13" text:outline-level="2">Cap. v. </text:h>
      <text:p text:style-name="P15">Quae igitur cum rigore invadunt, non abs<text:line-break/>re ex eurum numero esse , quae circuitu quodam repetunt,<text:line-break/>duxeris. Tertianae enim atque quartanae omnino cum ri-<text:line-break/>g<text:span text:style-name="Default_20_Paragraph_20_Font"><text:span text:style-name="T1">o</text:span></text:span>re accessi<text:span text:style-name="Default_20_Paragraph_20_Font"><text:span text:style-name="T1">o</text:span></text:span>nem faciunt. Sed tertianae faepe cum vehe-<text:line-break/>menti rigore prima statim accessione incipiunt. Quartanam<text:line-break/>vero nunquam cum vehementi rigore incipere vidimus , fed<text:line-break/>temporis progressu rigori vehementiam accedere. Adde quod<text:line-break/>plerumque ab initio statim haec febris <text:span text:style-name="Default_20_Paragraph_20_Font"><text:span text:style-name="T1">simul</text:span></text:span> non ingruit,<text:line-break/>fed aliis antegressis contingit. Quartana igitur erraticis, quas<text:line-break/>vocant, febribus ob pituitam succedit. Vix autem citra oris<text:line-break/>ventriculi iniuriam fit quotidiana, quemadmodum nec sine<text:line-break/>lienis vitio quartana, nec tertiana absque jecoris offensione.<text:line-break/>Quin etiam si cum vehementi rigore febris initium coeperit,<text:line-break/>tertianam magis quam aliquam aliam esse jure fateberis.<text:line-break/>Quod si et alia quae deinceps dicentur c<text:span text:style-name="Default_20_Paragraph_20_Font"><text:span text:style-name="T1">o</text:span></text:span>nsentiant, hanc<text:line-break/>quidem statim primo die tertianam esse dignosces. Sin cum<text:line-break/>levi rigore inceperit, tum aliae notae potius considerandae</text:p>
      <text:p text:style-name="P5"><text:span text:style-name="Default_20_Paragraph_20_Font"><text:span text:style-name="T1">sun</text:span></text:span>t , quum non quotidiana f<text:span text:style-name="Default_20_Paragraph_20_Font"><text:span text:style-name="T1">o</text:span></text:span>luin aut quartana; Ced et se-<text:line-break/>mi tersi ana aut alia ex continuarum genere aliqua esse pus-<text:line-break/>sit. Alia vero indicia ex caloris tum qualitate tum quanti-<text:line-break/>tale arteriarnmqne motu et ex rig<text:span text:style-name="Default_20_Paragraph_20_Font"><text:span text:style-name="T1">o</text:span></text:span>ris sensus specie, anni<text:line-break/>tempore, regione, aeris conditione, aegrotantis <text:span text:style-name="Default_20_Paragraph_20_Font"><text:span text:style-name="T1">n</text:span></text:span>atura ac ae-<text:line-break/>sate atque ex iis quae praecesserunt ac sequuntur petenda<text:line-break/><text:span text:style-name="Default_20_Paragraph_20_Font"><text:span text:style-name="T1">t</text:span></text:span>unt. Natu calor quidem multus acrisque esse debet, pulsus<text:line-break/>vero magni et calidi, vehementes; celeres ac frequentes, om-<text:line-break/>nis inaequalitatis praeter quam febrilis expertes. Rig<text:span text:style-name="Default_20_Paragraph_20_Font"><text:span text:style-name="T1">o</text:span></text:span>r<text:line-break/>veru, velut quum corpus ab aliquo acuto magis quam sii-<text:line-break/>gido pungitur; quum in quartanis et quotidianis frigidus<text:line-break/>rigor fentiatur. Anni vero tempus aestivum sit; quemadmo-<text:line-break/>dum .et regio calida et praescns aeris conditio; laborantis<text:line-break/>quoque natura calidior ac biliofior sit ; aetas ad<text:span text:style-name="Default_20_Paragraph_20_Font"><text:span text:style-name="T1">o</text:span></text:span>lescentia;<text:line-break/>praecesseritque exercitatio magis quam otium , aestus quam<text:line-break/>refrigeratio, rictus parcus quam largus; Vigiliae qu<text:span text:style-name="Default_20_Paragraph_20_Font"><text:span text:style-name="T1">o</text:span></text:span>que et<text:line-break/>moerores et lassitudines pertinacesque curae ad id magnum</text:p>
      <text:p text:style-name="P5">habent momentum. Quod si eo tempore multos tertianis cor-<text:line-break/>ripi contigerit, marinam ejus febris una cum jam declara-<text:line-break/>lis argumentum erit. Haec autem omnia si adfuerint aut<text:line-break/>eorum maxima et praecipua vehemensque sitis, vomitus<text:line-break/>item biliosus veI sudor vel utrumque superveniat, jam tum<text:line-break/><text:span text:style-name="Default_20_Paragraph_20_Font"><text:span text:style-name="T1">fabris</text:span></text:span> perspicue apparebit. Quod si post haec a febre con-<text:line-break/>quieverit aeger, hac inquam febre, quae ex suo motu omni-<text:line-break/>bus est cognita, relinquatur vero propria febrium in arte-<text:line-break/>tuarum motu inaequalitas, aeque pro certo hanc esse tertia-<text:line-break/>nam pronuntiare possis, ac si tertio jam die accessionem vi-<text:line-break/>deas rediisse.</text:p>
      <text:h text:style-name="Heading_20_2" text:outline-level="2">Cap. VI.. </text:h>
      <text:p text:style-name="P15">Quartana vero,. nam et hujus notas tibi<text:line-break/>commemorare oportet, evidentissimum quidem fui indicium<text:line-break/>praebet f nitio statim accessionis, quando ipsi adhucaegroti<text:line-break/>rigent. Pulsus enim admodum raros ac tardos obtinet, feti<text:line-break/>necessario dumtud rigorem pervenit-vel adhuc etiam luere-</text:p>
      <text:p text:style-name="P5">scit celeres ac crebros; servatur tamen et tunc nativa eo...<text:line-break/>rum tarditas ac raritas, si celeritatem et frequentiam adje-<text:line-break/>ctam accessioni confideres. Etenim si quartanae febris vi-<text:line-break/>gorem. cum tertianae rigore compares, multo celerius ac<text:line-break/>frequentius in tertiana arteriae tibi micare videbuntur, at-<text:line-break/>q<text:span text:style-name="Default_20_Paragraph_20_Font"><text:span text:style-name="T1">n</text:span></text:span>e unius motus in quartana inaequalitas ejus speciem com-<text:line-break/>monstrat. Nam communem <text:span text:style-name="Default_20_Paragraph_20_Font"><text:span text:style-name="T1">o</text:span></text:span>mnium febrium in uno appulsu<text:line-break/>arteriae inaequalitatem evidentissimam in hac invenire li-<text:line-break/>cet : multo enim concitatius principium motus et finem<text:line-break/>quam medium invenies, qu<text:span text:style-name="Default_20_Paragraph_20_Font"><text:span text:style-name="T1">o</text:span></text:span>d in tertianis non ita habet, in<text:line-break/>his enim celeritatis excessus maximeque in vigore brevis<text:line-break/>est. Quin etiam caliditatis n<text:span text:style-name="Default_20_Paragraph_20_Font"><text:span text:style-name="T1">o</text:span></text:span>tis hae febres distinguuntur.<text:line-break/>Tertiana<text:span text:style-name="Default_20_Paragraph_20_Font"><text:span text:style-name="T1">r</text:span></text:span>um enim calorem et ardorem ac tanquam fervo-<text:line-break/>rem in quartanis haudquaquam reperies. Haec quidem ma-<text:line-break/>xima signa sunt, reliqua vero externa, neque haec funt omit-<text:line-break/>tenda. Quin aegrotantis natura consideranda est, num ad<text:line-break/>atram bilem magis declinet et an tempus anni autumnus</text:p>
      <text:p text:style-name="P5">sit, praescnsq<text:span text:style-name="Default_20_Paragraph_20_Font"><text:span text:style-name="T1">n</text:span></text:span>e aeris constitutio inaequalis. Sic vero et loci<text:line-break/>et morb<text:span text:style-name="Default_20_Paragraph_20_Font"><text:span text:style-name="T1">o</text:span></text:span>rum tum ingruentium natura inspicienda et num<text:line-break/>lien intumuerit , febresque inordinatae praecesserint et aetas<text:line-break/>xigorem excesserit febrisque in sudores desierit.; in hac enim<text:line-break/>vomitus bilis expectandus non est, quemadmodum neque in<text:line-break/>quotidianis, quum id tertianarum pr<text:span text:style-name="Default_20_Paragraph_20_Font"><text:span text:style-name="T1">o</text:span></text:span>prium sit. Quod si<text:line-break/>pacata febre febris signum adhuc permaneat et pulsus natu-<text:line-break/>pali sit rarior ac ta<text:span text:style-name="Default_20_Paragraph_20_Font"><text:span text:style-name="T1">r</text:span></text:span>dior, palam est ipsam qua<text:span text:style-name="Default_20_Paragraph_20_Font"><text:span text:style-name="T1">r</text:span></text:span>tanam esse.</text:p>
      <text:h text:style-name="Heading_20_2" text:outline-level="2">Cap. Ull. </text:h>
      <text:p text:style-name="P15">Quotidia<text:span text:style-name="Default_20_Paragraph_20_Font"><text:span text:style-name="T1">n</text:span></text:span>am autum febrem his maxime<text:line-break/>notis deprehendes, Calor necessario . humentior est cum<text:line-break/>quadam acrimonia , quam non protinus admota manus sed<text:line-break/>permanens sentit. Caliditatem enim quandam fumor<text:span text:style-name="Default_20_Paragraph_20_Font"><text:span text:style-name="T1">u</text:span></text:span>m cum<text:line-break/><text:span text:style-name="Default_20_Paragraph_20_Font"><text:span text:style-name="T1">l</text:span></text:span>argo vapore commistam exire putabis, igne in multa lrumi-<text:line-break/>ditate potius. suffocato , quam ipfo materiam evincente. Sed<text:line-break/>et. lrarum pulsus minores sunt quartanarum pulsibus, quam<text:line-break/>quartanarum gustus sint tertianarum. Rursus quotidiana-</text:p>
      <text:p text:style-name="P5">rum pulsus tanto sunt tertianarum pulsibus rariores, quanto<text:line-break/>his quartanorum pulsus. At.i<text:span text:style-name="Default_20_Paragraph_20_Font"><text:span text:style-name="T1">n</text:span></text:span> utrisque eadem est tarditas.<text:line-break/>Verum haec febris minorem adfert sitim : hanc itaque quar-<text:line-break/>tana tantum excedit, quantum quartanam tertiana. Atque<text:line-break/>in tertianis quidem lingua totum que corpus aridissimum<text:line-break/>est, i<text:span text:style-name="Default_20_Paragraph_20_Font"><text:span text:style-name="T1">n</text:span></text:span> luis vero febribus humidissimum, vomitionesque pi-.<text:line-break/>l<text:span text:style-name="Default_20_Paragraph_20_Font"><text:span text:style-name="T1">e</text:span></text:span>ntulae et quicquid per ventrem excernitur frigidius, humi-<text:line-break/>dius , erudias , aquosius et pituitosus est. Et in hisce febri-<text:line-break/>bus universum corpus crudis humoribus fcatet. Siquidem<text:line-break/>hae aetatibus, naturis, a<text:span text:style-name="Default_20_Paragraph_20_Font"><text:span text:style-name="T1">n</text:span></text:span>ni temporibus et temperaturis hu-<text:line-break/>midioribus accidunt. Nunquam enim adolescentem biliosum<text:line-break/>ac <text:span text:style-name="Default_20_Paragraph_20_Font"><text:span text:style-name="T1">n</text:span></text:span>atura siccum hac febre correptum vidimus. Pueri vero<text:line-break/>praesertim natu min<text:span text:style-name="Default_20_Paragraph_20_Font"><text:span text:style-name="T1">or</text:span></text:span>es, et ex grandioribus, qui pituitosi tua-<text:line-break/>gis ac corp<text:span text:style-name="Default_20_Paragraph_20_Font"><text:span text:style-name="T1">o</text:span></text:span>ris habitu crasso fiunt, vitamque agunt oti<text:span text:style-name="Default_20_Paragraph_20_Font"><text:span text:style-name="T1">o</text:span></text:span>fam<text:line-break/>gulae i<text:span text:style-name="Default_20_Paragraph_20_Font"><text:span text:style-name="T1">n</text:span></text:span>dulge<text:span text:style-name="Default_20_Paragraph_20_Font"><text:span text:style-name="T1">n</text:span></text:span>tes et ebrietati dedisse crebro balneis maxi-<text:line-break/>meque a cibo utentes quotidianis facile corripiuntur, fed et<text:line-break/>locus humidior et tempus hibernum aerisque constitutio</text:p>
      <text:p text:style-name="P5">humidior hanc maxime. febrem invehunt , quae si tunc<text:line-break/>etiam in regione grassetu<text:span text:style-name="Default_20_Paragraph_20_Font"><text:span text:style-name="T1">r</text:span></text:span>, praeter ante dicta maximam ad-<text:line-break/>feret cognitionem. Verum herum febrium declinationes uti<text:line-break/>tertiana<text:span text:style-name="Default_20_Paragraph_20_Font"><text:span text:style-name="T1">r</text:span></text:span>um et quartana<text:span text:style-name="Default_20_Paragraph_20_Font"><text:span text:style-name="T1">r</text:span></text:span>um sudoribus non finiuntur, unde<text:line-break/>neque ad manifestam febris remissionem paucis quibusdam.<text:line-break/>exceptis perveniunt. Urinae autem procedente febre totius<text:line-break/>morbi tempora docent, initio vero febris fpecicm ostendunt^<text:line-break/>In quotidianis enim aut albae vel tenues vel crassae et tur-.<text:line-break/>buleutae .aut rubrae apparent. In tertianis rufae vel lubru-<text:line-break/>fae. In quartanis vero variae, sed crudae omnes. Atque hae<text:line-break/>quidem sunt febrium intermittentium notae.</text:p>
      <text:h text:style-name="Heading_20_2" text:outline-level="2">Cap. VIll. </text:h>
      <text:p text:style-name="P15">Febres autem assiduas ex eo quidem ma-<text:line-break/>xime cognosces, quod nullum ex iis signum habeant, quae<text:line-break/>debere inesse intermittentibus d<text:span text:style-name="Default_20_Paragraph_20_Font"><text:span text:style-name="T1">o</text:span></text:span>cuimus, et si intra quatu<text:span text:style-name="Default_20_Paragraph_20_Font"><text:span text:style-name="T1">o</text:span></text:span>r<text:line-break/>et viginti h<text:span text:style-name="Default_20_Paragraph_20_Font"><text:span text:style-name="T1">o</text:span></text:span>ras n<text:span text:style-name="Default_20_Paragraph_20_Font"><text:span text:style-name="T1">o</text:span></text:span>n desinant febres, quaesi inaequale face-<text:line-break/>rint incrementum, praeter alias n<text:span text:style-name="Default_20_Paragraph_20_Font"><text:span text:style-name="T1">o</text:span></text:span>las maj <text:span text:style-name="Default_20_Paragraph_20_Font"><text:span text:style-name="T1">o</text:span></text:span>rem .temporis<text:line-break/>diuturnitatem praenunciant, atque adeo si et, quod proprium</text:p>
      <text:p text:style-name="P5">est febrium, evidens in pulsibus signum obtineant. At si ne-<text:line-break/>que ordinem . neque aequalitatem neque numeros scrvent,<text:line-break/>argumentum erit tum earum magnitudinis tum quod lex<text:line-break/>genere .intermittentium non sint. Quod si tales permaneant<text:line-break/>est .tertio die accessio major alvique.. excrementa et urinae<text:line-break/>omnino crudae .appareant, non possunt septimo ejusmodi<text:line-break/>febres judicari. .Si vero dies quartus tertio similis videatur<text:line-break/>et febris velut langueat, nec facies nec universa corporis<text:line-break/>habitudo concidat , in longum tempus hoc febris genus pro-<text:line-break/>trahi folet. Atque hae. quidem funt febrium differentiae,<text:line-break/>quae sine symptomatis sunt.</text:p>
      <text:h text:style-name="Heading_20_2" text:outline-level="2">Cap. IX.</text:h>
      <text:p text:style-name="P15"><text:s/>Deinceps vero singularum curatio trade.<text:line-break/>t<text:span text:style-name="Default_20_Paragraph_20_Font"><text:span text:style-name="T1">n</text:span></text:span>r ac primum quidem intermittentium, deinde continua-<text:line-break/>rum, quas vocant febrium. Ex intermittentibus quidem bre-<text:line-break/>vissima simul. et mansuetissima tertiana est, longissima vero<text:line-break/>sed tuta quantum in fe est quartana. Quotidiana vero longa<text:line-break/>est et periculo non vacat,. Itaque victus. rationem statim ab</text:p>
      <text:p text:style-name="P5">initio instituemus, universum morbi tempus considerantes.<text:line-break/>Nam in acutis et qui ad flatum celeriter perveniunt si quis<text:line-break/>tenuiter omnino cibum dare velit, haud magnopere laedet,.<text:line-break/>su longioribus vero, nisi per initia liberaliorem dederis ci-<text:line-break/>lium, aut una cum morbo hominem necabis aut intempestive<text:line-break/>victus ratio mutanda erit. Neque enim accedente statu ube-<text:line-break/>rior rictus quam prius instituendus est, sed contra omnium<text:line-break/>qui per morbum exhiberi debeant tenuissimus in id tempus<text:line-break/>reservandus est; .hoc quidem omnium commune esu Adhaec<text:line-break/>vero quae intermittentibus propria sint, considerare opor-<text:line-break/>tet , velut statim lu tertianis, neque enim male ab his auspi-<text:line-break/>cabimur, distinguendum per initia est, num exquisita ac ut<text:line-break/>Ita dicam legitima, an minime exquisita, feti velut fpuria sit,<text:line-break/>Tertiana enim exquisita septem ut tardissime circuitibus<text:line-break/>judscatur, minimeque periculosa esu Alteram autem non<text:line-break/>exquisitam aliquando alni autumno incipere et vere dest-<text:line-break/>nere, postea,- ut par erat tanto tempore, tum quod aegrotus</text:p>
      <text:p text:style-name="P5">imperanti medico non magnopere pareret, no<text:span text:style-name="Default_20_Paragraph_20_Font"><text:span text:style-name="T1">n</text:span></text:span>nihil etiam<text:line-break/>delinqueret, tum vero hiemis iniuria male afficeretur, ma-<text:line-break/>xime lie<text:span text:style-name="Default_20_Paragraph_20_Font"><text:span text:style-name="T1">n</text:span></text:span> intumuit et hypochondria flatu distenta sunt, tu-<text:line-break/>mor quidem decolor cpm in facie tum maxime in cruribus<text:line-break/>apparuit, adeo ut adolescenti timuerimus et majoribus uti<text:line-break/>remediis necessum suerit. Itaque haec febris nihil exquisitae<text:line-break/>te<text:span text:style-name="Default_20_Paragraph_20_Font"><text:span text:style-name="T1">r</text:span></text:span>tia<text:span text:style-name="Default_20_Paragraph_20_Font"><text:span text:style-name="T1">n</text:span></text:span>ae simile habet, quere ab initio distingui oportere<text:line-break/>dico. Nam quantum natura inter fe differunt, tantum rictus<text:line-break/>ratio<text:span text:style-name="Default_20_Paragraph_20_Font"><text:span text:style-name="T1">n</text:span></text:span>em variari aequum est:. Ut autem has optime disti<text:span text:style-name="Default_20_Paragraph_20_Font"><text:span text:style-name="T1">n-<text:line-break/></text:span></text:span>guas, salis mihi fuerit ea recensere, quae adolescenti accide-<text:line-break/>ru<text:span text:style-name="Default_20_Paragraph_20_Font"><text:span text:style-name="T1">a</text:span></text:span>t, quae exemplum documentaque tibi futura sint febrium<text:line-break/>non exquisite tertianarum. Medium erat a<text:span text:style-name="Default_20_Paragraph_20_Font"><text:span text:style-name="T1">n</text:span></text:span>ni tempus inter<text:line-break/>vergilianum occasum et qu<text:span text:style-name="Default_20_Paragraph_20_Font"><text:span text:style-name="T1">o</text:span></text:span>d hunc antecesserat aequi<text:span text:style-name="Default_20_Paragraph_20_Font"><text:span text:style-name="T1">n</text:span></text:span>o-<text:line-break/>ctium , in quo adolescentem circa fere ipsam auroram febris<text:line-break/>cum horrore corripuerat: quae neque in calore neque in<text:line-break/>pulsibus tertianae similis esse videbatur, imo nec vomitus<text:line-break/>biliosus scquutus est nec multus sudor, p<text:span text:style-name="Default_20_Paragraph_20_Font"><text:span text:style-name="T1">o</text:span></text:span>stridie vero ad</text:p>
      <text:p text:style-name="P5">horam -circiter tertiam paucus exiit mad<text:span text:style-name="Default_20_Paragraph_20_Font"><text:span text:style-name="T1">o</text:span></text:span>r, cum qu<text:span text:style-name="Default_20_Paragraph_20_Font"><text:span text:style-name="T1">o</text:span></text:span> et fe-<text:line-break/>bris evanuit , sini adeo sensim, ut circa vesperam vix febris<text:line-break/>expers aeger rideretur, nimirum relicto tunc in pulsibus<text:line-break/>evidente admodum febris ligno. Veram reliqua circa ve-<text:line-break/>sperant ac per totam noctem sacile omnino aeger serebat.<text:line-break/>Rursus vero circa tertii. diei auroram secunda recessio<text:line-break/>priori in <text:span text:style-name="Default_20_Paragraph_20_Font"><text:span text:style-name="T1">o</text:span></text:span>mnibus praeter quam tempore similis rediit <text:span text:style-name="Default_20_Paragraph_20_Font"><text:span text:style-name="T1">i</text:span></text:span> sie-<text:line-break/>quente enim nocte paulo ante diem exhalato vapore febris<text:line-break/>decessit circa quarti diei auroram , et reliquo toto autumno<text:line-break/>ac hieme, quo tempore aeg<text:span text:style-name="Default_20_Paragraph_20_Font"><text:span text:style-name="T1">r</text:span></text:span>otarit, tum reliqua <text:span text:style-name="Default_20_Paragraph_20_Font"><text:span text:style-name="T1">o</text:span></text:span>mnia tum<text:line-break/>accessionis et solutionis febris tempus eadem permanserunt.<text:line-break/>Adolescens- autem annos plus minus octodecim natus erat,<text:line-break/>aspectu albus ac pinguis, vitae deditus otiofiori priusque<text:line-break/>crebris tum crapulis tum lavationibus usus ac satietatibus,<text:line-break/>proinde cibos improbe concoquebat. Accessit vero et linio<text:line-break/>pulsus durities mediocris quidem in primo et secundo die,<text:line-break/>ini torti<text:span text:style-name="Default_20_Paragraph_20_Font"><text:span text:style-name="T1">o</text:span></text:span> vero et quarto et sequentibus usque ad septimum</text:p>
      <text:p text:style-name="P5">ad tantam pervenit duritiem, ut siquis loli pulsui credidisset,<text:line-break/>mult<text:span text:style-name="Default_20_Paragraph_20_Font"><text:span text:style-name="T1">o</text:span></text:span>rum esse mensium morbum putasset, ac talis permansit<text:line-break/>.usque ad veruum aequinoctium, in quo primum mollescere<text:line-break/>coepit. Postea rursus quadragesimo die ab hac tertiana pror-<text:line-break/>sus liberatus esit, paulatim pulsu emollescenteet accessione<text:line-break/>decrescente, uriuisque probum sedimentum habentibus, quae<text:line-break/>prius vehementer . crudae omnes erant. Haec quidem<text:line-break/>certe. maxime contraria est exquisitae tertianae. Resi-<text:line-break/>quas vero omnes intermedias quae permultae sunt ex<text:line-break/>definitis extremis haud difficile invenies. Si enim quae<text:line-break/>initio commentationis scripsimus tertianarum signa omnia<text:line-break/>adfuerint, exquisitam tertia<text:span text:style-name="Default_20_Paragraph_20_Font"><text:span text:style-name="T1">n</text:span></text:span>am esse testabuntur,: cujus<text:line-break/>accessi<text:span text:style-name="Default_20_Paragraph_20_Font"><text:span text:style-name="T1">o</text:span></text:span>nis tempus b<text:span text:style-name="Default_20_Paragraph_20_Font"><text:span text:style-name="T1">r</text:span></text:span>evissimum quidem <text:span text:style-name="Default_20_Paragraph_20_Font"><text:span text:style-name="T1">o</text:span></text:span>mnino quatu<text:span text:style-name="Default_20_Paragraph_20_Font"><text:span text:style-name="T1">o</text:span></text:span>r<text:line-break/>aut quinque aut sex h<text:span text:style-name="Default_20_Paragraph_20_Font"><text:span text:style-name="T1">o</text:span></text:span>rarum est, l<text:span text:style-name="Default_20_Paragraph_20_Font"><text:span text:style-name="T1">o</text:span></text:span>ngissimum vero<text:line-break/>undecim aut du<text:span text:style-name="Default_20_Paragraph_20_Font"><text:span text:style-name="T1">o</text:span></text:span>decim. Atque etiam harum urinae tertio<text:line-break/>aut omnin<text:span text:style-name="Default_20_Paragraph_20_Font"><text:span text:style-name="T1">o</text:span></text:span> quarto die concoctionis indicium ostendunt.<text:line-break/>His igitur notis abs<text:span text:style-name="Default_20_Paragraph_20_Font"><text:span text:style-name="T1">o</text:span></text:span>luta tertiana et spuria cognoscuntur.</text:p>
      <text:p text:style-name="P5">Ad hunc vero modum quartana et quotidiana distinguun-<text:line-break/>tur. Cui enim omnia insunt signa, quae prius in febribus<text:line-break/>quartanis scripsimus, germana exquifitaque quartana est. .<text:line-break/>Sini minus, spuria minimeque exquisita. Et ex quoti-<text:line-break/>dianis legitima quidem est; cui omnia quae diximus insunt,<text:line-break/>quae si non adsint, exquisita non est. Itaque febres spuriae<text:line-break/>non tam longae sunt quam quartana et quotidiana. Sed<text:line-break/>quemadm<text:span text:style-name="Default_20_Paragraph_20_Font"><text:span text:style-name="T1">o</text:span></text:span>dum vera tertiana acuta est, sic quartana et qu<text:span text:style-name="Default_20_Paragraph_20_Font"><text:span text:style-name="T1">o-<text:line-break/></text:span></text:span>tidiana diuturnae. Haec quidem lu his quae circuitu repe-<text:line-break/>funi c<text:span text:style-name="Default_20_Paragraph_20_Font"><text:span text:style-name="T1">o</text:span></text:span>nsideranda fonti In aliis vero febribus urinas, alui<text:line-break/>excrementa et universum corporis habitum inspicere opor-<text:line-break/>tet; calorem quoque et arteriarum motum. Ad haec alia<text:line-break/>quaecunque Hippocrates longaque experientia c<text:span text:style-name="Default_20_Paragraph_20_Font"><text:span text:style-name="T1">o</text:span></text:span>ntemplanda<text:line-break/>esse Iubent, nempe regiones, anni tempora; aeris constitu<text:span text:style-name="Default_20_Paragraph_20_Font"><text:span text:style-name="T1">e<text:line-break/></text:span></text:span>lienes, aetates et temperaturas c<text:span text:style-name="Default_20_Paragraph_20_Font"><text:span text:style-name="T1">o</text:span></text:span>rporum, consuetudines et<text:line-break/>antecedentes causas; quaeque una nutu morbis invadunt<text:line-break/>quaeque medio tempore apparent.- Omnia quidem ut cui-<text:line-break/>piam videri p<text:span text:style-name="Default_20_Paragraph_20_Font"><text:span text:style-name="T1">o</text:span></text:span>sset m<text:span text:style-name="Default_20_Paragraph_20_Font"><text:span text:style-name="T1">o</text:span></text:span>nita furit; sied revera haud ita res ha-</text:p>
      <text:p text:style-name="P5">bet. Qua<text:span text:style-name="Default_20_Paragraph_20_Font"><text:span text:style-name="T1">n</text:span></text:span>d<text:span text:style-name="Default_20_Paragraph_20_Font"><text:span text:style-name="T1">o</text:span></text:span>quidem quod maximum horum omnium est,<text:line-break/>dictu autem brevissimum , nondum explicatum esu Quid<text:line-break/>vero hoc est? Morbi et virium quantitas, res quidem quae<text:line-break/>verbo uno explicari possit.; ad usiam maxima est. Neque .<text:line-break/>enim bene praenoscere poteris, nisi horum cujusque quali-<text:line-break/>litate diligenter explorata. Non enim an morbus lustralis sit<text:line-break/>neo ne nec quando vel mori vel a morbo vindicari potius<text:line-break/>homo .debeat nisi omnium qude diximus quantitatem diti-<text:line-break/>gentica contemplatus, in duo redegeris capita in m<text:span text:style-name="Default_20_Paragraph_20_Font"><text:span text:style-name="T1">o</text:span></text:span>rbum ip-<text:line-break/>ium et lab<text:span text:style-name="Default_20_Paragraph_20_Font"><text:span text:style-name="T1">o</text:span></text:span>rantis vires, praescire recte poteris; -Nam si via<text:line-break/>res adeo .validae sint, ut morbum evincant,. .necessario fani-<text:line-break/>tati homo .restituetur. Sin c<text:span text:style-name="Default_20_Paragraph_20_Font"><text:span text:style-name="T1">o</text:span></text:span>ntra omnino morietur. Non.<text:line-break/>igitur solum cuiusnam sit generis m<text:span text:style-name="Default_20_Paragraph_20_Font"><text:span text:style-name="T1">o</text:span></text:span>rbus, sed et quantus<text:line-break/>ipse sit inspiciendum est. Hoc autem non parva eget peritia;<text:line-break/>cum pr<text:span text:style-name="Default_20_Paragraph_20_Font"><text:span text:style-name="T1">o</text:span></text:span>pter alia, tum quod nec scribi nec verbis explicari<text:line-break/>ullo modo eorum cujusque quantitas possit. Si quid igitur<text:line-break/>nostrum est, id n<text:span text:style-name="Default_20_Paragraph_20_Font"><text:span text:style-name="T1">o</text:span></text:span>n tam ex alia re ulla quam ex crebra co<text:span text:style-name="Default_20_Paragraph_20_Font"><text:span text:style-name="T1">n-</text:span></text:span></text:p>
      <text:p text:style-name="P5">jiciendae quantitatis exercitatione percipitur, quod ex ope-<text:line-break/>ribus et discere et .docere possis. Quae vero qualitate distin-<text:line-break/>guuntur , diligenter simul ac dilucide quam brevissime fieri<text:line-break/>poterit scribemus.</text:p>
      <text:h text:style-name="Heading_20_2" text:outline-level="2">Cap. x </text:h>
      <text:p text:style-name="P16">Exquisitam autem tertianam, ut lu qua<text:line-break/>concitata bilis flava dominetur ; quoad fieri maxime potest<text:line-break/>humectare ac refrigerare oportet. Nam contrariorum con-<text:line-break/>traria sunt remedia, quae quod superat coerceant, quod au-<text:line-break/>tem deest farciant. Flavae autem bilis humor omnium qui<text:line-break/>in corpore sunt humorum calidissimus ac siccissimus est. Ita-<text:line-break/>que adhortandum est, confluentem m ventriculum vomitu,<text:line-break/>deorsum vero subeuntem pari modo per inferiorem excre-<text:line-break/>tionem vacuari , quod et sponte exquisitis tertianis accidit.<text:line-break/>Per. urinas quoque et sudores iter moliri oportet, fed coti.<text:line-break/>moda per inferna bilis purgatio. At mollibus clysteribus<text:line-break/>venter subducendus est, urinae vero potionibus iis in qui-<text:line-break/>bus maduerit apium et anethum provocandae. Et si coctio-</text:p>
      <text:p text:style-name="P5">nis notae apparuerint, jam cum fiducia absinthium dabis,<text:line-break/>quod alioqui stomacho quem erodens bilis insistat summum<text:line-break/>remedium est, praesertim li ejus comae quantum usus elisa-<text:line-break/>gitat in aqua mulsa maceraris. Sed et balnea calida ex aqua<text:line-break/>potabili prosunt, tum quod bilis aliquid educunt, tum quod<text:line-break/>fuu qualitate mirifice juven t; ea enim hujusmodi balnea hu-<text:line-break/>^nectant et facultate resiigerant. Marina vero, salsa, nitrosa,<text:line-break/>et fulphurosa plus quidem bilis exigunt, verum minus quam<text:line-break/>ex aqua dulci utilia <text:span text:style-name="Default_20_Paragraph_20_Font"><text:span text:style-name="T1">s</text:span></text:span>unt: praestat vero nec ea utilia dicere,<text:line-break/>quando plus sua qualitate laedunt quam vacuando prosunt.<text:line-break/>Equidem novi quendam, qui falso adductus judicio hisce<text:line-break/>balneis utus est ac deinde resiccato corporis habitu eo ve-<text:line-break/>nit exitii, ut tabe interierit. Reliqua autem victus ratio illi<text:line-break/>bilis vacuationem adaugebat. At contraria qualitas qualitati<text:line-break/>praeter naturam excedenli perpetuo objicienda est, et plos<text:line-break/>rumque id utilius est quam quovis modo vacuare; verum<text:line-break/>ipse nec hoc noverat, neque ex aliis didicerat. lu balneis</text:p>
      <text:p text:style-name="P5">igitur hic scopus sit; ut corpus abluatur ac humescat;<text:line-break/>proinde neque nitrum neque sal neque sinapi inspergenda^<text:line-break/>funt, id quod factitare plurimos ridere licet aegrotus ene-<text:line-break/>caules. Ubi autem calente oleo. plurimum perfuderis, in<text:line-break/>aquam ducere ac proluere oportet, et si in ea natare velint,<text:line-break/>iis quantum possunt permittendum est. Qui vero balneis<text:line-break/>delectantur; neque si bis die lavare velis peccabis, sed prae- .<text:line-break/>cipue in mem<text:span text:style-name="Default_20_Paragraph_20_Font"><text:span text:style-name="T1">o</text:span></text:span>ria habeto, ut id opportune fiat. Nam si c<text:span text:style-name="Default_20_Paragraph_20_Font"><text:span text:style-name="T1">o</text:span></text:span>a<text:line-break/>cticuis morbi signis apparentibus. frequentius laveris, non<text:line-break/>erraveris. A vino vero, antequam morbus concoquatur; pr or-<text:line-break/>rus arcendi sunt; .ubi autem coctionis initium habuerit, pau-<text:line-break/>eum, tenue et dilutum initio dandum est, liberalius vero ubi<text:line-break/>in propinquo morbi solutio est. Cibus autem frigidus et hu-<text:line-break/>midus omnis exquisitis tertianis co<text:span text:style-name="Default_20_Paragraph_20_Font"><text:span text:style-name="T1">n</text:span></text:span>fert .Tantus autem dari<text:line-break/>debet quantus <text:span text:style-name="Default_20_Paragraph_20_Font"><text:span text:style-name="T1">o</text:span></text:span>ptime concoqui possit. Ex oleribus quidem<text:line-break/>atriplex:, blitum, rumex, malva, lactuca et cu<text:span text:style-name="Default_20_Paragraph_20_Font"><text:span text:style-name="T1">c</text:span></text:span>urbita. Ex aliis<text:line-break/>autem cremor hordei et sorbitio ex alica. Ex piscibus vero</text:p>
      <text:p text:style-name="P8">saxatiles. Ex avibus quae molli sinit carne et ex minime<text:line-break/>talibus alae, gallorum quoque testiculi et suum pedes: et<text:line-break/>cerebra danda. sunt, parvulorumque porcelloriun si illique-<text:line-break/>factas coctura carnes dederis, nihil offendes. Sed et ova. fot-<text:line-break/>bilia permittuntur et maxime eorum lutea, ut quae quam<text:line-break/>album facilius coquantur. Ex. fructuum .autem genere ii<text:line-break/>gustari conceduntur, qui omnino coetu difficiles non .sint<text:span text:style-name="Default_20_Paragraph_20_Font"><text:span text:style-name="T1">i<text:line-break/></text:span></text:span>Melle vero<text:span text:style-name="Default_20_Paragraph_20_Font"><text:span text:style-name="T1">i</text:span></text:span> sinapi^ salsamentis et omnibus acribus abstinere<text:line-break/>debent, et vinis admodum vetustis. naturaque calidis.: Haec<text:line-break/>quidem rictus ratio esto multorunn.ad coniecturam tibi<text:line-break/>tradita et exposita. Qui vero molliter non educantur, iis vi-<text:line-break/>ctus instituendus est qualem me. aliquando in exquisita .ter-<text:line-break/>tiana ex Hippocratis sententia dare vidisti, nempe ptisanae<text:line-break/>cremorem usque ad febris judicium.- Haec quidem in exquisi-:<text:line-break/>lis tertianis servanda sunt.</text:p>
      <text:h text:style-name="Heading_20_2" text:outline-level="2">Cap. XI. </text:h>
      <text:p text:style-name="P16">Maxime vero in sus quae exquisitae non<text:line-break/>sunt tertianis, quoad fieri. potest prospiciendum est, nemu<text:span text:style-name="Default_20_Paragraph_20_Font"><text:span text:style-name="T1">r-<text:line-break/></text:span></text:span>bus increscat; dejicianturq<text:span text:style-name="Default_20_Paragraph_20_Font"><text:span text:style-name="T11">u</text:span></text:span>e vires,, ut quas longiore morbi</text:p>
      <text:p text:style-name="P5">intervallo afflictum iri oporteat, utrumque enim tenere dii-<text:line-break/>flesse est , quod inedia quantum ad morbi coctionem prodest<text:line-break/>tantum vel plus etiam vires offendit, cibi vero quantum ad<text:line-break/>aegrotantis vires conserunt, tantum: -coctionem impediunt.<text:line-break/>Sed et hic noscendum est, ad quam magnitudinem morbus<text:line-break/>perventurus sit et quantum laborantis vires sint duraturae,<text:line-break/>ut ea perspiciend<text:span text:style-name="Default_20_Paragraph_20_Font"><text:span text:style-name="T1">o</text:span></text:span> , quae maj<text:span text:style-name="Default_20_Paragraph_20_Font"><text:span text:style-name="T1">o</text:span></text:span>ri auxilio egent, cibi abstinens<text:line-break/>tia quidem , ubi valentiores sunt erres et morbus coetu disi-<text:line-break/>sicilis, confidentius utaris, ubi vero imbecilliores vires et<text:line-break/>m<text:span text:style-name="Default_20_Paragraph_20_Font"><text:span text:style-name="T1">o</text:span></text:span>rbus non omnino . coctioni contumax est, largiori cibo.<text:line-break/>Haec quidem et in omnibus aliis morbis consideranda sunt.<text:line-break/>Neque vero statim per initia in spuriis tertianis lavare fatu-<text:line-break/>breest, sed ubi primum coctionis signa apparuerint. - Neque<text:line-break/>quotidie cibum dare op<text:span text:style-name="Default_20_Paragraph_20_Font"><text:span text:style-name="T1">o</text:span></text:span>rtet, sed alternis diebus abunde fue-<text:line-break/>rit. Quies autem et praec<text:span text:style-name="Default_20_Paragraph_20_Font"><text:span text:style-name="T1">o</text:span></text:span>rdiorum f<text:span text:style-name="Default_20_Paragraph_20_Font"><text:span text:style-name="T1">o</text:span></text:span>tus juvat et sorbiti<text:span text:style-name="Default_20_Paragraph_20_Font"><text:span text:style-name="T1">o-^<text:line-break/></text:span></text:span>nes^ quae facilem admittant coctio<text:span text:style-name="Default_20_Paragraph_20_Font"><text:span text:style-name="T1">n</text:span></text:span>em. -dysteres qu<text:span text:style-name="Default_20_Paragraph_20_Font"><text:span text:style-name="T1">o</text:span></text:span>que<text:line-break/>n<text:span text:style-name="Default_20_Paragraph_20_Font"><text:span text:style-name="T1">o</text:span></text:span>n adm<text:span text:style-name="Default_20_Paragraph_20_Font"><text:span text:style-name="T1">o</text:span></text:span>dum m<text:span text:style-name="Default_20_Paragraph_20_Font"><text:span text:style-name="T1">o</text:span></text:span>lles alvo indantur. Qu<text:span text:style-name="Default_20_Paragraph_20_Font"><text:span text:style-name="T1">o</text:span></text:span>d fi sanguinis mis-.</text:p>
      <text:p text:style-name="P9">sume. opus sit, neque ea omittenda est, sed initio statim di-<text:line-break/>stinctis iis quas nosti rebus tantum detrahes, quantum fatis<text:line-break/>esse in praesentia videatur. Tota vero ratio rictus sit, non<text:line-break/>quae ut in exquisita tertiana refrigeret et humectet, sed<text:line-break/>quae vim aliquam incidendi et calefaciendi assumat. His igi—<text:line-break/>tur maxime. prodest ptisanae succus cui infectum piper sit,:<text:line-break/>aut nonnunquam etiam hyssopum et origanum et mulsa cui<text:line-break/>iniecta nardi spica est et cocta potui datur., aliaque qnae-<text:line-break/>ciendae urinae vim habe<text:span text:style-name="Default_20_Paragraph_20_Font"><text:span text:style-name="T1">n</text:span></text:span>t, nisi ea vehementer calefaciant<text:line-break/>exficcentque. Frequentissime vero absinthii coma maxime,<text:line-break/>post septimum diem danda est, mulsum acetum etiam multis<text:line-break/>in potu profuit et aliquod exile quae blande purgant, qui—<text:line-break/>bus nos saepe uti vidisti. Vomitus autem pust cibum adeo.<text:line-break/>sane- utilis est illis quibus haec febris inveteraverit, ut mul-<text:line-break/>tos norim statim post vomitiones a febre- prorsus esse li—<text:line-break/>beratos.</text:p>
      <text:h text:style-name="Heading_20_2" text:outline-level="2">Cap. XII. </text:h>
      <text:p text:style-name="P17">Deinceps autem de- quartanis disseremus;<text:line-break/>quas per initia moderate leniterque tractare oportet, nullum</text:p>
      <text:p text:style-name="P5">vehemens medicamentum aut vacuatis nem adhibentes, nisi<text:line-break/>fanguis adnrodum exsuperare rideatur. Et si secta vena fan-<text:line-break/>guis niger ac crassas, qualis maxime in lienosis conspicitur,<text:line-break/>profluat, audacter mittendus est, sin flavus ac tenuis, statim<text:line-break/>supprimendus. Secanda vero vel interna vel messia sinistri<text:line-break/>cubiti vena est et rictus deinceps qui status sit expers pro-.<text:line-break/>bumque fuccum. generet adhibeatur, venterque fi fieri potest<text:line-break/>consuetis emolliatur; quae si non profecerint, clysteribus per.<text:line-break/>initia quidem mollibus, postea vero acrioribus sollicitandus<text:line-break/>est. A suilla autem carne cibisqne omnibus glutinosis et len-<text:line-break/>lis feni tarde meantibus, quique refrigerant et qui exsiccant<text:line-break/>arcendi sirnt aegroti, vino vero albo, tenui et mediocriter<text:line-break/>calido utantur. Ex axibus autum quae boni succi fint ac.<text:line-break/>non palustres, ex piscibus qui facile c<text:span text:style-name="Default_20_Paragraph_20_Font"><text:span text:style-name="T1">o</text:span></text:span>quantur et molli mi--<text:line-break/>nimeque glutinosa sint eame dare op<text:span text:style-name="Default_20_Paragraph_20_Font"><text:span text:style-name="T1">o</text:span></text:span>rtet. Salsamentis vero<text:line-break/>ac sinapi utendum est et certis diebus interpositis medica-<text:line-break/>mentum quod ex triplici pipere est sumendum, aut dlosp<text:span text:style-name="Default_20_Paragraph_20_Font"><text:span text:style-name="T1">o-</text:span></text:span></text:p>
      <text:p text:style-name="P5">liticon , folumque piper cum aqua recte quotidie praebebis.<text:line-break/>A frictionibus vero, ambulationibus, balucis aliisque consue-<text:line-break/>tis penitus arcendi n<text:span text:style-name="Default_20_Paragraph_20_Font"><text:span text:style-name="T1">o</text:span></text:span>n sunt. Verum si a balneis omnino<text:line-break/>abstinere p<text:span text:style-name="Default_20_Paragraph_20_Font"><text:span text:style-name="T1">o</text:span></text:span>ssent,. felis contenti frictionibus plurimum juva-<text:line-break/>rentur. Et si brevis quartana sit minimeque violenta, non<text:line-break/>male per accessionum intermissiones aegroti ad i<text:span text:style-name="Default_20_Paragraph_20_Font"><text:span text:style-name="T1">n</text:span></text:span>litas<text:line-break/>exercitati<text:span text:style-name="Default_20_Paragraph_20_Font"><text:span text:style-name="T1">o</text:span></text:span>nes siefe conferent. Haec quidem per initia usque<text:line-break/>ad vig<text:span text:style-name="Default_20_Paragraph_20_Font"><text:span text:style-name="T1">o</text:span></text:span>rem peragenda sunt. . Qu<text:span text:style-name="Default_20_Paragraph_20_Font"><text:span text:style-name="T1">o</text:span></text:span>d si in morsu algore consti-<text:line-break/>tutus aeger jam esse videatur, tunc tenuiori quam ante vel<text:line-break/>post vietus ratione uti debet, statimque longa quies impe-<text:line-break/>randa .est, ac. visceribus providendum fotu ac situ, quibus<text:line-break/>emolliendi laxandique vis insit. Deinde medicamentis quae<text:line-break/>diuretica vocanti urinas evocare oportet, et si coctionis no-<text:line-break/>tae apparuerint, tunc medicamentis quae atram bilem edu-<text:line-break/>cunt non siemel, sied saepe purgare, si res ita exigere videa-<text:line-break/>tur. <text:span text:style-name="Default_20_Paragraph_20_Font"><text:span text:style-name="T3">Α</text:span></text:span><text:span text:style-name="Default_20_Paragraph_20_Font"><text:span text:style-name="T5"> </text:span></text:span>cibo vero aegrotum vomere op<text:span text:style-name="Default_20_Paragraph_20_Font"><text:span text:style-name="T1">o</text:span></text:span>rtet: tunc autum fi<text:line-break/>nihil velet, album veratrum. saepe dandum. est primum r a-</text:p>
      <text:p text:style-name="P5">(siculis immissum, quod.si nihil profuerit, ipsimi etiam vera-.<text:line-break/>tuum, His vero qui vomere nequeunt, vehementius per in-<text:line-break/>feriora purgatis medicamentum, quod em viperis est tempe-<text:line-break/>ratum, dandum est et alia quae adversus has febres com-:<text:line-break/>mundantur, in quibus omnium probatissimum habetur, quod<text:line-break/>ex liquore Cyrenaico conficitur, nobis usitatum, Qui autem<text:line-break/>per initia aliquod ex his medicamentis dederunt aut <text:span text:style-name="Default_20_Paragraph_20_Font"><text:span text:style-name="T1">o</text:span></text:span>mni-<text:line-break/>uo ante morbi statum ex simplici quartana duplicem saepe<text:line-break/>aut <text:span text:style-name="Default_20_Paragraph_20_Font"><text:span text:style-name="T1">o</text:span></text:span>mnino majorem ac difficiliorem, ex duplici vero tri-<text:line-break/>plicem aut omnino duas ipfas difficiliores ac majores red-<text:line-break/>diderunt. Nexi enim medicum quendum, qui tribus quar-<text:line-break/>tanis laboranti medicamentum ex viperis ante morbi vigor<text:line-break/>rem dare sit ausus : delude omnibus uf par erat adauctis<text:line-break/>assidua febris successit, quae hominem iugulavit</text:p>
      <text:h text:style-name="Heading_20_2" text:outline-level="2">C a p, XIII. </text:h>
      <text:p text:style-name="P16">l<text:span text:style-name="T10">n</text:span> curanda autem quotidiana primis die-<text:line-break/>bus tum aceto mulso tum his quae probo urinam cieant est<text:line-break/>utendum, ac lu fumma victus ratio. incidendi .vi praedita esse</text:p>
      <text:p text:style-name="P5">debet Circa statum vero de ventre maximeque ejus ore sula<text:line-break/>licitum esse oportet: posteaque subere ut a raphanide et ci-<text:line-break/>bis assumptis aeger vomat: susque utatur medicamentis,<text:line-break/>quae pituitam eliciant. Reliquam vero victus rationem ex;<text:line-break/>communibus scopis facile invenies.</text:p>
      <text:h text:style-name="Heading_20_2" text:outline-level="2">, Cap. XIV. </text:h>
      <text:p text:style-name="P17"><text:span text:style-name="T10">In</text:span> febribus autem continuis, quibus<text:line-break/>morbi rigor non longius septimo futurus est et vices validae<text:line-break/>sunt aetasquc consentit, exquisitus. omnino et. tenuis rictus<text:line-break/>instituendus esu lu quibus verofongius septimo totius mor,<text:line-break/>hi status erit aut virtus imbecilla est, per initia quidem lix<text:line-break/>beraltus, instante vero statu parcius, rigente autem morbo<text:line-break/>tenuissime alere oportet. . Postea rursus semper ubertus eo-.<text:line-break/>dem modo cibum augendo, quo ante statum minuebatur.<text:line-break/>Sanguis vero et ob morbi magnitudinem et quibus rubor<text:line-break/>major quam naturae conveniat inest et universum corpus<text:line-break/>plus polite tumet aut venae eminentes ac distentae stant mit-<text:line-break/>tendus est , nisi vires, aetas et alia quae luitio commemorata</text:p>
      <text:p text:style-name="P5">sunt prohibeant. Quod vero humidus rictus acutis omnibus<text:line-break/>febribus conferat olim recte lictum esu Cremor igitur pli-<text:line-break/>ranae in quibus non acescit exhibendus est et mulsa quibus<text:line-break/>in bllem non vertitur forbitionesque ex alica et panis ex<text:line-break/>aqua aliaque quae aut eundem aut huic proximam facul-.<text:line-break/>tatem obtineant. Quod li vehementer calidae sint demant-<text:line-break/>que febres , . ubi primum coctionis nolae apparuerint, cum<text:line-break/>fiducia danda in potu frigida est, cujus modum ex tempore,<text:line-break/>regione, aetate, natura et consuetudine metimur. Haec qui--<text:line-break/>dem in .universum est curandarum febrium quae acciden-<text:line-break/>silius carent ratio.</text:p>
      <text:h text:style-name="Heading_20_2" text:outline-level="2">Cap. XV. </text:h>
      <text:p text:style-name="P16">Quae vero cum symptomatis fiunt febres,<text:line-break/>haud ita simpliciter curantur , sed quoad fieri potest expen-<text:line-break/>dere oportet , quanta febris sit quantumque symptoma, quod<text:line-break/>periculum. adferat, ac horum vehementiori molestiorique<text:line-break/>insistendum, non neglectu tamen omnino altero. Age igitur<text:line-break/>febricitet quispiam citra humorum redundantiam, sed cum<text:line-break/>recenti cruditate os ventris mordente prementeque rejecerit</text:p>
      <text:p text:style-name="P4">vomrtione humorem aliquem vitiosum, qui in trausitu ita<text:line-break/>vehemente<text:span text:style-name="Default_20_Paragraph_20_Font"><text:span text:style-name="T1">r</text:span></text:span> aegr<text:span text:style-name="Default_20_Paragraph_20_Font"><text:span text:style-name="T1">o</text:span></text:span>tum laeserit, ut moleste anxieque ferat.<text:line-break/>Solemne multitudinem ad sebrem tmn respicientes vacuare<text:line-break/>tentabimus, qu<text:span text:style-name="Default_20_Paragraph_20_Font"><text:span text:style-name="T1">o</text:span></text:span>d citra m<text:span text:style-name="Default_20_Paragraph_20_Font"><text:span text:style-name="T1">o</text:span></text:span>lestiam ali<text:span text:style-name="Default_20_Paragraph_20_Font"><text:span text:style-name="T1">o</text:span></text:span>qui secrssenrus? An<text:line-break/>prius <text:span text:style-name="Default_20_Paragraph_20_Font"><text:span text:style-name="T1">o</text:span></text:span>ri ventris prospiciemus ac p<text:span text:style-name="Default_20_Paragraph_20_Font"><text:span text:style-name="T1">o</text:span></text:span>stea ubi recte id habue-<text:line-break/>rit universum i c<text:span text:style-name="Default_20_Paragraph_20_Font"><text:span text:style-name="T1">o</text:span></text:span>rpus quantum res ipsa exp<text:span text:style-name="Default_20_Paragraph_20_Font"><text:span text:style-name="T1">o</text:span></text:span>scit vacuabi-<text:line-break/>mus? Mihi sane ita videtur. Tales igitur non paucos saepe<text:line-break/>vidimus ali<text:span text:style-name="Default_20_Paragraph_20_Font"><text:span text:style-name="T1">o</text:span></text:span>s quidem interiisse, alios ver<text:span text:style-name="Default_20_Paragraph_20_Font"><text:span text:style-name="T1">o</text:span></text:span> in summum peri-<text:line-break/>culum fuisse adact<text:span text:style-name="Default_20_Paragraph_20_Font"><text:span text:style-name="T1">o</text:span></text:span>s, quum e<text:span text:style-name="Default_20_Paragraph_20_Font"><text:span text:style-name="T1">o</text:span></text:span>s vacuare ventris <text:span text:style-name="Default_20_Paragraph_20_Font"><text:span text:style-name="T1">o</text:span></text:span>re n<text:span text:style-name="Default_20_Paragraph_20_Font"><text:span text:style-name="T1">o</text:span></text:span>n-<text:line-break/>dum c<text:span text:style-name="Default_20_Paragraph_20_Font"><text:span text:style-name="T1">o</text:span></text:span>nfirmato medici tentassent. Sed nec si cum alui pr<text:span text:style-name="Default_20_Paragraph_20_Font"><text:span text:style-name="T1">o-<text:line-break/></text:span></text:span>fluvio febris suerit alia vacuatione est <text:span text:style-name="Default_20_Paragraph_20_Font"><text:span text:style-name="T1">o</text:span></text:span>pus. Verum ipsum<text:line-break/>per fe sufficit, etiam si non fit pro plenitudinis ratione, Qui-<text:line-break/>- cunque enim ab lis tanquam majori inanitione egentibus<text:line-break/>vel sanguinem ducere vel ventrem movere ausi. sunt, .lo gra-<text:line-break/>yia pericula praecipitarunt. sit si quis c<text:span text:style-name="Default_20_Paragraph_20_Font"><text:span text:style-name="T1">o</text:span></text:span>nvulsus sit simul-<text:line-break/>que sanguinis missione egeat, ne sic quidem semel et univer-<text:line-break/>sim tantum detrahes quantum affectus exigit, fed et aliquid</text:p>
      <text:p text:style-name="P5">symptomati est relinquendum, quod plerumque sudores mo-<text:line-break/>vet, vigilias adfert et robur dejicit aegrotantis. Ad eundem .<text:line-break/>autem modum si vehemens vigilia dolorque granis aegrotum<text:line-break/>infestet, subitas ac multas vacuationes vitare oportet. Aeris<text:line-break/>vero ambientis temperatura, quum omnino calida et sicca<text:line-break/>est, qualis inter Canis et Arcturi exortum, fymptomatisLoco<text:line-break/>habenda esu Qu<text:span text:style-name="Default_20_Paragraph_20_Font"><text:span text:style-name="T1">o</text:span></text:span>circa omnes quibus medici neglecta tem-<text:line-break/>porum ratione venam locare ausi sunt perierunt. Ad eun-<text:line-break/>dem modum , si vehementer admodum frigida fit, nam tum<text:line-break/>quoque. a sanguinis missione. est temperandum, quando in<text:line-break/>talibus non parva loqui pericula ridemus. Etenim in calidis<text:line-break/>vehementer aeris constitutionibus improbe vacuati syncope,<text:line-break/>ut vocant, ac resolutione intereunt. At in frigidis per accef-<text:line-break/>sionum inicia vehementer refrigerati non amplius relevan-<text:line-break/>tur. Igitur. neque in calidis neque in frigidis supra modum<text:line-break/>regionibus sanguinem mittere audemus. Quod si regioni<text:line-break/>temporis conditio.respondeat, omnino abstinemus, at si non</text:p>
      <text:p text:style-name="P5">co<text:span text:style-name="Default_20_Paragraph_20_Font"><text:span text:style-name="T1">n</text:span></text:span>se<text:span text:style-name="Default_20_Paragraph_20_Font"><text:span text:style-name="T1">n</text:span></text:span>tit; vacuamus quidem, sest longe minus quum si neu-,<text:line-break/>trum vetaret. Quin etiam velut symptoma quoddam ad SU-<text:line-break/>fcipiendam affectionem proclivitas consideranda est. Multi<text:line-break/>enim <text:span text:style-name="Default_20_Paragraph_20_Font"><text:span text:style-name="T1">n</text:span></text:span>unquam evacuati. fuerunt, neque ullam ple<text:span text:style-name="Default_20_Paragraph_20_Font"><text:span text:style-name="T1">n</text:span></text:span>iorem<text:line-break/>vacuationem neque longiorem inediam ferunt, ut quae aliis<text:line-break/>omnes corporis vires facile deliciant , alnis statim os ventris<text:line-break/>adeo male afficiant, ut a cibis abhorreant et si assumere eo-<text:line-break/>gantur, aut <text:span text:style-name="Default_20_Paragraph_20_Font"><text:span text:style-name="T1">n</text:span></text:span>on contineant aut improbe coquant. In hac<text:line-break/>dignotionis parte expendenda est aegri temperies. Natura<text:line-break/>enim calidi et sicci omnes ab integra vacuatione prompte<text:line-break/>laeduntur. Consuetudo quoque non parum habet momenti;<text:line-break/>cum ad alia om<text:span text:style-name="Default_20_Paragraph_20_Font"><text:span text:style-name="T1">n</text:span></text:span>ia , tum maxime ad vacuationis indicatio-<text:line-break/>nem. Alii enim nunquam sunt vacuationem ante experti<text:line-break/>neque integram pertulerunt latgoque cibo usi sunt. Alii<text:line-break/>contra amplo cibo nec utuntur et vastatio<text:span text:style-name="Default_20_Paragraph_20_Font"><text:span text:style-name="T1">n</text:span></text:span>ibus sunt assueti.<text:line-break/>Hos igitur intrepide vacuare oportet, modo reliqua id fa- .<text:line-break/>ciendum dictent. Alios vero nempe insolitos non item;</text:p>
      <text:p text:style-name="P5">etiamsi reliqua omnia suadeant. Ad eundem vero m<text:span text:style-name="Default_20_Paragraph_20_Font"><text:span text:style-name="T1">o</text:span></text:span>dum<text:line-break/>et corporis habitus c<text:span text:style-name="Default_20_Paragraph_20_Font"><text:span text:style-name="T1">o</text:span></text:span>ntemplandi sunt. Natu qui densa foli-<text:line-break/>daque sunt carne, haud facile iis iniuriis patent. Itaque ve-<text:line-break/>rendum non est e<text:span text:style-name="Default_20_Paragraph_20_Font"><text:span text:style-name="T1">o</text:span></text:span>s semel vacuare si et alia hortemur. Qui<text:line-break/>vero mollem et algae modo teneram pr<text:span text:style-name="Default_20_Paragraph_20_Font"><text:span text:style-name="T1">o</text:span></text:span>mpteque disstuen-<text:line-break/>tem hanc habent, in gravem nonam facile ruunt. Quare. ab<text:line-break/>his etiamsi omnia alia suadeant, sanguinem ducere non<text:line-break/>audemus; verum aliis -vacuationibus, quam moderatissime<text:line-break/>promptissimeque fieri potest utimur, Similiter autem et his; .<text:line-break/>qui habitu sunt immodice vel obeso vel .gracili venam iae-<text:line-break/>care et alio quovis m<text:span text:style-name="Default_20_Paragraph_20_Font"><text:span text:style-name="T1">o</text:span></text:span>d<text:span text:style-name="Default_20_Paragraph_20_Font"><text:span text:style-name="T1">o</text:span></text:span> affatim vacuare timendum est:<text:line-break/>His ver<text:span text:style-name="Default_20_Paragraph_20_Font"><text:span text:style-name="T1">o</text:span></text:span> aetas tanquam symptoma quoddam , quod affatim<text:line-break/>vacuare prohibeat, annumerari potest, neque enim pueri<text:line-break/>neque <text:span text:style-name="Default_20_Paragraph_20_Font"><text:span text:style-name="T1">t</text:span></text:span>enes fine molestia hanc vacuationem sustinere pol-<text:line-break/>sunt. H<text:span text:style-name="Default_20_Paragraph_20_Font"><text:span text:style-name="T1">o</text:span></text:span>s igitur commemoratos omnes efflagitante vacna-<text:line-break/>ti<text:span text:style-name="Default_20_Paragraph_20_Font"><text:span text:style-name="T1">o</text:span></text:span>nem -affectu n<text:span text:style-name="Default_20_Paragraph_20_Font"><text:span text:style-name="T1">o</text:span></text:span>n <text:span text:style-name="Default_20_Paragraph_20_Font"><text:span text:style-name="T1">t</text:span></text:span>emet nec affatim fed paulatim vacuare<text:line-break/>oportet , mediocribus inediis, frictionibus, mollibus clysteri-<text:line-break/>bus, fetibus, cataplasmatis et balneis. Quorum omnium ruri.</text:p>
      <text:p text:style-name="P5">sus indicationes ab iis quae ante memorata sunt desumere<text:line-break/>oportet Ad eundem veto modum, si quando duo sympto-<text:line-break/>mata contraria sequantur, utrum eorum sit vehementius<text:line-break/>considerandum est. Pari rati<text:span text:style-name="Default_20_Paragraph_20_Font"><text:span text:style-name="T1">o</text:span></text:span>ne si duo morbi in eodem bo-<text:line-break/>mine pugnantes habent iudicationes , tunc euiur urgenti est<text:line-break/>insistendum, sed altero nequaquam, neglecto. Quae autem si<text:line-break/>symptomatis et morbis sumuntur indicationes, non simpli-<text:line-break/>citer, sed pro .causa quae unumquodque attulit considerant<text:line-break/>dae fiunt, velut animi defectio ac exlolutio. Sunt enim pro<text:line-break/>uba eadem que re ambo haec nomina a medicis usitata , ipsa<text:line-break/>quidem res una est, fied ejus causae multae. Anima. enim<text:line-break/>deficit ex cholera; diarrhoea, dysenteria, lienteria; fluxu<text:line-break/>muliebri; vulneribus, haemorrhoidibus, sanguinis tum ex ore<text:line-break/>tum e naribus profusi<text:span text:style-name="Default_20_Paragraph_20_Font"><text:span text:style-name="T1">o</text:span></text:span>ne, immodicisque ex partu purgatio-<text:line-break/>nibus. Nonuunquam vero animae defectum attulit magna<text:line-break/>eruditas , . praesertim quum alvum immodice subduxit. Et<text:line-break/>ingens fames; quae bulimos dicitur, nihil aliud est quam</text:p>
      <text:p text:style-name="P5">animi deliquium. omnem etiam uteri strangulatum antece-<text:line-break/>dit lipothymia , quemadmodum ejus tum ascensum tum de-<text:line-break/>flexum in latus tum inflammati<text:span text:style-name="Default_20_Paragraph_20_Font"><text:span text:style-name="T1">o</text:span></text:span>nes saepe sequitur. <text:span text:style-name="Default_20_Paragraph_20_Font"><text:span text:style-name="T1">i</text:span></text:span> Sed et<text:line-break/>apoplexiam, comitialem morbum, si quidem malignus est; rea<text:line-break/>solutionem, syncopen et marcorem anteit. Nonnunquam<text:line-break/>cum febrium accessionibus non paucis accedit: maxime si<text:line-break/>corpus summe aridum sit ac squalidum aut immodice ple-<text:line-break/>num. Cum febre quoque ardenti ac maligna ; . aliquando et<text:line-break/>quibus per febrium accessiones extrema vehementer resti.<text:line-break/>gerata sunt, quique ob inflammationis vel jecoris vel sto-<text:line-break/>machi magnitudinem febricitant, iis per accessionum initia<text:line-break/>anima ..desinit, praesertim ubi crudorum minimeque cocto-<text:line-break/>rum .humorum multitudo aut insignis alienius partis ob-<text:line-break/>structio infestat. Item et quihhs os ventris aut imbecillum<text:line-break/>est aut a vitiosis humoribus mordetur aut. massis vel glu-<text:line-break/>tinofis vel humidis VeL frigidis ingravescit. Quin et non-<text:line-break/>nulli affectuum animi vehementia deficiunt, praecipue senes<text:line-break/>quique ex aliis imbecillitate aliqua laborant. Etenim ipso-</text:p>
      <text:p text:style-name="P5">rum non paucis moeror, laetitia ac excandescentia hunc<text:line-break/>animi desectum intulerunt. Nonnunquam vero et in tempe-<text:line-break/>Rive erumpentes vapores hoc modo affectis animi deli-<text:line-break/><text:span text:style-name="Default_20_Paragraph_20_Font"><text:span text:style-name="T1">q</text:span></text:span>aium induxerunt. Quemadmodum et robustioribus immo-<text:line-break/>dici sudores. Praeterea abscessus eruptio vires vehementer<text:line-break/>laedit, maximeque si in ventrem, stomachum aut thoracem<text:line-break/>adasim confluit. Et si nos aliquando <text:span text:style-name="Default_20_Paragraph_20_Font"><text:span text:style-name="T1">s</text:span></text:span>ecto abscess<text:span text:style-name="Default_20_Paragraph_20_Font"><text:span text:style-name="T1">u</text:span></text:span> pus assa-<text:line-break/>sim Vacuemus, necessario deficit anima, quemadmodum si<text:line-break/>uberius purgemus vel inaniamus <text:span text:style-name="Default_20_Paragraph_20_Font"><text:span text:style-name="T1">s</text:span></text:span>eu clysteribus seu alio<text:line-break/>quovis modo idem malum adseremus, neque vero in hy-<text:line-break/>dtope humor, etsi abundet et praeter naturam sit, <text:span text:style-name="Default_20_Paragraph_20_Font"><text:span text:style-name="T1">s</text:span></text:span>emel to-<text:line-break/>tus citra noxam vacuari potest, alioqui hominem deficere<text:line-break/>animo necesse eII. Sed et doloris vehementia vires proster-<text:line-break/>nit, nimirum si repente vel morsus incidat vel tormina veI<text:line-break/>celicus affectus vel ileos vel aliud malum oboriatur; Porro<text:line-break/>vuIneratus nervus et musculi caput animae deliquium in-<text:line-break/>dsi-xerunt, et maligna articulorum ulcera et gangraenosa et<text:line-break/>depalcentia omnia ac immoderata quaedam frigiditas aut</text:p>
      <text:p text:style-name="P5">caliditas et vitalis roboris solutio. Hae quidem sunt animae<text:line-break/>deficientis causae. Singulae vero earum propriam deside-<text:line-break/>rant curationem , sed nunc de omnibus scribendi locus non<text:line-break/>est. Nam quae affectibus insunt, fine his curari non possunt.<text:line-break/>De- his igitur in hac disputatione eatenus disseram, quatenus<text:line-break/>dificat aliquis, quomodo repente incidentibus accessionibus oc-<text:line-break/>c<text:span text:style-name="Default_20_Paragraph_20_Font"><text:span text:style-name="T1">d</text:span></text:span>rrere possit. Frigida exempli gratia iis spargenda est, qui<text:line-break/>ex cholera, alvi profluvio ac aliis multis fuhitisque vacua-<text:line-break/>tionibns exsolvuntur. Nares quoque comprimendaesunt et<text:line-break/>osventris perfri<text:span text:style-name="Default_20_Paragraph_20_Font"><text:span text:style-name="T1">c</text:span></text:span>andum vomitusque impe<text:span text:style-name="Default_20_Paragraph_20_Font"><text:span text:style-name="T1">t</text:span></text:span>endos aut sto-<text:line-break/>maesius insertis in os. vel digitis. vel plumis lacessendus , sed<text:line-break/>brachia et crura vincienda sunt, munus quidem pluribus et<text:line-break/>vehementibus vinculis , quum infernae partes vacuantur ut<text:line-break/>in haemorrhoidibus, alui fluxione et uteri vacuatione. Nam<text:line-break/>tunc crura vehementer revincta deosum saepe aliquid at-.<text:line-break/>trahuut. Contra vero in sanguinis e naribus eruptione et<text:line-break/>in vomitionibus crura et pluribus et valentioribus ligaturis</text:p>
      <text:p text:style-name="P5">stringenda funi. Quin etiam quibus sanguinem vulnera pro-<text:line-break/>fundunt, siquidem id in superioribus partibus accidat, in-<text:line-break/>ternae, sin infernis, supernae vinculis adstringendae sunt.<text:line-break/>Invenienda enim vulnerato loco figura est quae sursum ver-<text:line-break/>gat, non tamen supra modum, nam. si adeo tendatur ut do-<text:line-break/>lorem sentiat , non minus quam si deorsum vergeret fluxio<text:line-break/>irritabit ur In summa autem ad ea revellere oportet vel<text:line-break/>quae communitatem cum affectis partibus habent, vel a qui-<text:line-break/>bus humor decurrit, proinde vehementes uteri fluxiones<text:line-break/>admotae mammis cucurbitulae celerrime compescunt, sau-<text:line-break/>guinis vero e naribus eruptionem, eaedem fenori et lieni<text:line-break/>pro nare sanguinem fundente. aut ambobus visceribus; si<text:line-break/>cruor ex utraque. nare affatim abundeque profluat, affixae<text:line-break/>cohibent. Vinum quoque aqua gelida dilutum animi defe-<text:line-break/>ctiones ex immodicis vacationibus sanat, maxima si ad<text:line-break/>ventriculum fluxio repat. Considerandum autem est, num<text:line-break/>id adhiberi aliquid prohibeat; qualis est visceris ali cujus<text:line-break/>inflammatio aut vehemens capitis dolor aut delicatio aut</text:p>
      <text:p text:style-name="P4">arde<text:span text:style-name="Default_20_Paragraph_20_Font"><text:span text:style-name="T1">n</text:span></text:span>s febris cum morbo crudo. Magnae enim ac propemo-<text:line-break/>dum. incurabiles ex vini potu noxae sequuntur. Quod fi ni-<text:line-break/>hil prohibeat , deinceps aegrotantis natura, consuetudo, ae-<text:line-break/>tas et ambientis aeris temperies consideranda est, quibus<text:line-break/>perspectis aut calidum aut frigidum potum dabis. Nam<text:line-break/>qui frigidum bibere non consueverunt, aut eo manifeste lae-<text:line-break/>duntur, quique natura frigidiores sunt ac extreme senes aut<text:line-break/>in regio<text:span text:style-name="Default_20_Paragraph_20_Font"><text:span text:style-name="T1">n</text:span></text:span>e <text:span text:style-name="Default_20_Paragraph_20_Font"><text:span text:style-name="T1">n</text:span></text:span>aturaliter frigida degunt aut hiberno tempore,<text:line-break/>a frigido arce<text:span text:style-name="Default_20_Paragraph_20_Font"><text:span text:style-name="T1">n</text:span></text:span>di sunt. Qui vero aliter habent potare intre-<text:line-break/>pide possunt. Quod si ventriculus fluxione tentetur, vinum<text:line-break/>calidum ac tenue, quale Lessiium est, detur. Crassum vero<text:line-break/>. ac nigrum acerbumque in sanguinis eruptione. Locis au-<text:line-break/>tem ipsis ventri quidem et utero et stomacho et thoraci<text:line-break/>quae robur parti inserere idonea sint admovere oportet.<text:line-break/>Capiti vero et fronti tum haec tum quae refrigerent. Et<text:line-break/>si qua in summa cute aut naribus rupta vena est, aliquod<text:line-break/>ex iis quae. sanguinem sistunt medicamentum impone<text:span text:style-name="Default_20_Paragraph_20_Font"><text:span text:style-name="T1">n</text:span></text:span>dum<text:line-break/>esu Balneae autem commodissima^ sunt, si defluxionis iniu-</text:p>
      <text:p text:style-name="P5">riam venter patiatur, sed sanguinis eruptionem vehemen-<text:line-break/>te<text:span text:style-name="Default_20_Paragraph_20_Font"><text:span text:style-name="T1">r</text:span></text:span> ir<text:span text:style-name="Default_20_Paragraph_20_Font"><text:span text:style-name="T1">r</text:span></text:span>itant. Atque iis etiam adversissima sunt, quibus ex su-<text:line-break/>doris copia deficit anima, quando his cutis laxanda non<text:line-break/>est, fied adstringenda ac refrigeranda. Vinum qu<text:span text:style-name="Default_20_Paragraph_20_Font"><text:span text:style-name="T1">o</text:span></text:span>que frigi-<text:line-break/>dum maxime est adhibendum, nihil vero quod calidum sit<text:line-break/>omnin<text:span text:style-name="Default_20_Paragraph_20_Font"><text:span text:style-name="T1">o</text:span></text:span>. dandum esu Sed nec membra ligare nec cogere<text:line-break/>ad vomitum nec ull<text:span text:style-name="Default_20_Paragraph_20_Font"><text:span text:style-name="T1">o</text:span></text:span> modo move<text:span text:style-name="Default_20_Paragraph_20_Font"><text:span text:style-name="T1">r</text:span></text:span>e opo<text:span text:style-name="Default_20_Paragraph_20_Font"><text:span text:style-name="T1">r</text:span></text:span>tet. D<text:span text:style-name="Default_20_Paragraph_20_Font"><text:span text:style-name="T1">o</text:span></text:span>mus por<text:span text:style-name="Default_20_Paragraph_20_Font"><text:span text:style-name="T1">r</text:span></text:span>o<text:line-break/>aditus <text:span text:style-name="Default_20_Paragraph_20_Font"><text:span text:style-name="T1">r</text:span></text:span>efrige<text:span text:style-name="Default_20_Paragraph_20_Font"><text:span text:style-name="T1">r</text:span></text:span>anti aurae expositus sit, aerque in frigidam<text:line-break/>denfantemque qualitatem mutetur myrti f<text:span text:style-name="Default_20_Paragraph_20_Font"><text:span text:style-name="T1">r</text:span></text:span>ondibus, vitium<text:line-break/>capreolis ac rosis humi sparsis, nihil horum fluxionibus<text:line-break/>quae in ventrem seruntur confert, has enim tantum augent<text:line-break/>quantum cutem densant. His igitur qui ex vacuationibus<text:line-break/>exsolvuntur, sic in praesens est succurrendum. Qui vero hu-<text:line-break/>morum multitudine animo deficiunt haud ile curantur, ve-<text:line-break/>rum illorum artus plurimum fricandi sunt, calefaciendi ac<text:line-break/>ligandi. Caete<text:span text:style-name="Default_20_Paragraph_20_Font"><text:span text:style-name="T1">r</text:span></text:span>um a vin<text:span text:style-name="Default_20_Paragraph_20_Font"><text:span text:style-name="T1">o</text:span></text:span> et cibis temperare debent, atque<text:line-break/>etiam a balneis si febris adsit, contenti mulsae p<text:span text:style-name="Default_20_Paragraph_20_Font"><text:span text:style-name="T1">o</text:span></text:span>tu, in qua<text:line-break/>thymum, origanum, pulegium. vel hyssopum conc<text:span text:style-name="Default_20_Paragraph_20_Font"><text:span text:style-name="T1">o</text:span></text:span>ctum sit.</text:p>
      <text:p text:style-name="P5">Confert autem et acetum mulsum, Quae porro ex uteri as-<text:line-break/>fectibus mulieres animo destituuntur , eodem modo curantur,<text:line-break/>excepto aceto mulso. His letiam crura potius, quam brachia<text:line-break/>deliganda funtatqne perfricanda, et quemadmodum in larga<text:line-break/>fluxione mammis cucurbitulas admovemus, sic quibus fur-<text:line-break/>sum revulsus retractusque in latus est uterus angui albus et<text:line-break/>femoribus. Naribus quoque objiciendi sunt gravissimi odo-<text:line-break/>res, utero vero suaves. Adhibenda item sunt laxantia ac<text:line-break/>calefacientia medicamenta. Si vero ex stomachi imbecillitate<text:line-break/>animi deliquium l<text:span text:style-name="Default_20_Paragraph_20_Font"><text:span text:style-name="T1">o</text:span></text:span>quatur, imponere quae roborandi vim<text:line-break/>obtineant emplastra , qualia fiunt quae ex palmulis confi-<text:line-break/>ciuntur, xino, palentis, croco, aloe et mastiche, perfundere<text:line-break/>vero oleo absinthino, melino, mastichiu o, nardino, oenanthino<text:line-break/>et vino oportet, Aestuante autem stomacho, aliquid quod<text:line-break/>refrigeret miscendum eft, qualis est cucurbitae, lactucae, por-<text:line-break/>tula<text:span text:style-name="Default_20_Paragraph_20_Font"><text:span text:style-name="T1">e</text:span></text:span>ae, solani, feris et uvae acerbae <text:span text:style-name="Default_20_Paragraph_20_Font"><text:span text:style-name="T1">s</text:span></text:span>uccus. Haec enim non<text:line-break/>solum refrigerat, sed et adstringit et aqua frigida ardenti sto-<text:line-break/>macho plerumque confert onportune data. aliooni magno-</text:p>
      <text:p text:style-name="P5">pere laedit. Imbecillo. autem stomacho vinum calidum potius.<text:line-break/>dandum est, modo nihil aliud prohibeat, ejusmodi. autem<text:line-break/>stomachi frictionibus extremarum partium mirifice iuvantur.<text:line-break/>Quod si ex bis nihilo melius habeant, exaestuantes quidem<text:line-break/>celerrime ad balneum ducendi sunt. His vero qui alicuius<text:line-break/>frigoris <text:span text:style-name="Default_20_Paragraph_20_Font"><text:span text:style-name="T1">t</text:span></text:span>enso afficiuntur, medicamentum quod triplici pipere<text:line-break/>constat solumque piper et absinthium in potu dandum est.<text:line-break/>Qui vero ex vitiosis humoribus os ventris . mordentibus<text:line-break/>exanimantur, epota vel aqua calida vel hydrelaeo vomere<text:line-break/>subeantur. At si non facile vomant, prius pa<text:span text:style-name="Default_20_Paragraph_20_Font"><text:span text:style-name="T1">r</text:span></text:span>tes stomacho<text:line-break/>adjacentes et manus et pedes calefaciendi funi. Quod si ne<text:line-break/>sic quidem vomere possint,immissis in os vel pennis vel di-<text:line-break/>gitis stomachus irritandus est. Sin neque sic vomant, rursus<text:line-break/>oleum calidum quam optimum adhibendum esu ld autem<text:line-break/>oleum saepe non solum vomitum provocare, scd et ventrem<text:line-break/>mollire solet, id quod non parum ad rem de qua agitur fa-<text:line-break/>cit. Quocirca nisi (ponte accidat, a<text:span text:style-name="Default_20_Paragraph_20_Font"><text:span text:style-name="T1">r</text:span></text:span>te procurare oportet,<text:line-break/>maxime vero appositis remediis, ex quibus si facilius vomat,</text:p>
      <text:p text:style-name="P5">absinthii coma aqua mulsa incocta in potu danda est, deinde<text:line-break/>vinum, modisque omnibus roborandae partes fiunt tum<text:line-break/>medicamentis forinsecus impositis tum absinthii potu. At<text:line-break/>non per initia quidem, fed post repurgato jam ve<text:span text:style-name="Default_20_Paragraph_20_Font"><text:span text:style-name="T1">n</text:span></text:span>tre id<text:line-break/>faciendum esse suadeo, quando fi fuccos contineat, adstrin-<text:line-break/>gendus non est, fed calefaciendus, ut prius dictum est. SI.<text:line-break/>vero multa frigida pituita in ore ventriculi collecta fit, plo-<text:line-break/>rimum fovere oportet oleo, in quo absinthium decoctum sit,<text:line-break/>deinde mulsam dare, in qua vel hyssopum vel id genus<text:line-break/>aliud maduerit et acetum mulsum et piper, quodque ex tri-<text:line-break/>plici pipere constat medicamentum et diospoliticum. Victus<text:line-break/>autem ratio omnino incidendi facultate fit praedita. Erve-<text:line-break/>frementi autem refrigeratione defectiones non aliter atque<text:line-break/>bulimum curamus, nimirum calefacientes modis omnibus.<text:line-break/>Itaque vinum in potu dandum est calida temperatum ribique<text:line-break/>calefacere idonei. Fricare quoque ejusmodi aegrotos <text:span text:style-name="Default_20_Paragraph_20_Font"><text:span text:style-name="T1">o</text:span></text:span>portet, .<text:line-break/>ad ignemque calefacere. Quae vero ex supervacuo calore<text:line-break/>ortum habent lipothymiae, refrigerantia ac roborantis dest-</text:p>
      <text:p text:style-name="P5">derant. His enim maxime accidunt, qui diutius in aere ae-<text:line-break/>ftuos<text:span text:style-name="Default_20_Paragraph_20_Font"><text:span text:style-name="T1">o</text:span></text:span> et balneis versati sunt. In praesens igitur r<text:span text:style-name="Default_20_Paragraph_20_Font"><text:span text:style-name="T1">o</text:span></text:span>bm his<text:line-break/>restitues, si frigidam inspergas ac. ventiles et aurae expo-<text:line-break/>nas, usque ventris frices ac irrites, postea rino et cibo refi-<text:line-break/>cras. At quibus <text:span text:style-name="Default_20_Paragraph_20_Font"><text:span text:style-name="T1">o</text:span></text:span>b inflammationis magnitudinem aut vehe-<text:line-break/>mentis febris malignitatem in accessi<text:span text:style-name="Default_20_Paragraph_20_Font"><text:span text:style-name="T1">o</text:span></text:span>nibus animus deficit,<text:line-break/>quique refrigerantur , eorum artus fricare ac calefacere cru-<text:line-break/>raque ac luanus ligare, vigilias imperare, cibum potumque<text:line-break/>in totum circumcidere <text:span text:style-name="Default_20_Paragraph_20_Font"><text:span text:style-name="T1">o</text:span></text:span>portet. optimum porro in his quid<text:line-break/>futurum sit praenosse et ea ante febris accessionem efficere.<text:line-break/>Quique ex siccitate per accessionum initia in syncopen la-<text:line-break/>buntur praen<text:span text:style-name="Default_20_Paragraph_20_Font"><text:span text:style-name="T1">o</text:span></text:span>sse <text:span text:style-name="Default_20_Paragraph_20_Font"><text:span text:style-name="T1">o</text:span></text:span>ptimum.. Nam si duabus trihusve horis<text:line-break/>ante accessionem cibum dederis et pedes et manus contineri<text:line-break/>jusseris, servari poterit. Cibus autem coetu facilis sit et sto-<text:line-break/>macho accommodatus. Quod fi vehemens lore periculum su-<text:line-break/>spiceris, vinum maxime .alicae elixae superfusum dare anti-<text:line-break/>cipabis. L<text:span text:style-name="Default_20_Paragraph_20_Font"><text:span text:style-name="T1">o</text:span></text:span>co autem alicae panis eadem utilitate adhiberi</text:p>
      <text:p text:style-name="P5">potest. Si vero mediocris syncope expectetur, rino opus non<text:line-break/>est: sed tunc abunde feceris; ss mala panica vel pyra veI<text:line-break/>mala vel pomum aliud quodpiam, adstringendi facultate do-<text:line-break/>natum, cum cibis miscueris. Post haec vero si moderate ac-<text:line-break/>cessionem ierant, quum iterum cibus datur, pomorum usus<text:line-break/>necessarius non est. Haec quidem agenda sunt, si quod futuo<text:line-break/>rum est praelenferis. Si qui vero inopinato in hoc di<text:span text:style-name="Default_20_Paragraph_20_Font"><text:span text:style-name="T1">t</text:span></text:span>eris<text:line-break/>men inciderint, vini calidi, panis et alicae cum eo calidae<text:line-break/>momentum dare debebis. Nam si largiorem aut coetu diffi-<text:line-break/>ciliorem hoc modo affectis cibum dederis, non siclum in fyn-<text:line-break/>copen perducentur, fed omnino suffocabuntur, Quibus au-<text:line-break/>tem animus ex insignis partis obstructione deficit acetum<text:line-break/>mulsum dandum est, potioque ex hyssopo; origano, pulegio.<text:line-break/>et melle et cibi ex eorum qui valenter incidunt genere.<text:line-break/>Crassi enim ac glutinosi magnopere in hoc affectu laedunt.<text:line-break/>Nihil vero obfuerit artus perfricare ac ligare. Sed et utili-<text:line-break/>ter potiones, quae ciendae urinae facultatem habent, adhi-<text:line-break/>be<text:span text:style-name="Default_20_Paragraph_20_Font"><text:span text:style-name="T1">a</text:span></text:span>tur, quales ex anetho, foeniculo, apio, petroselino, ammi,</text:p>
      <text:p text:style-name="P5">dauco et spica nardi sunt, quae: ubi manifeste juve-<text:line-break/>rint, vino albo. ac tenui non admodum vetere utendum esii<text:line-break/>Noscuntur autem hujusmodi obstructiones cum ex aliis<text:line-break/>pulsuum inaequalitatibus, tum maxime ex sus quae in ma-<text:line-break/>gnitudine et parvitate, vehementia et debilitate inveniuntur,<text:line-break/>modo adjuncta syndrome, <text:span text:style-name="Default_20_Paragraph_20_Font"><text:span text:style-name="T1">id .est concursu</text:span></text:span>, quam pleniori-<text:line-break/>eam vocant, non sit. Ea enim communes cum obstructione<text:line-break/>inaequalitates obtinet. In ejusmodi autem affectibus, si qui-<text:line-break/>dem magni sunt, pulsus intermittunt. Uerum haec fusius in<text:line-break/>libris de Pulsibus sunt explicata. Nunc vero ad reliquarum<text:line-break/>animi defectionum disputationem transeamus, cuiusmodi est,<text:line-break/>quae ex abscessus vel ruptione vel sectione et immodica lu<text:line-break/>his qui hydero laborant vacuatione fit. Satis enim ad prae-<text:line-break/>sehs fuerit rebus odoris hos reficere, paulo. post autem for—<text:line-break/>bitiones coetu faciles adhibere. At fi ob tristitiam, laetitiam,<text:line-break/>timorem , excandescentiam aut pavoreni animo consternan-<text:line-break/>tur, odoramentis et <text:span text:style-name="Default_20_Paragraph_20_Font"><text:span text:style-name="T1">n</text:span></text:span>arium comprehensionibus refocillati ad<text:line-break/>vomitum cogendi sunt. Ad eundem modum si qui ex vui-..</text:p>
      <text:p text:style-name="P5">aeribus , purgationibus doloribusque articulorum, nervorum<text:line-break/>et tendonum musculorum animo deficiant, in primis reficere,<text:line-break/>postea vero idoneum affectui remedium praestare oportet.<text:line-break/>Si vero celicos affectus aut lliofos aut eo<text:span text:style-name="Default_20_Paragraph_20_Font"><text:span text:style-name="T1">r</text:span></text:span>um aliquem qui -<text:line-break/>vehementer affligunt animi deliquium sequatur, affectatum<text:line-break/>partium fomentis calidis et extremarum frictionibus animus<text:line-break/>restituitur. Quae vero ob propriam facultatum corpus no-<text:line-break/>strum moderantium imbecillitatem animi defectiones fiunt,<text:line-break/>ab intemperie earum partium unde vires proficiscuntur con-<text:line-break/>tractam, contraria intemperie curari debent, nempe frigidam<text:line-break/>calefaciendo ,. calidam refrigerando . atque in aliis eadem ra-<text:line-break/>tione. Vitalis quidem vocata facultas, quam e corde prodire<text:line-break/>docuimus, ex pulsuum debilitate deprehenditur. Quae au-<text:line-break/>tem ex Iecore oritur, hanc altricem^ vocant, ex cruentis alvi<text:line-break/>dejectionibus initio quidem aquosis et tenuibus, deinde vero<text:line-break/>amurcae in modum orestis. Quae vero ex cerebro originem<text:line-break/>ducit facultas, animalem nonnulli peculiari nomine vocant,</text:p>
      <text:p text:style-name="P5">arbitrarii motus imbecillitate cognoscitur. In alio autem<text:line-break/>ope<text:span text:style-name="Default_20_Paragraph_20_Font"><text:span text:style-name="T1">r</text:span></text:span>e de ejusmodi affectibus, ex quibus multa sunt a medi-<text:line-break/>cis praetermissa, seorsum tibi conscribemus.</text:p>
      <text:h text:style-name="Heading_20_2" text:outline-level="2">C a p. XVI. . </text:h>
      <text:p text:style-name="P16">Quoniam autem hactenus symptomata<text:line-break/>disputando p<text:span text:style-name="Default_20_Paragraph_20_Font"><text:span text:style-name="T1">r</text:span></text:span>osequtus sumus, rursus ad ea quae initio pro-<text:line-break/>posita sunt redeamus, unum omnium communem scopum<text:line-break/>habentes, nempe causae a qua haec omnia fiant contempla-<text:line-break/>tionem, ipsa enim conveniens remedium tibi ostendet, velut<text:line-break/>in capitis dolore, si quis ribum fastidiat et stomachi rosio-<text:line-break/>nem sentiat, vomere jussus, vel bilem vel pituitam vel<text:line-break/>utrumque vomitione ejiciet. Nulla vero nota ventris asse-<text:line-break/>ctum testante, considerandum num repletio vel obstructio<text:line-break/>vel inflammatio aliquam capitis partem obsideat, quod in-<text:line-break/>veniemus primum quidem interrogantes num dolor in uni-<text:line-break/>versum caput sparsus fit, an in parte quapiam vehementius<text:line-break/>insideat. Postea vero an cum gravitate, distentione, morsu vel<text:line-break/>pullu affligat. Si enim cum gravitate urget, multitudinem,<text:line-break/>cum morsu autem, acrimoniam vel vaporis vel humoris,</text:p>
      <text:p text:style-name="P5">cum pulsu inflammationem, cum distenti<text:span text:style-name="Default_20_Paragraph_20_Font"><text:span text:style-name="T1">o</text:span></text:span>ne autem citra<text:line-break/>g<text:span text:style-name="Default_20_Paragraph_20_Font"><text:span text:style-name="T1">r</text:span></text:span>avitatem quidem , ac pulsum crudi ac flatulenta spiritus<text:line-break/>c<text:span text:style-name="Default_20_Paragraph_20_Font"><text:span text:style-name="T1">o</text:span></text:span>piam, cum pulsu vero, membranaceae substantiae inflam-<text:line-break/>mationem, cum gravitate vero, retentam in membranis mal-<text:line-break/>titudinem indicat. His igitur omnibus distinctis causa unde<text:line-break/>singula proficiscuntur est consideranda. Si quidem illa cu-<text:line-break/>randi rationem tibi commonstrabit, ut quum vel vaporis<text:line-break/>vel humoris c<text:span text:style-name="Default_20_Paragraph_20_Font"><text:span text:style-name="T1">o</text:span></text:span>pia contineatur, considerandum est, au ob fe-<text:line-break/>hris magnitudinem fusi ac velut fervefacti humores caput<text:line-break/>subierint, an pr<text:span text:style-name="Default_20_Paragraph_20_Font"><text:span text:style-name="T1">o</text:span></text:span>pter partis imbecillitatem, an totius corp<text:span text:style-name="Default_20_Paragraph_20_Font"><text:span text:style-name="T1">o-<text:line-break/></text:span></text:span>ris plenitudinem ; hanc etenim facile curaveris nimirum c<text:span text:style-name="Default_20_Paragraph_20_Font"><text:span text:style-name="T1">o</text:span></text:span>r-<text:line-break/>poris universi vacuatione. Eam ver<text:span text:style-name="Default_20_Paragraph_20_Font"><text:span text:style-name="T1">o</text:span></text:span> quae ob partis fit imbe-<text:line-break/>cillitatem partim quidem revocando ru totum corpus, partim<text:line-break/>vero affecto loco remedia adhibendo. Revocamus. quidem<text:line-break/>acribus clysteribus et vinculis ac multis infernarum partium<text:line-break/>fricti<text:span text:style-name="Default_20_Paragraph_20_Font"><text:span text:style-name="T1">o</text:span></text:span>nibus sanguinis etiam nonnihil, si ita necessitas urget;<text:line-break/>detrahendo. Parti autem medemur, interim dum in corpus</text:p>
      <text:p text:style-name="P2"><text:span text:style-name="Default_20_Paragraph_20_Font"><text:span text:style-name="T5">- </text:span></text:span>totum <text:span text:style-name="Default_20_Paragraph_20_Font"><text:span text:style-name="T1">r</text:span></text:span>evellimus, ea capiti inspergentes quae repellendi vim<text:line-break/>obtinent, deinde vacuantes, postea ver<text:span text:style-name="Default_20_Paragraph_20_Font"><text:span text:style-name="T1">o</text:span></text:span> r<text:span text:style-name="Default_20_Paragraph_20_Font"><text:span text:style-name="T1">o</text:span></text:span>borantes. Re-<text:line-break/>pellit quidem <text:span text:style-name="Default_20_Paragraph_20_Font"><text:span text:style-name="T1">o</text:span></text:span>leum omphacinum dictum aut aliquod aliud<text:line-break/>simile, quale est oxyrodinum et ipsum rosaceum per fe et<text:line-break/>quae ex papaveris calycibus ac teneris oleae termitibus, he-<text:line-break/>derae .corymbis, viridi menta et sisymbrio comparantur, qui-<text:line-break/>bus in crudiore quidem et frigidiore plenitudine tepidis uti<text:line-break/>licet, frigidis ver<text:span text:style-name="Default_20_Paragraph_20_Font"><text:span text:style-name="T1">o</text:span></text:span> in calidiore ac biliosiore. Vacuat autem<text:line-break/>ac digerit oleum calidum solum, praesertim si vel vetus vel<text:line-break/>sicyonium sit aut si anethum in ipso suerit concoctum, haec<text:line-break/>enim abunde vacuant humorum plenitudinem, non quidem<text:line-break/>omnino crassiorum ac lentorum, sed et si vel spondylium<text:line-break/>vel scrpyllum <text:span text:style-name="Default_20_Paragraph_20_Font"><text:span text:style-name="T1">o</text:span></text:span>leo incoxeris vel pulegii comam vel cala-<text:line-break/>minthae aut menthae et sisymbrii crassiorem etiam humo-<text:line-break/>rem vacuatus. Eadem quoque robur quoddam partibus in-<text:line-break/>ferunt ac debiles confirmant. His itaque continenter usque<text:line-break/>ad integram curationem est utendum. Et si res postulat,</text:p>
      <text:p text:style-name="P5">etiam per nares et palatum purgabis sternutamentaque cie-<text:line-break/>his. Quod si ad balnea hominem deduxeris, caput siccis lin-<text:line-break/>teis perfricabis falemque et nitrum ac sinapi fine oleo in-<text:line-break/>fperges. Haec quidem sunt dolorum capitis ex ejus partis<text:line-break/>imbecillitate remedia. Quum vero ex febris magnitudine<text:line-break/>dolor accidit remediaque essiagitat, frigidae tum qualitates..<text:line-break/>tum facultates et quae ex hydrelaeo, oxyrodino et papaveris<text:line-break/>calicibus fiunt perfusiones auxiliantur. Doloris autem capi-<text:line-break/>tis decretoriam vel sanguinis eruptionem ves vomitionem<text:line-break/>nunciantis curatio vestiganda non est, non enim symptoma,<text:line-break/>ied salubre signum potius sit existimandus, quemadmodum<text:line-break/>et alia non pauca, quae multos quidem ante crisinterrent,<text:line-break/>salutem vero promittunt. optimum autem est posse cogno-<text:line-break/>suere corpus a natula perturbari, tum alias excretiones tum<text:line-break/>maxime vomitum ad sanguinis eruptionem moliente, quo-<text:line-break/>rum inseparabilis nota est capitiis dolor. De om<text:span text:style-name="Default_20_Paragraph_20_Font"><text:span text:style-name="T1">n</text:span></text:span>ibus autem<text:line-break/>in alio opere fusius tractatur. Quantum vero ad praesentem<text:line-break/>cognitionem attinet , primum servantes institutum de ipsis</text:p>
      <text:p text:style-name="P5">aliquid breviter dicemus. Primum igitur consideranda fe-<text:line-break/>suium species . est, an calidae sint ac ardentes. Solent enim<text:line-break/>hae excretione judicari, quemadmodum mitiores et velut<text:line-break/>languentes diutius dura<text:span text:style-name="Default_20_Paragraph_20_Font"><text:span text:style-name="T1">n</text:span></text:span>t ac in abscessum ple<text:span text:style-name="Default_20_Paragraph_20_Font"><text:span text:style-name="T1">r</text:span></text:span>umque finium<text:line-break/>tur. .Deinde vero an morbus salutaris sit, nam quis bonam<text:line-break/>crisin in pernicioso morbo speraverit? Tertio ad haec uni—<text:line-break/>versi morbi tempus notare oportet. Nam si principii vel iu-<text:line-break/>crementi, nondum vero status aut coctionis notae apparue-<text:line-break/>rint, per urinas aut sputum aut alui dejecti<text:span text:style-name="Default_20_Paragraph_20_Font"><text:span text:style-name="T1">o</text:span></text:span>nes bona crisis<text:line-break/>fieri non potest. Haec quidem sunt ex quibus morbum per<text:line-break/>excretionem judrcatum iri sperare possis. Jam vero ejus<text:line-break/>quod adest nec jam futurum est, hae sunt nolae t in tole- -<text:line-break/>rando difficultas universam crisin antecedit, noctu quidem<text:line-break/>si interdiu morbus judicari debet, interdiu vero si noctu.<text:line-break/>Igitur si quid ejusmodi conspexeris, videndum est quotum<text:line-break/>morbi diem ducat aeger. Nam funi qui vel parvo naturae<text:line-break/>impulsu decernere idonei sunt,. Sed multi ne in vehementi-<text:line-break/>bus quidem commotionibus cognoscere omnino possunt an</text:p>
      <text:p text:style-name="P5">perturbationis magnitudo pro diei natirra fit. Septimus enim<text:line-break/>vel exiguo naturae instructu crisin per vacuationem movet.<text:line-break/>Sextus vero magn<text:span text:style-name="Default_20_Paragraph_20_Font"><text:span text:style-name="T1">o</text:span></text:span> naturae c<text:span text:style-name="Default_20_Paragraph_20_Font"><text:span text:style-name="T1">o</text:span></text:span>natu eget atque raro quidem<text:line-break/>decernit. Quod si decernat, id cum pericul<text:span text:style-name="Default_20_Paragraph_20_Font"><text:span text:style-name="T1">o</text:span></text:span> et sine fide siti<text:line-break/>Ad eundem modum ali<text:span text:style-name="Default_20_Paragraph_20_Font"><text:span text:style-name="T1">o</text:span></text:span>rum etiam dierum Ungulis propria<text:line-break/>quaedam natura inest, quam in libris de diebus decretoriis<text:line-break/>explicarimus. Agedum perturbationis magnitudini dies re-<text:line-break/>spondeat, postea considerat<text:span text:style-name="Default_20_Paragraph_20_Font"><text:span text:style-name="T1">o</text:span></text:span> qualis futura crisis sit; de aliis<text:line-break/>quidem nunc disputare necesse n<text:span text:style-name="Default_20_Paragraph_20_Font"><text:span text:style-name="T1">o</text:span></text:span>n est. An vero vomitus<text:line-break/>futurus sit vel sanguis per nares fluxurus, in ejusmodi enim<text:line-break/>crisibus signum unum ullo dicebamus, nempe capitis dolo- -<text:line-break/>rem, ex iis maxime deprehendere licet : in primis quidem si<text:line-break/>ab initio statim n<text:span text:style-name="Default_20_Paragraph_20_Font"><text:span text:style-name="T1">o</text:span></text:span>n invasit dolor, tanquam m<text:span text:style-name="Default_20_Paragraph_20_Font"><text:span text:style-name="T1">o</text:span></text:span>rbi fym-<text:line-break/>pluma quoddam, fed in perturbatione crisin praecedente.<text:line-break/>Deinde si condolefcat collum et hypochoudrium retrahatur,<text:line-break/>fpirandique difficultas quaedam repentina velut presserim-<text:line-break/>tace sub<text:span text:style-name="Default_20_Paragraph_20_Font"><text:span text:style-name="T1">o</text:span></text:span>riatur. Si enim ^omnibus sus inridentibus repente</text:p>
      <text:p text:style-name="P5">p. sus turgescant nec in parvitatem <text:span text:style-name="Default_20_Paragraph_20_Font"><text:span text:style-name="T1">r</text:span></text:span>ecidant nec debiles<text:line-break/>fiant ; jamjam crisis est exspeetauda<text:span text:style-name="Default_20_Paragraph_20_Font"><text:span text:style-name="T1">r</text:span></text:span> Si vero . praeterquam<text:line-break/>quod no<text:span text:style-name="Default_20_Paragraph_20_Font"><text:span text:style-name="T1">n</text:span></text:span> concidunt etiam in altum attollantur vehemeu-<text:line-break/>tioresque reddantur, jam inspicienda aegrotantis facies est,<text:line-break/>lo .qua si pars aliqua. palpitet aut temporum venae micent<text:line-break/>aut mala aut naris aut oculus rubicundior appareat; crisis<text:line-break/>habendae .maior spes est. Quod si inviti illacriment ana<text:line-break/>splendores se cernere. sibi .videantur ac manus velut scaben-<text:line-break/>fes naribus admoveant, tunc jam non .adfore,. sed adesse fiam<text:line-break/>guinis fluxionem conspicies. Statim enim semel ac. .iterum<text:line-break/>sementibus sanguis erumpit. In his. ver<text:span text:style-name="Default_20_Paragraph_20_Font"><text:span text:style-name="T1">o</text:span></text:span> ne perterrearis<text:line-break/>etiamsi delirare ac subsilire hominem rideas. Haec enim<text:line-break/>sunt humorum sursum tendentium indicia..Quemadmodum<text:line-break/>et spirandi difficultas et hyp.ochondria retracta collumque una<text:line-break/>eum capite degravatum , sed et cum . bis delirium. . signum<text:line-break/>quoddam sit. Atque haec quidem signa sufficiant. Saepe vero<text:line-break/>et cum his accedit aegrotantis aetas et natura quae spem</text:p>
      <text:p text:style-name="P5">confirmat, praeterea anni tempus et praesens aeris consti-<text:line-break/>tutio. Nam si aeger adolescens est aut alioqui calidae na-<text:line-break/>tu<text:span text:style-name="Default_20_Paragraph_20_Font"><text:span text:style-name="T1">t</text:span></text:span>ae aut copiosi sanguinis, major speCsueriti Quod si prius<text:line-break/>eidem aut aegrotanti aut sano faepe sanguis per nares essiu-<text:line-break/>xerit, vel hoc solum satis fuerit ad sanguinis profusionis<text:line-break/>fpem habendam. At si auni tempus aestas est aut si aesias<text:line-break/>non est, sed aeris praesens constitutio calida, nonne ex his<text:line-break/>indictum aliquod destitues? Jam vere si et multi e<text:span text:style-name="Default_20_Paragraph_20_Font"><text:span text:style-name="T1">o</text:span></text:span> temp<text:span text:style-name="Default_20_Paragraph_20_Font"><text:span text:style-name="T1">o</text:span></text:span>re<text:line-break/>per sanguinis profusionem crisin habuerint, praeterea san-<text:line-break/>guine corpus^ redundet et solitae excretiones supprimantur;<text:line-break/>haec quoque spem tibi auxerint. Misti quidem neque <text:span text:style-name="Default_20_Paragraph_20_Font"><text:span text:style-name="T1">o</text:span></text:span>mnino.<text:line-break/>difficile videtur futuram sangui<text:span text:style-name="Default_20_Paragraph_20_Font"><text:span text:style-name="T1">n</text:span></text:span>is eruptionem posse prae-<text:line-break/>sciri, ubi tot ac talia signa habeas. Absurda vero res est ac<text:line-break/>magna imperitis id non praenosce. Sed sunt qui medicorum<text:line-break/>hujus tempestatis culpa ac incuria ea .demirentur, quae ad-<text:line-break/>miratione digna non sunt. Sive enim ex laeva sive dextra<text:line-break/>nare sanguis fluximus sit, ex jam dictis haud difficulter<text:line-break/>praesentias. Verum medicorum non pauci non solum id dis-</text:p>
      <text:p text:style-name="P5">fictis esse, sed omnino ferri non posse arbitrantur, tametsi<text:line-break/>tum hae tum aliae omnes excretiones pvaevideri possint si<text:line-break/>duo haec c<text:span text:style-name="Default_20_Paragraph_20_Font"><text:span text:style-name="T1">o</text:span></text:span>nsideraveris, nempe unde naturae impetus fiat<text:line-break/>et in quam partem vergat. Quae si noris, defectum supplebis<text:line-break/>et immoderatum motum inhibebis, velut exempli gratia<text:line-break/>magna cucurbita sinistro hypochondr-io admota ex liene,<text:line-break/>dextro vero ex jecore profluentem sanguinem facile retra-<text:line-break/>het. Eadem quoque in estis partibus habenda est ratio. Nam<text:line-break/>ex uno de omnibus idem colligere licet si universale co<text:span text:style-name="Default_20_Paragraph_20_Font"><text:span text:style-name="T1">n-<text:line-break/></text:span></text:span>templeris. Quocirca hoc loco praefanti libro finem impo-<text:line-break/>nam. Deinceps vero de febribus, quas phlegmonae accen-<text:line-break/>dunt atque de aliis affectibus, qui in singulis corporis par-<text:line-break/>tibus consistunt disseram. Phlegmonae autem quasi phlogo-.<text:line-break/>fes a veteribus dicebantur: a recentioribus vero non omnes.<text:line-break/>Neque enim herpes neque erysipelas neque id genus aliud<text:line-break/>inflammationibus annumerantur, sed ex calidis affectibus<text:line-break/>uni tantum, cujus durus tumor et dolor pulsatilis comes est.</text:p>
      <text:p text:style-name="P5">hoc nomen tribuunt, tametsi non talem solum sed simplici-<text:line-break/>ter omnes calidos ac velut fervidos affectus, febres ac dolo-<text:line-break/>res <text:span text:style-name="Default_20_Paragraph_20_Font"><text:span text:style-name="T1">s</text:span></text:span>equi videmus. De his igitur atque aliis id genus morbis<text:line-break/>deinceps disseremus.</text:p>
      <text:h text:style-name="P12" text:outline-level="1"><text:bookmark-start text:name="bookmark4"/><text:span text:style-name="Default_20_Paragraph_20_Font"><text:span text:style-name="T6">GALENI AD GLAVCONEM DE </text:span></text:span><text:span text:style-name="Default_20_Paragraph_20_Font"><text:span text:style-name="T4">ΜΕ</text:span></text:span><text:span text:style-name="Default_20_Paragraph_20_Font"><text:span text:style-name="T8">-<text:line-break/></text:span></text:span><text:span text:style-name="Default_20_Paragraph_20_Font"><text:span text:style-name="T6">DENDI METHODO LIBER </text:span></text:span><text:span text:style-name="Default_20_Paragraph_20_Font"><text:span text:style-name="T7">I</text:span></text:span><text:span text:style-name="Default_20_Paragraph_20_Font"><text:span text:style-name="T6">I.</text:span></text:span><text:bookmark-end text:name="bookmark4"/></text:h>
      <text:h text:style-name="Heading_20_2" text:outline-level="2">Cap. I. </text:h>
      <text:p text:style-name="P16">De singularum autem corporis partium af-<text:line-break/>foetibus, Glauc<text:span text:style-name="Default_20_Paragraph_20_Font"><text:span text:style-name="T1">o</text:span></text:span>, deinceps disse<text:span text:style-name="Default_20_Paragraph_20_Font"><text:span text:style-name="T1">r</text:span></text:span>emus ab inflammatione ex-<text:line-break/>orsi. Haec etenim et frequentissime incidit et plurimas ha-<text:line-break/>bet differentias , hisque omnibus febres accedere solent. Ita-<text:line-break/>que omnium communis est imm<text:span text:style-name="Default_20_Paragraph_20_Font"><text:span text:style-name="T1">o</text:span></text:span>deratus calor ac velut phlo-<text:line-break/>gosis, <text:span text:style-name="Default_20_Paragraph_20_Font"><text:span text:style-name="T1">i. insiammatio</text:span></text:span>, unde et infis phlegmones nomen ve-<text:line-break/>teres indidere. Harum autem cuique suam inveneris diffe-<text:line-break/>rentica, ex qua ejus tum species cogn<text:span text:style-name="Default_20_Paragraph_20_Font"><text:span text:style-name="T1">o</text:span></text:span>scitur, tum idoneum<text:line-break/>remedium suppeditatur. Aliam enim herpetes, aliam erysi-</text:p>
      <text:p text:style-name="P5">pelata, aliam phygethla et aliam aliae inflammationum fpe-<text:line-break/>cies curationem essiagitant. Quocirca hic quoque c<text:span text:style-name="Default_20_Paragraph_20_Font"><text:span text:style-name="T1">o</text:span></text:span>gnoscen-<text:line-break/>dorum recte affectuum facultas rursus antecedit. Atque boe<text:line-break/>primum tibi scribere conab<text:span text:style-name="Default_20_Paragraph_20_Font"><text:span text:style-name="T1">o</text:span></text:span>r, ubi om<text:span text:style-name="Default_20_Paragraph_20_Font"><text:span text:style-name="T1">n</text:span></text:span>ium inflammationum<text:line-break/>differentias ab initio distinctu constituero. Prima itaque in-<text:line-break/>flammatlonis differentia est, quae in humidam et siccam di-<text:line-break/>stinguitm. Humidam quidem quae in calida defluxione par-<text:line-break/>tem obsidente fit, siccam vero in qua citra ullum defle-<text:line-break/>vium nativus cal<text:span text:style-name="Default_20_Paragraph_20_Font"><text:span text:style-name="T1">o</text:span></text:span>r accenditur. H<text:span text:style-name="Default_20_Paragraph_20_Font"><text:span text:style-name="T1">o</text:span></text:span>c autem quadantenus ve-<text:line-break/>lut febris partis ipsius est, quae quum ad immoderatam.jam<text:line-break/>caliditatem et siccitatem pervenit, exstinguitur omnino ac<text:line-break/>emoritur. Quocirca neque in plura potest dividi, quemad-<text:line-break/>modum altera differentia., quae uti dicebamus ex humorum<text:line-break/>defluxu in partem aliquam fit. Ejus enim multae sunt fpe-<text:line-break/>cies, una ex sanguinis, altera ex bilis, tertia ex utriusque<text:line-break/>simul defluxione. Atque etiam in harum singulis aut jam<text:line-break/>computruit quod defluit aut putrescit in parte infantum:<text:line-break/>itlqne vel substantia crastina est vel tenue i vel tuave vel</text:p>
      <text:p text:style-name="P5">acre.. Si igitur sanguis bonus ac crassitudine mediocris unit<text:line-break/>versim in aliquam partem fluxerit .atque ob multitudinem<text:line-break/>constipetur, dolor vehemens, nisi pars omnino hebetem sen-<text:line-break/>sum habeat, hominem corripit, pulsusque in profundo infe-<text:line-break/>stat et distendi partem ipsam usquequaque ac contundi as-<text:line-break/>ger putet, tantinnque sentit calorem, ut deuri rideatur ac<text:line-break/>refrigerari cupiat, rubor quoque qualis ex balneis accedit<text:line-break/>aut ad ignem efflorescit vel alio quovis modo calefactis in<text:line-break/>cute apparet. Affectus hic totius generis appellationem ac-<text:line-break/>cepit vocaturque iusiammatio, quemadmodum et aliae mul-<text:line-break/>tae species fui generis nomen adoptarunt. oriturque fre-<text:line-break/>quenter ex <text:span text:style-name="Default_20_Paragraph_20_Font"><text:span text:style-name="T1">o</text:span></text:span>mni fere caula, etenim et vulneribus convulsio-<text:line-break/>nibus, c<text:span text:style-name="Default_20_Paragraph_20_Font"><text:span text:style-name="T1">o</text:span></text:span>ntusionibus, rupturis, lassitudini quam exercitatio at-<text:line-break/>tulit, luxationlbus, fracturis et sponte natis ulceribus super-<text:line-break/>venit, praeter haec omnia quum venae immodice plenae in<text:line-break/>eam partem, quae tunc recipere maxime sit idonea, super-<text:line-break/>vacuum humorem fundunt: ea autem pars caeteris est aut</text:p>
      <text:p text:style-name="P5">imbecilli<text:span text:style-name="Default_20_Paragraph_20_Font"><text:span text:style-name="T1">o</text:span></text:span>r aut rarior et soluti<text:span text:style-name="Default_20_Paragraph_20_Font"><text:span text:style-name="T1">o</text:span></text:span>r auni ad attrahendum<text:line-break/>prompti<text:span text:style-name="Default_20_Paragraph_20_Font"><text:span text:style-name="T1">o</text:span></text:span>r aut immobilior, quacunque de causa ad has affe-<text:line-break/>cti<text:span text:style-name="Default_20_Paragraph_20_Font"><text:span text:style-name="T1">o</text:span></text:span>nes perducta fuerit De hoc. e<text:span text:style-name="Default_20_Paragraph_20_Font"><text:span text:style-name="T1">n</text:span></text:span>im disceptare nunc non<text:line-break/>-statuimus. Flava bilis, quand<text:span text:style-name="Default_20_Paragraph_20_Font"><text:span text:style-name="T1">o</text:span></text:span> suam servans naturam per<text:line-break/>universum corpus cum sanguine fertur , arquatum m<text:span text:style-name="Default_20_Paragraph_20_Font"><text:span text:style-name="T1">o</text:span></text:span>rbum<text:line-break/>parit. Herpes vero vocatur, quum s<text:span text:style-name="Default_20_Paragraph_20_Font"><text:span text:style-name="T1">o</text:span></text:span>la a sangui<text:span text:style-name="Default_20_Paragraph_20_Font"><text:span text:style-name="T1">n</text:span></text:span>e secreta<text:line-break/>est, ac in parte aliqua consistit, quae fi crassa sit c<text:span text:style-name="Default_20_Paragraph_20_Font"><text:span text:style-name="T1">o</text:span></text:span>nsistentia<text:line-break/>totum cutem usque; ad subjectum carnem exulcerat, atque<text:line-break/>ejusmodi herpetas Hippocrates exedentes vocat. Sin tenui<text:span text:style-name="Default_20_Paragraph_20_Font"><text:span text:style-name="T1">o</text:span></text:span>r<text:line-break/>bilis sit; solam superficiem quasi deurit, atque haec species<text:line-break/>generis nomen accepit, simplieiterque . et sine adjectione her-<text:line-break/>pes nominatur. Harum enim duarum formarum altera modo<text:line-break/>commemorata herpes exedens, altera vero miliaris dicitur,<text:line-break/>quod pustulae parvae ac multae i<text:span text:style-name="Default_20_Paragraph_20_Font"><text:span text:style-name="T1">n</text:span></text:span> summa cute excitentur<text:line-break/>milio similes. Fit autem ejusmodi herpes etiam ab ipsa bile,<text:line-break/>sed minus quam priores acri e.t calida. Quod si ex sanguine<text:line-break/>et flava bile justo calidi<text:span text:style-name="Default_20_Paragraph_20_Font"><text:span text:style-name="T1">o</text:span></text:span>ribus fluxio mista suerit , aut ex</text:p>
      <text:p text:style-name="P5">sanguine quidem, sed fervid<text:span text:style-name="Default_20_Paragraph_20_Font"><text:span text:style-name="T1">o</text:span></text:span> ac substantia tenuissimo asse-<text:line-break/><text:span text:style-name="Default_20_Paragraph_20_Font"><text:span text:style-name="T6">tus </text:span></text:span>erysipelas vocatur, multo inflammatione calidior aspe-<text:line-break/>ctnque flavior. Et si tetigeris , sanguis facile suffugit rursus-<text:line-break/>que affluit exquisite tenuis et visu rube^ , non tamen aeque<text:line-break/>cruciat erysipelas atque inflammatio. Neque <text:span text:style-name="Default_20_Paragraph_20_Font"><text:span text:style-name="T1">s</text:span></text:span>ecundum nl-<text:line-break/>lam inflammati<text:span text:style-name="Default_20_Paragraph_20_Font"><text:span text:style-name="T1">o</text:span></text:span>nis speciem aut pulsat aut premit aut dis-<text:line-break/>tendit. Verum aliquando moderate omnino infestat et ma-<text:line-break/>xime quum in <text:span text:style-name="Default_20_Paragraph_20_Font"><text:span text:style-name="T1">s</text:span></text:span>olam cutem sparsum est, minimeque subje-<text:line-break/>ctam carnem laedit atque magna ex parte tale fit exquisi-<text:line-break/>tumque erysipelas est. Quemadmodum id quod subjectam<text:line-break/>carnem invadit, minimeque ex plane tenui fluxione fit fa-<text:line-break/>lum erysipelas non est, sed jam mistus ex erysipelate et in-<text:line-break/>flammatione affectus, in quo quum propria erysipelatis sym-<text:line-break/>plumata praevalent a recentioribus medicis erysipelas phle-<text:line-break/>gmonodes, quum vero inflammationis, erysipelatodes iustam-<text:line-break/>malio dicitur. Quod si neutrius luculenter vincant, sed pa-</text:p>
      <text:p text:style-name="P5">ria cernantur, inflammatio et erysipelas mista esse dicuntur.<text:line-break/>Itaque exquisitum erysipelas solius cutis est affectus. At iri-<text:line-break/>flammatio non solumi subjectarum cuti partium quamquam<text:line-break/>maxime quidem harum, sed et - cutis aliquando allectus est.<text:line-break/>Atque haec quidem non minorem alioqui quam illa dolorem<text:line-break/>invenit, sed pulsatione caret Quum vero sanguis admodum<text:line-break/>calidus ac crassius est, in quamcunque partem confer tim-fluxe-<text:line-break/>rit, hanc exurit ulcusque cum crusta efficit. Quicquid vero<text:line-break/>circumstat, in inflammatio<text:span text:style-name="Default_20_Paragraph_20_Font"><text:span text:style-name="T1">n</text:span></text:span>em attollit ferventem ap dolore<text:line-break/>grani conflictantem. Vocatur autem hujusmodi affectus car:;.<text:line-break/>bunculus. Quod si influens sanguis niger sit, crassus, faecu-<text:line-break/>lentus ac -fervidus, qualis est prior, admixtam que saniem<text:line-break/>quandam tenuem habeat , pustulae in cutis superficie oriun-<text:line-break/>tur his quae ex igne fiunt similes , sub quibus ruptis cru-<text:line-break/>sussum ulcus invenitur. - Est et hic affectus etiam carbuncu-<text:line-break/>lus. Tot igitur sunt inflammationis specie. fecundum asse-<text:line-break/>ctus naturam divllae. Multas vero species quispiam forte pu-</text:p>
      <text:p text:style-name="P4">taverit esse praetermissas, nominum multitudine hallucina-<text:line-break/>tus, cujusmodifunt bubones, phymata, phygethla, ophthalmiae,<text:line-break/>peripneumoniae, pleuritides et alia multa similiter nuncupata.<text:line-break/>omnia enim haec inflammationes quaedam sunt in antedi-<text:line-break/>ctis speriebus comprehensae, quarum quaeque diversam for-<text:line-break/>tita est appellationem. Quoniam qui primi haec nomina i<text:span text:style-name="Default_20_Paragraph_20_Font"><text:span text:style-name="T1">n-<text:line-break/></text:span></text:span>diderunt compositam intelligentiam tum ipsius assectus tum<text:line-break/>partis hunc. continentis, verbo .un<text:span text:style-name="Default_20_Paragraph_20_Font"><text:span text:style-name="T1">o</text:span></text:span> explicare voluerunt.</text:p>
      <text:p text:style-name="Normal">Sunt enim. bubo, phyma et phygetblon glandularum assectus.</text:p>
      <text:p text:style-name="P18">Bubo. quidem inflammatio, phyma vero affectus est, qui et</text:p>
      <text:p text:style-name="P18">celeriter augetur et ad suppurationem festinat, phygetblon</text:p>
      <text:p text:style-name="P3">vero phlegmonodes, ut vocant, erysipelas est aut inflamma-<text:line-break/>tio erysipelatodes. Ad eundem modum ophthalmia inflam-<text:line-break/>matio est ejus membranae, quae corneae adhaeret , pleuritis<text:line-break/>ejus. quae costas succingit, angina saucium, peripneumonia.<text:line-break/>vero pulmonis, eadem quoque in reliquis est ratio. Quae<text:line-break/>igitur in conspicuis corporis partibus inflammationes exi-<text:line-break/>stunt prompte. cognosti p<text:span text:style-name="Default_20_Paragraph_20_Font"><text:span text:style-name="T1">o</text:span></text:span>ssunt, quae vero in abditis latent</text:p>
      <text:p text:style-name="P5">atque omnino febres adferunt non aeque, sed misti quidem<text:line-break/>videtur ejusmodi cognitio acri judicio egere, peritiaque na.-<text:line-break/>tutae partium , quam ex anatome simul et exquisita scientia<text:line-break/>tum actionum tum usuum nobis comparamus, de quibus<text:line-break/>in aliis operibus disputatum esu. Nunc vero deliis quidem<text:line-break/>retexere sermonem non vacat, . quando le derepente peregre<text:line-break/>proficisci necessitas urget. Qua ratio<text:span text:style-name="Default_20_Paragraph_20_Font"><text:span text:style-name="T1">n</text:span></text:span>e autem inflammatio-.<text:line-break/>nes , quae in summa cute ex<text:span text:style-name="Default_20_Paragraph_20_Font"><text:span text:style-name="T1">o</text:span></text:span>riuntur, optime quis curare<text:line-break/>possit, tibi primum explicabo. abeo affectu auspicatus, qui<text:line-break/>quod plurimum incidat totius generis appellationem mere-<text:line-break/>tur. In quo id in primis quod et in omnibus aliis mari-<text:line-break/>mam vim obtinet considerare oportet, nempe ut morbi<text:line-break/>cau<text:span text:style-name="Default_20_Paragraph_20_Font"><text:span text:style-name="T1">t</text:span></text:span>a inveniatur.</text:p>
      <text:h text:style-name="Heading_20_2" text:outline-level="2">Cap. II. </text:h>
      <text:p text:style-name="P18">Igitur inflammationum quae in conspicuo<text:line-break/>fiunt causa una quaedam est non admodum occulta, quae<text:line-break/>fluxio appellatur, nisi aliquando cum his copuletur, quae ab<text:line-break/>alia evidente <text:span text:style-name="Default_20_Paragraph_20_Font"><text:span text:style-name="T1">a</text:span></text:span>nsa fieri videntur. Quando enim nulla ha-</text:p>
      <text:p text:style-name="P5">rum praecedente pars repente inflammatione est obsessa,<text:line-break/>causa quae .affectum attulit. rheuma, i. <text:span text:style-name="Default_20_Paragraph_20_Font"><text:span text:style-name="T1">siuxio</text:span></text:span>, morbus vero<text:line-break/>affectio rheumatica dicitur. Atque in his praecipue inflant-<text:line-break/><text:span text:style-name="Default_20_Paragraph_20_Font"><text:span text:style-name="T1">a</text:span></text:span>rationibus optima per initia curati<text:span text:style-name="Default_20_Paragraph_20_Font"><text:span text:style-name="T1">o</text:span></text:span> adhiberi debet. Nam<text:line-break/>qui in ipsis err<text:span text:style-name="Default_20_Paragraph_20_Font"><text:span text:style-name="T1">o</text:span></text:span>r committitur, aut curatu difficiles aut<text:line-break/>omnino immedicabiles reddit affectiones. Haec autem duo<text:line-break/>maxima sunt errata, nullam totius corporis rationem habere<text:line-break/>et partem calefacere ac humectare. At in his duobus me-<text:line-break/>dici maxime delinquunt. Nonnulli enim ex methodica secta<text:line-break/>persuasi. et inflammationes omnes affectiones astrictas esse<text:line-break/>arbitrati, laxandas esse sibi putaverunt. Sunt. vero qui te-<text:line-break/>mere et inconsiderate illos imitantur, unum mali agendi<text:line-break/>habentes patrocinium , nimirum se cum multis errare. Sed<text:line-break/>neque ex dogmaticis medicis neque empiricis quispiam ita<text:line-break/>sensit. Verum quod et ratio et experientia suadet, corpo-<text:line-break/>ris universi congruas vacuationes moliri jubent, partem<text:line-break/>vero inflammatam perfundere ac illinire his quae influentis</text:p>
      <text:p text:style-name="P5">humoris repellendi vim habeant, et qui in affecto loco con-<text:line-break/>tinetur vacuare, roburque ac vires affectis jam partibus in-<text:line-break/>ferere, Quae autem vacuando observari debeant, antea sii-<text:line-break/>ximus , ac nunc quoque paucis explicabimus , ut deinceps<text:line-break/>servata memoria jam te per singulos affectus .vacuationis<text:line-break/>indicationes edoceri necesse nun siti Aetatem igitur, tempus,<text:line-break/>regionem, praesentem aeris constitutionem, r<text:span text:style-name="Default_20_Paragraph_20_Font"><text:span text:style-name="T1">o</text:span></text:span>bur aegrotan-<text:line-break/>tis, habitudinem, c<text:span text:style-name="Default_20_Paragraph_20_Font"><text:span text:style-name="T1">o</text:span></text:span>nsuetudinem atque ipsam m<text:span text:style-name="Default_20_Paragraph_20_Font"><text:span text:style-name="T1">o</text:span></text:span>rbi sperie<text:span text:style-name="Default_20_Paragraph_20_Font"><text:span text:style-name="T1">t</text:span></text:span><text:span text:style-name="Default_20_Paragraph_20_Font"><text:span text:style-name="T6">n<text:line-break/></text:span></text:span>animadvertendam esse diximus. Haec enim quando vacuam-<text:line-break/>dum .aut minime vacuandum sit et unde et qu<text:span text:style-name="Default_20_Paragraph_20_Font"><text:span text:style-name="T1">o</text:span></text:span> modo d<text:span text:style-name="Default_20_Paragraph_20_Font"><text:span text:style-name="T1">o-<text:line-break/></text:span></text:span>cent, velut in subjecto affectu : c<text:span text:style-name="Default_20_Paragraph_20_Font"><text:span text:style-name="T1">o</text:span></text:span>nfluat in genu humor at-<text:line-break/>que repente vehementer intumescat. Tibi ver<text:span text:style-name="Default_20_Paragraph_20_Font"><text:span text:style-name="T1">o</text:span></text:span> universum<text:line-break/>corpus sanguine plenum esse videatur, valideque aegrotantis<text:line-break/>vires sint, anni tempus ver et regio modice temperata , ado- -<text:line-break/>lescensque vel juvenis sit aeger, huic sanguinem ex supernis<text:line-break/>partibus mitte<text:span text:style-name="Default_20_Paragraph_20_Font"><text:span text:style-name="T1">r</text:span></text:span>e oportet, secta cubiti vena vel interna vel<text:line-break/>media. Quod su superna pars affecta sit, ex in<text:span text:style-name="Default_20_Paragraph_20_Font"><text:span text:style-name="T1">t</text:span></text:span>erna ducen-</text:p>
      <text:p text:style-name="P5">dus est sanguis. Nunquam enim incommode flu-xionis impe-<text:line-break/>tus in c<text:span text:style-name="Default_20_Paragraph_20_Font"><text:span text:style-name="T1">o</text:span></text:span>ntrarium revestitur. Cataplasma vero ex semper-<text:line-break/>vivo et malicorio in rino decoctis, ritu polentaque impo-<text:line-break/>nendum est, ut quod in his optimum sit <text:span text:style-name="Default_20_Paragraph_20_Font"><text:span text:style-name="T1">o</text:span></text:span>mnisque quibus<text:line-break/>n<text:span text:style-name="Default_20_Paragraph_20_Font"><text:span text:style-name="T1">o</text:span></text:span>bis opus est praestare possit. Repellit enim quod influit<text:line-break/>et quod jam continetur exsiccat et circumstantes partes con-<text:line-break/>firmat.. Alia autem sexcenta medicamenta eodem m<text:span text:style-name="Default_20_Paragraph_20_Font"><text:span text:style-name="T1">o</text:span></text:span>do mi-<text:line-break/>sicere potes, quorum c<text:span text:style-name="Default_20_Paragraph_20_Font"><text:span text:style-name="T1">o</text:span></text:span>mp<text:span text:style-name="Default_20_Paragraph_20_Font"><text:span text:style-name="T1">o</text:span></text:span>nendorum rationem ex libris de<text:line-break/>medicamentis didicisti. Unde in singulis unum aliquod tibi .<text:line-break/>subscribam; futurum monumentum simul et exemplum ejus<text:line-break/>quae in aliis est facultatis. Ejusmodi vero remediis utendum<text:line-break/>est, ubi d<text:span text:style-name="Default_20_Paragraph_20_Font"><text:span text:style-name="T1">o</text:span></text:span>lor vehemens n<text:span text:style-name="Default_20_Paragraph_20_Font"><text:span text:style-name="T1">o</text:span></text:span>n est, ubi vero gratiore cum d<text:span text:style-name="Default_20_Paragraph_20_Font"><text:span text:style-name="T1">o-<text:line-break/></text:span></text:span>lore defluxio. inciderit, neque aqua calida neque oleum ne-<text:line-break/>que catapla<text:span text:style-name="Default_20_Paragraph_20_Font"><text:span text:style-name="T1">s</text:span></text:span>mata ex -.triticea farina adhibenda sunt. . Haec<text:line-break/>enim <text:span text:style-name="Default_20_Paragraph_20_Font"><text:span text:style-name="T1">o</text:span></text:span>mnia affectibus ex humorum influxu contractis ad-<text:line-break/>verfantur, tametsi levamentum quoddam statim adferre vi-,<text:line-break/>deantur. Satis enim suerit, d<text:span text:style-name="Default_20_Paragraph_20_Font"><text:span text:style-name="T1">o</text:span></text:span>loris, vehementiam mitigare</text:p>
      <text:p text:style-name="P5">aliquo ex his quae ex passo et rosaceo ac paucula cera cum<text:line-break/>his ambobus liquata conficiuntur. Haec autem lana succide,<text:line-break/>quae oesypi plurimum habeat excipienda sunt, ac aestate<text:line-break/>quidem frigida, hieme vero tepida admovenda. Ad hunc<text:line-break/>modum cataplasmata ex arnoglosso, lenticula, pane et rosa-<text:line-break/>ceb adhibenda sunt. Paulo vero supra allectum locum ad-<text:line-break/>movenda est spongia rino acerbo imbuta aut aqua frigida,<text:line-break/>momentum autem aceti satius fuerit huic immiscere. Quod<text:line-break/>si ex his utilitas aliqua memoratu digna accesserit et nus-<text:line-break/>quam pus appareat , mollibus quae adversus fluxiones pa-<text:line-break/>rantur emplastris utendum est, ex quibus optima sunt, quae<text:line-break/>exsiccare simul ac repellere fluentem sanguinem et citra do-<text:line-break/>lorem possint. Quocirca quae cutem vehementer tendunt<text:line-break/>proindeque d<text:span text:style-name="Default_20_Paragraph_20_Font"><text:span text:style-name="T1">o</text:span></text:span>lorem adferunt, haec plus laedunt quam exsic-<text:line-break/>cando prosint. Tale igitur esse debet medicamentum, quale<text:line-break/>nobis in usu crebro est, quod ex chaleite co<text:span text:style-name="Default_20_Paragraph_20_Font"><text:span text:style-name="T1">n</text:span></text:span>stat .rosaceo<text:line-break/>temperatum. Si vero lanam mundam vino acerbo madentem<text:line-break/>extrinsecus superposueris, majorem utilitatem attuleris. At</text:p>
      <text:p text:style-name="P5">ubi in parte ipsa pus apparuerit, semet aut his cataplasma<text:line-break/>ex necessitate imponi debet. Ad praesens vero quod ex po-<text:line-break/>lenta constat utilius admovetur. Similiter autem his aceti<text:line-break/>quippiam aut vini admiscendum esu Postmodum vero secta<text:line-break/>parte ac pure vacuato cavebis a caeteris, oleum vero sive<text:line-break/>aquam exhibebis. Quod si vulnus forte abluere conveniat,<text:line-break/>mulsa vel posca, rino et rino mulso utendum esu Si vero -<text:line-break/>partem adhuc inflammatio occupet, cataplasma ex lenticula<text:line-break/>imponendum est. Sin ab hac sit libera, aliquod ex aliis me-.<text:line-break/>dicamentis quae emplasta dicu<text:span text:style-name="Default_20_Paragraph_20_Font"><text:span text:style-name="T1">n</text:span></text:span>tur et quibus in ejusmodi<text:line-break/>sectionibus utimur, eoque potissimum quod ex chalcite con-<text:line-break/>stat. Quibus extrinsecus spongia aut lana rino acerbo im-<text:line-break/>buta superponenda esu At si acerbi vini copia non sit, aqua<text:line-break/>cui tantum aceti admistum fit, ut bibi possit perfundenda<text:line-break/>fpongia est. Ad hoc autem sariunt etiam vina marina. Tu<text:line-break/>vero si occasio efflagitet, vinum arte conficere poteris, sale<text:line-break/><text:span text:style-name="Default_20_Paragraph_20_Font"><text:span text:style-name="T1">vino</text:span></text:span>, quod in promptu habueris admisto. Vulneri autem<text:line-break/>nullum pingue medicamentum admovendum est, quale est</text:p>
      <text:p text:style-name="P5">Macedonicum et quod tetrapharmacum vocant, diligenter<text:line-break/>enim exsiccandum esu sid hunc quidem modum inflammatio<text:line-break/>quae ex defluxione est curari debet.</text:p>
      <text:h text:style-name="Heading_20_2" text:outline-level="2">Cap. III. </text:h>
      <text:p text:style-name="P18">Quae vero ab aliis caulis fiunt, humectare<text:line-break/>ac calefacere nihil velat. Et si ad suppurationem has du-<text:line-break/>cere velis; cataplasma ex triticea farina in oleo et aqua de-<text:line-break/>cocta inducendum esu Neque timenda scarificatio est, si<text:line-break/>quando ea opus fit. Quae vero ex humorum defluxu fiunt<text:line-break/>iusiammationes, non fine magno mal<text:span text:style-name="Default_20_Paragraph_20_Font"><text:span text:style-name="T1">o</text:span></text:span> fcarificantur, maxime<text:line-break/>per initia. Veter<text:span text:style-name="Default_20_Paragraph_20_Font"><text:span text:style-name="T1">e</text:span></text:span>scentibus autem quae post totius c<text:span text:style-name="Default_20_Paragraph_20_Font"><text:span text:style-name="T1">o</text:span></text:span>rporis<text:line-break/>vacuationem aliamque idoneam curati<text:span text:style-name="Default_20_Paragraph_20_Font"><text:span text:style-name="T1">o</text:span></text:span>nem duritiem quan-<text:line-break/>dam ac nigrorem in partibus reliquerunt auferre sanguinem<text:line-break/>n<text:span text:style-name="Default_20_Paragraph_20_Font"><text:span text:style-name="T1">o</text:span></text:span>n est absurdum, nam inflammationes amplius existiman-<text:line-break/>dae n<text:span text:style-name="Default_20_Paragraph_20_Font"><text:span text:style-name="T1">o</text:span></text:span>n sunt, quemadm<text:span text:style-name="Default_20_Paragraph_20_Font"><text:span text:style-name="T1">o</text:span></text:span>dum neque erysipelas, si jam liv<text:span text:style-name="Default_20_Paragraph_20_Font"><text:span text:style-name="T1">o-<text:line-break/></text:span></text:span>rem c<text:span text:style-name="Default_20_Paragraph_20_Font"><text:span text:style-name="T1">o</text:span></text:span>ntraxit. H<text:span text:style-name="Default_20_Paragraph_20_Font"><text:span text:style-name="T1">o</text:span></text:span>c enim per initia refrigerari desiderat, ac<text:line-break/>p<text:span text:style-name="Default_20_Paragraph_20_Font"><text:span text:style-name="T1">o</text:span></text:span>tissimum quum sine manifesta fit causa. Quasido vero jam<text:line-break/>fervor abest, confert scarificare et cataplasma ex hordea-</text:p>
      <text:p text:style-name="P5">cea farina calidum imponere et ceratum aliudque medica-<text:line-break/>mentum, quod discutiendi vim obtineat. Non tamen ex<text:line-break/>vena sanguis in hisce necessario mittitur, sed ventrem per<text:line-break/>in<text:span text:style-name="Default_20_Paragraph_20_Font"><text:span text:style-name="T1">t</text:span></text:span>erio<text:span text:style-name="Default_20_Paragraph_20_Font"><text:span text:style-name="T1">r</text:span></text:span>a pmgare sufficit, adhibito medicamento quod fla-<text:line-break/>vam bilem ducat. Quod fi exigua fit affectio, ne hoc quidem<text:line-break/>necessarium est, sed abunde erit acri uti clystere. Quae vero<text:line-break/>ex ulceribus fiunt erysipeIata, quaeque similiter manifestas<text:line-break/>habent causas , neque si statim cataplasma ex hordeacea sa-<text:line-break/>rina praesertim loco antea scarificato imposueris , laedes.<text:line-break/>Inflammationi vero erysipelatodi et eryfipelati phlegmonodi<text:line-break/>mista, quoad fieri potest, cu<text:span text:style-name="Default_20_Paragraph_20_Font"><text:span text:style-name="T1">r</text:span></text:span>atio est adhibenda atque ei<text:line-break/>quod magis vinrit semper reluctandum. Bubo vero et<text:line-break/>phyma et .phygethlon eadem ratione qua et aliarum par-<text:line-break/>tium similes allectus murari debent, praeterquam in parti-<text:line-break/>bus, quae iisdem affectibus laborantes acriora medicamenta<text:line-break/>ferre possunt, cujusmodi sunt glandulae. Herpetes autem<text:line-break/>quatenus ad universi corporis yacuationem attinet ut erysi-<text:line-break/>pelata curari debent, quatenus vero ad affectam partem,</text:p>
      <text:p text:style-name="P5">non eadem omnibus cura adhibenda est. Exedentes enim<text:line-break/>omnes refrigerari volunt, quemadmodum et alii herpetes et<text:line-break/>eryfipelata, non tamen medicamenta ferunt, quae praeter-<text:line-break/>quaor quod refrigerant etiam humectare idonea su<text:span text:style-name="Default_20_Paragraph_20_Font"><text:span text:style-name="T1">n</text:span></text:span>t, hesi<text:line-break/>fotum refrigerantia admittunt, prae<text:span text:style-name="Default_20_Paragraph_20_Font"><text:span text:style-name="T1">s</text:span></text:span>ertim quae exsiccare post-<text:line-break/>sint. Quocirca neque lactuca neque polygonum neque le<text:span text:style-name="Default_20_Paragraph_20_Font"><text:span text:style-name="T1">n-<text:line-break/></text:span></text:span>ticula quae in paludibus nuscitur neque palustris lotus aut<text:line-break/>anthyllium aut psyllium aut portulaca aut feris aut sum-<text:line-break/>pervisum aut aliud id genus quod refrigerare ac hume-<text:line-break/>ctare possit est adhibendum, quae quidem erysipelatibus sunt<text:line-break/>familiaria. Sed nec spongiae frigida imbutae aliquando nec<text:line-break/>f<text:span text:style-name="Default_20_Paragraph_20_Font"><text:span text:style-name="T1">a</text:span></text:span>lam, fidendum est, tametsi refrigerare ac exsiccare possint,<text:line-break/>sed modice, Herpeles vero vehementiorem quam salani sic-<text:line-break/>citatum expetunt. lgitur per initia imponendi allium ca-<text:line-break/>preoli sunt ec rubi et canini rubi germina et amoglostum.<text:line-break/>Deinde lenticula admiscenda est, nonnunquam et mel et po-<text:line-break/>lenta, quod praefcriptum est ad inflammationes ex desse-<text:line-break/>xion.e cataplasma, si ah eo sempervivum detraxeris, Exul-</text:p>
      <text:p text:style-name="P5">cerata autem l<text:span text:style-name="Default_20_Paragraph_20_Font"><text:span text:style-name="T1">o</text:span></text:span>ca medicamentis ad herpetas in libris phar-<text:line-break/>maceuticis, f<text:span text:style-name="Default_20_Paragraph_20_Font"><text:span text:style-name="T1">ide c</text:span></text:span>o<text:span text:style-name="Default_20_Paragraph_20_Font"><text:span text:style-name="T1">mpositi</text:span></text:span>o<text:span text:style-name="Default_20_Paragraph_20_Font"><text:span text:style-name="T1">ne medicamentorum</text:span></text:span> inscriptis,<text:line-break/>inungere <text:span text:style-name="Default_20_Paragraph_20_Font"><text:span text:style-name="T1">o</text:span></text:span>p<text:span text:style-name="Default_20_Paragraph_20_Font"><text:span text:style-name="T1">o</text:span></text:span>rtet. Ejusmodi enim multa passim habentur in<text:line-break/>orbiculos digesta , qui dum usus essiagitat pass<text:span text:style-name="Default_20_Paragraph_20_Font"><text:span text:style-name="T1">o</text:span></text:span> diluuntur.<text:line-break/>Quod si in pr<text:span text:style-name="Default_20_Paragraph_20_Font"><text:span text:style-name="T1">o</text:span></text:span>mptu passum n<text:span text:style-name="Default_20_Paragraph_20_Font"><text:span text:style-name="T1">o</text:span></text:span>n sit, vino tenui et albo et<text:line-break/>leviter astringente utendum est, quale Falernum est Massi-<text:line-break/>lienfe, Sabinum, Adriaticum et Arsyinum, quae nondum gu.-<text:line-break/>stus acrimoniam vetustate contraxerint. Et si in h<text:span text:style-name="Default_20_Paragraph_20_Font"><text:span text:style-name="T1">o</text:span></text:span>rum vi-<text:line-break/>cem interdum posca aquosa utaris , nihil minus consequeris.<text:line-break/>Jam vero inveteratis ulceribus neque passo diluendi pastilli<text:line-break/>sunt, neque amplius aqu<text:span text:style-name="Default_20_Paragraph_20_Font"><text:span text:style-name="T1">o</text:span></text:span>saposcaosse debet. At vina quae<text:line-break/>astringendi vim possident plurimum j ovant, maxime quidem<text:line-break/>nigra aut si ea desideremus alba. Ex medicamentis vero<text:line-break/>quae h<text:span text:style-name="Default_20_Paragraph_20_Font"><text:span text:style-name="T1">o</text:span></text:span>c temp<text:span text:style-name="Default_20_Paragraph_20_Font"><text:span text:style-name="T1">o</text:span></text:span>re acc<text:span text:style-name="Default_20_Paragraph_20_Font"><text:span text:style-name="T1">o</text:span></text:span>mmoda sunt optimum est, quod Po-<text:line-break/>lyidae ascribitur, P<text:span text:style-name="Default_20_Paragraph_20_Font"><text:span text:style-name="T1">usio</text:span></text:span>ni, Musae, Androni et alia his similia.<text:line-break/>Herpetes vero qui tantum summam cutem exulcerant, nisi<text:line-break/>admodum veteraverint, nullo h<text:span text:style-name="Default_20_Paragraph_20_Font"><text:span text:style-name="T1">o</text:span></text:span>rum inungere oportet,<text:line-break/>urunt enim vehementer ac valide exsic<text:span text:style-name="Default_20_Paragraph_20_Font"><text:span text:style-name="T1">c</text:span></text:span>ant, fed ejusmodi</text:p>
      <text:p text:style-name="P5">herpetibus sufficiunt, quae glauci; vim habent, maxime aqua<text:line-break/>resoluta. Qu<text:span text:style-name="Default_20_Paragraph_20_Font"><text:span text:style-name="T1">o</text:span></text:span>d si haec nihil profecerint, acetum miscendum<text:line-break/>est, utilius autem fuccus folaui et arno fossi additur. H<text:span text:style-name="Default_20_Paragraph_20_Font"><text:span text:style-name="T1">o</text:span></text:span>c<text:line-break/>porr<text:span text:style-name="Default_20_Paragraph_20_Font"><text:span text:style-name="T1">o</text:span></text:span> in summa in omni ulcere cognoscendum est , sive id<text:line-break/>sponte sive ex casu sive ex vulnere acciderit, nimirum qu<text:span text:style-name="Default_20_Paragraph_20_Font"><text:span text:style-name="T1">o</text:span></text:span>d<text:line-break/>semper exsiccari desideratmedicamento, ut inquit Idippocra-<text:line-break/>tes, non molesto, hoc est neque mordente neque irritante<text:line-break/>vehementer; nisi malignum .ac putre siti Namsid genus usa<text:line-break/>cera acerrima medicamenta efflagitant et quae igni vires<text:line-break/>proximas habent, quale est mify, chalcitis, arsenicum, calx et ,<text:line-break/>sandaracbe, ignis enim modo demunt ejusmodi medica-<text:line-break/>menta, quae si malo cedunt, saepe ipso igne utendum esu<text:line-break/>Quocirca et carbunculis, ut vocant, super ipsam crustam ubi .<text:line-break/>pars maxime putrescit commode hoc medicamentorum ge-<text:line-break/>nus adhibebis, intactis tamen vicinis partibus, ne imprude<text:span text:style-name="Default_20_Paragraph_20_Font"><text:span text:style-name="T1">n</text:span></text:span>s<text:line-break/>ea sine ulla necessitate exulceres, sed pastillis aule comme-<text:line-break/>moratis utendum est, qualis est Andronius. . Quod si rubor</text:p>
      <text:p text:style-name="P5">aliquand<text:span text:style-name="Default_20_Paragraph_20_Font"><text:span text:style-name="T1">o</text:span></text:span> locum oc<text:span text:style-name="Default_20_Paragraph_20_Font"><text:span text:style-name="T1">c</text:span></text:span>upet aut ingens ard<text:span text:style-name="Default_20_Paragraph_20_Font"><text:span text:style-name="T1">o</text:span></text:span>r, medicamentum<text:line-break/>passo diluendum est vel arnoglossi succo. Sin tumor magnus<text:line-break/>sit, primum rino acerbo, deinde adsueto aceto diss<text:span text:style-name="Default_20_Paragraph_20_Font"><text:span text:style-name="T1">o</text:span></text:span>lvitur.<text:line-break/>Cataplasma autem ex erviua farina et musso aceto imp<text:span text:style-name="Default_20_Paragraph_20_Font"><text:span text:style-name="T1">o</text:span></text:span>nen-<text:line-break/>dum est, atque in primis initio statim tantum sanguinis<text:line-break/>quantum satis esse videbitur, nisi quid vetet, detrahen-<text:line-break/>dum est.</text:p>
      <text:h text:style-name="Heading_20_2" text:outline-level="2">Cap. IV. </text:h>
      <text:p text:style-name="P18">Haec quidem generatim funt ejusmodi afi-<text:line-break/>fectuum remedia., quae pro affectorum instrumentorum na-<text:line-break/>tura mutantrtr. Quatuor autem ab bis sumuntur indicatio-<text:line-break/>nes, ex eorum temperamento, conformatione, situ et facultate.<text:line-break/>Temperamento quidem, ex iis quaedam sunt natura sic-<text:line-break/>ciora, quaedam humidiora, alia autem frigidiora,- alia vero<text:line-break/>.calidiora , et ex copulatis simplicibus aut humidiora et ca-<text:line-break/>lidiora aut humidiora et frigidiora aut sicciora et calidiora<text:line-break/>aut sicciora et frigidiora aut omnino temperate. Sitque tibi<text:line-break/>incu<text:span text:style-name="Default_20_Paragraph_20_Font"><text:span text:style-name="T1">s</text:span></text:span>ando scopus partis natura. Haec enim docet, quate-<text:line-break/>mis sit refrigerandum aut exsiccandum. Carnosae enim partes</text:p>
      <text:p text:style-name="P5">inflammatione. obsessae leniter sunt exficcandae, et venosae<text:line-break/>quidem licet sint car<text:span text:style-name="Default_20_Paragraph_20_Font"><text:span text:style-name="T1">n</text:span></text:span>osis Hectores, non tamen multum sunt<text:line-break/>exficcandae. Ar terrosae vero natura partes fiunt magis quam<text:line-break/>venosae, atque his magis nervosae, multo. vero amplius car-<text:line-break/>tilaginosae et osseae. Non enim ante quam ad propriam<text:line-break/>naturam pars reductu sit, finem curationi impositum esse<text:line-break/>existimandum est. Ad sicciorem autem temperaturam redu-<text:line-break/>cunt medicamenta natura sicciora, ad frigidiorem vero fri-<text:line-break/>gidiora, Ad eundem quoque modum in reliquis duabus qua-<text:line-break/>litatibus; ad mediocrem vero, quae in singulis sunt messio-<text:line-break/>erra. Sic equidem partium temperamenta affectuum variant<text:line-break/>curationes. Conformationes vero ad hunc modum: <text:span text:style-name="Default_20_Paragraph_20_Font"><text:span text:style-name="T1">parte</text:span></text:span>s<text:line-break/>quaedam intra fe, quaedam extra, quaedam autem utraque,<text:line-break/>quaedam neutra parte habent spatia, ut ex simplicibus arte-<text:line-break/>riae, venae et nervi , illae in artubus quidem intra fe, in<text:line-break/>peritonaeo vero utraque parte, nervi autem in artubus<text:line-break/>neutra, in peritonaeo vero altera parte. Fere autem viscera<text:line-break/>omnia tam intra fe, quam extra ampla spatia obtinent. Ad</text:p>
      <text:p text:style-name="P5">haec caro ipsa pulmonis quidem -rara ,.contra vero renum<text:line-break/>densissima est post hanc jecoris. Lienis vero substantia tanto<text:line-break/>denfior est quam pulmonis , quanto quam jecoris est rarior.<text:line-break/>Itaque in omnibus his quaecunque neutra ex parte cavitates<text:line-break/>habent, quae fluxionem supervacuam excipiant fortiter sunt<text:line-break/>siccandae, tametsi natura admodum siccae non sunt, cujus-,<text:line-break/>modi funt nervi et qui in artubus potissimum. Quae vero<text:line-break/>tam extra quam intra nonnihil inflammationis laxare poli<text:line-break/>sunt, vehementer exsiccantibus ubn egent, praesertim sussin-.<text:line-break/>gula earum caro sit, qualis est pulmo. Neque vero praeter-<text:line-break/>mittenda est ea, quae a partis situ struitur indicatio , utpote<text:line-break/>quae maxime doceat, per quae et quomodo et unde fieri de-<text:line-break/>beat vacuatur. Confluentium igitur adhuc <text:span text:style-name="Default_20_Paragraph_20_Font"><text:span text:style-name="T1">hum</text:span></text:span>o<text:span text:style-name="Default_20_Paragraph_20_Font"><text:span text:style-name="T1">rum</text:span></text:span> revulfio,<text:line-break/>quam autifpafin Hippocrates vocat, obsidentium vero jam<text:line-break/>partem derivatio est remedium. Utrumque enim vacuationis<text:line-break/>genus per communes venas fieri jttbeti Ex utero verbi gra-<text:line-break/>tia revellas, si cubiti venam secueris aut fnb mammis cu-</text:p>
      <text:p text:style-name="P5">curbitulas adm<text:span text:style-name="Default_20_Paragraph_20_Font"><text:span text:style-name="T1">o</text:span></text:span>veris aut manus calefeceris, fricueris ac li-<text:line-break/>gaveris. Derivabis autem si quae in poplite sunt aut mal- .<text:line-break/>scolis venas diviseris, cucurbitulas femori adm<text:span text:style-name="Default_20_Paragraph_20_Font"><text:span text:style-name="T1">o</text:span></text:span>veris, crura<text:line-break/>calefeceris, fricueris et ligaveris. Atque si dextra uteri pars<text:line-break/>laboret , fanguis ex dextra manu at crure ducendus est. Sin<text:line-break/>laeva affecta fit, ex membris illi e directo respondentibus.<text:line-break/>Quod enim Kaal <text:span text:style-name="Default_20_Paragraph_20_Font"><text:span text:style-name="T3">ῖξιν</text:span></text:span><text:span text:style-name="Default_20_Paragraph_20_Font"><text:span text:style-name="T5"> </text:span></text:span>Hippocrates vocat, hoc ipsum est sc-<text:line-break/>cundum aequalitatem. Secare autem internas venas Hippo-<text:line-break/>cratis^ etiam est, quod hae et viciniores sunt et e directo<text:line-break/>magis resp<text:span text:style-name="Default_20_Paragraph_20_Font"><text:span text:style-name="T1">o</text:span></text:span>ndent affectis partibus. Etenim si phlegmone<text:line-break/>affecto liene ducererfanguinem velis, manus sinistrae sin<text:line-break/>jecore, . dextrae vena interna eodem modo secanda esu Si<text:line-break/>vero aliqua ex superioribus partibus inflammatione tentata<text:line-break/>sit, ut in angina. et <text:span text:style-name="Default_20_Paragraph_20_Font"><text:span text:style-name="T1">o</text:span></text:span>phthalmia et alia in .quacunque capitis<text:line-break/>parte extiterit, externas et quae e directo resp<text:span text:style-name="Default_20_Paragraph_20_Font"><text:span text:style-name="T1">o</text:span></text:span>ndent <text:span text:style-name="Default_20_Paragraph_20_Font"><text:span text:style-name="T1">vena</text:span></text:span>s<text:line-break/><text:span text:style-name="Default_20_Paragraph_20_Font"><text:span text:style-name="T1">secabi</text:span></text:span>s, membris vero ipsis affectis a c<text:span text:style-name="Default_20_Paragraph_20_Font"><text:span text:style-name="T1">o</text:span></text:span>niugibus venis va-<text:line-break/>cuabis, sive <text:span text:style-name="Default_20_Paragraph_20_Font"><text:span text:style-name="T1">r</text:span></text:span>evellere sive derivare velis, nisi inveteratus<text:line-break/>affectus sit. Nam tunc ab affecta parte <text:span text:style-name="Default_20_Paragraph_20_Font"><text:span text:style-name="T1">sangu</text:span></text:span>i<text:span text:style-name="Default_20_Paragraph_20_Font"><text:span text:style-name="T1">nem . duce</text:span></text:span>s.</text:p>
      <text:p text:style-name="P5">Itaque in angina venae fusi lingua incidendae sunt, ubi cor.-<text:line-break/>pus universum vacuaverimus et inveteratus suerit affectus.<text:line-break/>Ad hunc modum et lieni et jecori cucurbitulas admovemus.<text:line-break/>Eadem ratione aliam quamcunque partem affectam scarifi-<text:line-break/>casiis, quum humorum fluxio restiterit, alioquin enim hos<text:line-break/>magis irritaveris et malum geminaveris. Sed quum jam uni-<text:line-break/>verfum ab humore supervacuo corpus liberum est, neque<text:line-break/>jam aliquid affluit, sed ex vetere defluxione impacta loco<text:line-break/>affecto portio aliqua esu Quod vero in gibbis jecoris per<text:line-break/>urinas , simis vero partibus per alui excrementa ducere<text:line-break/>op<text:span text:style-name="Default_20_Paragraph_20_Font"><text:span text:style-name="T1">o</text:span></text:span>rteat, visceris- ipsius situs indicat. Quodque th<text:span text:style-name="Default_20_Paragraph_20_Font"><text:span text:style-name="T1">o</text:span></text:span>racem<text:line-break/>ac pulmonem tussi repurgare conveniat, ventremque ac sto—<text:line-break/>m.achum vomitu, interanea alui deiectione, quemadmodum<text:line-break/>lienem et renes per urinas, uterum per mensus, cerebrum.<text:line-break/>vero ac ejus membranas per palatum, gurgulionem, nares<text:line-break/>et aures, <text:span text:style-name="Default_20_Paragraph_20_Font"><text:span text:style-name="T1">ex e</text:span></text:span>o<text:span text:style-name="Default_20_Paragraph_20_Font"><text:span text:style-name="T1">rum sedibus palam est. </text:span></text:span>Sed et quod partibus<text:line-break/>in superficie <text:span text:style-name="Default_20_Paragraph_20_Font"><text:span text:style-name="T1">constitutis</text:span></text:span> tale sit adhibendum .medicamentum,<text:line-break/>quale affectus efflagitat; quae vero in alto c<text:span text:style-name="Default_20_Paragraph_20_Font"><text:span text:style-name="T1">o</text:span></text:span>rpore demersae</text:p>
      <text:p text:style-name="P5">latent, quaeque ex longo intervallo medicamenti virtutem<text:line-break/>experturae sunt, his non quale nunc est, sed quale cum eo<text:line-break/>pervenerit, tum futurum est, ex situ partium dandum didi-<text:line-break/>cimus. Quocirca medicamenti sive id suris adhiberi sive<text:line-break/>devorari aut hauriri debeat vires non praesentes, sed qua-<text:line-break/>les dum ad affectum locum pervenerint suturae sint, c<text:span text:style-name="Default_20_Paragraph_20_Font"><text:span text:style-name="T1">o</text:span></text:span>nsi-<text:line-break/>derandae sunt. Igitur quae in pulmonis inflammationibus<text:line-break/>pectori .forinsecus imponuntur medicamenta, longe vehe-<text:line-break/>meutiora et acriora natura, quam si ipsi vssceri admoverem-<text:line-break/>fur esse debent. Ejus enim quod per multa corporis membra<text:line-break/>intermedia transiens ad locum affectum perventurum est, vires<text:line-break/>si quidem per initia essent imbecillae, omnino fatiscerent atque<text:line-break/>evanescerent. Tantum igitur adventitii roboris adliciendum<text:line-break/>est, quantum transeundo amittunt, ut. quod superest aequale<text:line-break/>existat ei quod tactu juvat. Itaque externis pectoris iuflam-<text:line-break/>mationibus abunde faciunt, quae solum laxare possunt, in-<text:line-break/>ternae vero, qualis est membrana costas succingens, acriora<text:line-break/>desiderant Lienis vero et jecoris omniumque perit<text:span text:style-name="Default_20_Paragraph_20_Font"><text:span text:style-name="T1">o</text:span></text:span>naei</text:p>
      <text:p text:style-name="P5">partium inflammationes eadem ratione curantur. Saepe enim<text:line-break/>cutis ab admotis medicamentis ulceratur , effi visceribus<text:line-break/>l<text:span text:style-name="Default_20_Paragraph_20_Font"><text:span text:style-name="T1">o</text:span></text:span>nge durior sit, potentiusque resistat. Quod si ipsis visceri-<text:line-break/>bus medicamenta, quibus assidue egent, admoveri possent, eo<text:line-break/>mitiora essent imponenda, quo eorum natura facilius assiri-<text:line-break/>tur. Quae vero et vorare et haurire medicamenta jubent<text:line-break/>curandis viscerum affectibus idonea, longe acriora et vehe-<text:line-break/>mentiora esse debent, quam quae affectae partes efflagitant,<text:line-break/>exceptis his quae ventri et stomach<text:span text:style-name="Default_20_Paragraph_20_Font"><text:span text:style-name="T1">o</text:span></text:span> conferunt; sola enim<text:line-break/>haec talia adhibentur, qualia morbus poscit, reliqua vero<text:line-break/>omnia acriora et valentiora viribus esse oportet, ac ea ma-<text:line-break/>xime quae ad renum et pulmonum vitia adhibentur. . Con-<text:line-break/>siderare itaque oportet, quot numero partes permeat medi-<text:line-break/>c<text:span text:style-name="Default_20_Paragraph_20_Font"><text:span text:style-name="T1">o</text:span></text:span>mentum, quod ad pulmones sertur. Primum quidem per<text:line-break/><text:span text:style-name="Default_20_Paragraph_20_Font"><text:span text:style-name="T1">o</text:span></text:span>s transit, deinde fauces et stomachum, postea ventriculum<text:line-break/>ipsum et quaedam ex gracilioribus intestinis,- deinde ad<text:line-break/>mescnterii venas, post ad Iecoris partium limarum, ex</text:p>
      <text:p text:style-name="P5">quibus ad gibberarum venas pervenit, ex his vero ad ca-<text:line-break/>vum, post quam ad cor, tandem ad -pulmonem. Neque ne-<text:line-break/>gere possumus, quin in singulis hisce partibus humoribus<text:line-break/>quibusdam id misceatur et mutationem quandam alteratio.-<text:line-break/>n em que naturae visceris familiarem recipiat. Quapropter<text:line-break/>quod de ejus facultate superest minus omnino ac hebetius<text:line-break/>est quam ut lae<text:span text:style-name="Default_20_Paragraph_20_Font"><text:span text:style-name="T1">t</text:span></text:span>am partem juvare possit. Quae igitur a situ<text:line-break/>partis sumitur indicatio, his modis curationem variat, qua-<text:line-break/>tenus autem quae a facultate ducitur,nunc exponemus. Quo-<text:line-break/>niam autem ex corporis partibus alias quidem influentes,<text:line-break/>alias vero congenitae facultates moderantur, atque harum<text:line-break/>ipsarum aliae sibi solis, aliae. aliis facultatum sunt origo, et<text:line-break/>ex his quidem aliae proprium , aliae publicum habent offi-<text:line-break/>cium , necessario curationis forma in unaquaque harum dii-<text:line-break/>ferentiarum mutanda est. Siquidem multa .ex commemoratis<text:line-break/>remediis affectumquidem curant, caeterum nativas partium<text:line-break/>facultates offendunt,. quarum noxa in universum corpus<text:line-break/>transfertur, quod bifariam fit, nimirum quatenus riscus est</text:p>
      <text:p text:style-name="P5">facultatis origo totius c<text:span text:style-name="Default_20_Paragraph_20_Font"><text:span text:style-name="T1">o</text:span></text:span>rporis partibus communis , aut ejus<text:line-break/>munus universo corpori utile est. Iecur enim, cor, cerebrum<text:line-break/>et testes principia stant facultatum universo corpori com-<text:line-break/>munia. Venter autem et uterus nativas facultates et nulli<text:line-break/>alteri corporis parti c<text:span text:style-name="Default_20_Paragraph_20_Font"><text:span text:style-name="T1">o</text:span></text:span>mmunes habenti Caeterum ventris<text:line-break/>munus tuti c<text:span text:style-name="Default_20_Paragraph_20_Font"><text:span text:style-name="T1">o</text:span></text:span>rpori utile est, uteri vero non. item. Plerum-<text:line-break/>que autem affectionis remedium partis facullatem laedit,<text:line-break/>aliud quidem immodice laxando robur solvit proindeque et<text:line-break/>partis facultatem , aliud vero immodice refrigerando insitum<text:line-break/>cal<text:span text:style-name="Default_20_Paragraph_20_Font"><text:span text:style-name="T1">o</text:span></text:span>rem exstinguit,. qui fortassis, ut quibusdam tum medicis<text:line-break/>tum philosophis celeberrimis vi<text:span text:style-name="Default_20_Paragraph_20_Font"><text:span text:style-name="T1">t</text:span></text:span>um est, substantia est facula<text:line-break/>tutum aut certe primarium ac necessarium ipsarum insitu-<text:line-break/>mentum. Jam vero et alienae quaedam qualitates vires disi-<text:line-break/>sipare p<text:span text:style-name="Default_20_Paragraph_20_Font"><text:span text:style-name="T1">o</text:span></text:span>ssunt. Nihil igitur h<text:span text:style-name="Default_20_Paragraph_20_Font"><text:span text:style-name="T1">o</text:span></text:span>rum curando praetermitten-<text:line-break/>dum est, ne forte imprudentes dicamus, morbus quidem cu-<text:line-break/>ratus .est, h<text:span text:style-name="Default_20_Paragraph_20_Font"><text:span text:style-name="T1">o</text:span></text:span>mo ver<text:span text:style-name="Default_20_Paragraph_20_Font"><text:span text:style-name="T1">o</text:span></text:span> periit , quod accidere plurimis qu<text:span text:style-name="Default_20_Paragraph_20_Font"><text:span text:style-name="T1">o</text:span></text:span>ti-<text:line-break/>die videmus, qui irrationalem experientiam c<text:span text:style-name="Default_20_Paragraph_20_Font"><text:span text:style-name="T1">o</text:span></text:span>lunt mesto-</text:p>
      <text:p text:style-name="P5">dicamqne <text:span text:style-name="Default_20_Paragraph_20_Font"><text:span text:style-name="T1">t</text:span></text:span>ectam om<text:span text:style-name="Default_20_Paragraph_20_Font"><text:span text:style-name="T1">n</text:span></text:span>ia ipsius artis bona pervertentem , quae<text:line-break/>rationes quasdam dogmaticas quidem , fed multis erroribus<text:line-break/>plenas sectatur. Sub indicatione autem quae a viribus par.-<text:line-break/><text:span text:style-name="Default_20_Paragraph_20_Font"><text:span text:style-name="T1">tin</text:span></text:span>ta petitur, <text:span text:style-name="Default_20_Paragraph_20_Font"><text:span text:style-name="T1">t</text:span></text:span>ensus hebes acutusque continetur. Nam quae<text:line-break/>insigniter sentiunt acria medicamenta non ferunt, quemad-<text:line-break/>modum nec humores. Si enim acer quidam humor os veu-<text:line-break/>tris <text:span text:style-name="Default_20_Paragraph_20_Font"><text:span text:style-name="T1">o</text:span></text:span>ccupet, in fyncopen aegri saepe labuntur, quod fi per-<text:line-break/>modice alliciantur, anxietate et nau<text:span text:style-name="Default_20_Paragraph_20_Font"><text:span text:style-name="T1">t</text:span></text:span>ea premuntur, aliquando<text:line-break/>infestum quidem humorem vomentes, aliquando vero fru-<text:line-break/>stra enitentes, quod in his potissimum affectibus accidit, qui-<text:line-break/>bus os ventris vitioso humore imbuitur. Itidemque quum<text:line-break/>in oculos ejusmodi humor affluit, maximum dolorem inve-<text:line-break/>hit, ulcerofasque pustulas curatuque difficiles excitat. Ea-<text:line-break/>dem ratione neque oculi acrium medicamentorum contactum<text:line-break/>ob sentiendi praestantiam sustinent, quemadmodum necps<text:line-break/>ventris. Neque vero quod degravet, si foris imponas, ejus-<text:line-break/>modi partes patiuntur, minusque ventre oculus,. utpote qui<text:line-break/>nonnunquam ab iis quae illinuntur medicamentis gravatur.</text:p>
      <text:p text:style-name="P5">Partes vero quae hebeti<text:span text:style-name="Default_20_Paragraph_20_Font"><text:span text:style-name="T1">o</text:span></text:span>ris funt Pensus tum gravia cata-<text:line-break/>plasinata tum mordentia medicamenta ferunt..- Sive igitur<text:line-break/>quis cum quatuor commemoratis indicationibus eam, quae a<text:line-break/>sentiendi facilitate sumitur, quintam numerare velit, sive in.<text:line-break/>ea comprehendere quae a facultate sumitur, nihil ad rectam<text:line-break/>curationem refert. Hae igitur indicationes femper memoria<text:line-break/>tenendae funt in omni parte, quocunque affectu laboret. Nam<text:line-break/>ejus temperamentum, conformatio, situs et facultas particu-<text:line-break/>lares nostras actiones immutabunt, fer<text:span text:style-name="Default_20_Paragraph_20_Font"><text:span text:style-name="T1">r</text:span></text:span>ato communi scopo,<text:line-break/>quem perpetuo ex affectu sumendum esse docuimus. Qui<text:line-break/>igitur ex nuda folaque intemperie nascuntur morbi, contra-<text:line-break/>ria qualitate curantur, calida quidem intemperies frigidis<text:line-break/>seu primario loco seu ex accidente ea refrigerent , frigida<text:line-break/>vero calidis. Ad eundem modum sicca humidis, humida sic-<text:line-break/>cis. De eo autem quod primum aut ex accidente calefacit,<text:line-break/>fusissime, ut nosti, in opere de simplicium medicamentorum<text:line-break/>facultate disseruimus, ostendentes nonnunquam id ex acri-</text:p>
      <text:p text:style-name="P5">dente calefacere, quod primario loco refrigerat, ut in frigi-<text:line-break/>dae aspersione, qua intro calor repellitur, et quod calefa-<text:line-break/>cit refrigerare, quum calor calidae aspersione rarefacto cor-<text:line-break/>pore discutitur. Itaque corpus cum a solis agentibus quali-<text:line-break/>talibus alteratus, sola calefaciendi et refrigerandi, hume-<text:line-break/>claudi ac exsiccandi facultate ad naturalem habitum citra<text:line-break/>ullam <text:span text:style-name="Default_20_Paragraph_20_Font"><text:span text:style-name="T1">s</text:span></text:span>ensilem vacuationem reducitur. Quum vero sule ma-<text:line-break/>teriae ejusque temperatae influxu laborat, sula vacua tione<text:line-break/>est opus. Sin intemperata materia sit, vacuationem simul et<text:line-break/>alterationem per contrarias qualitates desiderat, vacuasse-<text:line-break/>nem quidem ut affectus , qui rheumatici dicuntur, de qui-<text:line-break/>bus librum unum, ut <text:span text:style-name="Default_20_Paragraph_20_Font"><text:span text:style-name="T1">n</text:span></text:span>osti, conscripsimus, ru quo ab initio<text:line-break/>statim mo<text:span text:style-name="Default_20_Paragraph_20_Font"><text:span text:style-name="T1">n</text:span></text:span>stratum est, ejusmodi affectiones fieri facultate<text:line-break/>quae corpus universum alit, imbecillitate laborante, quum<text:line-break/>collecta multitudo in omnium partium infirmissimas diffluit.<text:line-break/>Quinetiam fluente quidem sanguine quadantenus vitiato in<text:line-break/>ejusmodi partes, in rheumaticis affectionibus promiscuus</text:p>
      <text:p text:style-name="P5">oritur affectus, quod perraro fortassis evenit. Semper enim<text:line-break/>mihi sanguis sine pituita aut bile vel flava vel atra tenuis<text:line-break/>fluere visus est. Quod si alia quapiam causa pars intumescat,<text:line-break/>videndum est, an inflammatio, an scirrhus, an oedema ejus-<text:line-break/>m odi affectus siti. Inflammationem dicimus omnem calidam<text:line-break/>ac quasi flammeam affectionem, cujus differentias paulo ante<text:line-break/>retulimus. Itaque jam tempus est, ut de oedematis pauca<text:line-break/>tibi tradamus, quo in memoriam revoces, quae fusius me<text:line-break/>explicante didicisti.</text:p>
      <text:h text:style-name="Heading_20_2" text:outline-level="2">Cap. U </text:h>
      <text:p text:style-name="P18">Oedema igitur nominemus tumorem mol-<text:line-break/>lem doloris expertem, quem ex pituitofo humore constare<text:line-break/>monstravimus, aut vaporo<text:span text:style-name="Default_20_Paragraph_20_Font"><text:span text:style-name="T1">s</text:span></text:span>o spiritu, qualis in <text:span text:style-name="Default_20_Paragraph_20_Font"><text:span text:style-name="T1">c</text:span></text:span>adaveribus<text:line-break/>evenit et in pedibus saepe ac cruribus eorum qui hyder.o,<text:line-break/>tabe et alio vitiato corporis habitu laborant. Verum in illis<text:line-break/>periculosis affectibus ejusmodi oedema symptoma est, nullam<text:line-break/>propriam praecipuamque curationem requirens. Sola enim<text:line-break/>frictio alias ex oxyrrhodluo , alias ex oleo cum sale aut</text:p>
      <text:p text:style-name="P5">etiam oxyrrhodino salem habente ipsum sedat, atque id ge-<text:line-break/>nus alia musta. -At si ex pituitofo hum<text:span text:style-name="Default_20_Paragraph_20_Font"><text:span text:style-name="T1">o</text:span></text:span>re in partem af-<text:line-break/>fluente oedema factum sit, spongia aqua , quae aceti aliquid<text:line-break/>acceperit, madefacta aliquando affectum mitigat, qui si non<text:line-break/>quiescat, paul<text:span text:style-name="Default_20_Paragraph_20_Font"><text:span text:style-name="T1">o</text:span></text:span> plus aceti miscebis ita attemperan<text:span text:style-name="Default_20_Paragraph_20_Font"><text:span text:style-name="T1">t, </text:span></text:span>ut. bibi<text:line-break/>possit. Hoc autem aquofius initio adhibendum est. potissi-<text:line-break/>mum mollibus corporibus, valentius vero robustis ac cn-<text:line-break/>tem duram habentibus et quae primo spo<text:span text:style-name="Default_20_Paragraph_20_Font"><text:span text:style-name="T1">n</text:span></text:span>giae imposita<text:line-break/>minime juventur. Est<text:span text:style-name="Default_20_Paragraph_20_Font"><text:span text:style-name="T1">o</text:span></text:span> autem sp<text:span text:style-name="Default_20_Paragraph_20_Font"><text:span text:style-name="T1">o</text:span></text:span>ngia prorsus nova, cujus<text:line-break/>si copia non adsit, curiofe abluatur aphronitro, nitro et li-<text:line-break/>xivia dicta stillatitia. Non cedente autem his remediis cede-<text:line-break/>male, -aluminis momentum adjiciendum est ac spongia<text:line-break/>omnino nova imponenda. Si vero aliquos ex artubus oedema<text:line-break/>occupet, <text:span text:style-name="Default_20_Paragraph_20_Font"><text:span text:style-name="T1">spongiam</text:span></text:span> deligabimus ab inferiore parte incipien-<text:line-break/>tes ac superiori finientes, iniectio<text:span text:style-name="Default_20_Paragraph_20_Font"><text:span text:style-name="T1">n</text:span></text:span>em, compressionem et<text:line-break/>arctationem et omnem distributionem ut in fracturis famen-<text:line-break/>fes. Curationis autem fcopns in hisce affectibus mistus est,</text:p>
      <text:p text:style-name="P5">alter quidem, ut h<text:span text:style-name="Default_20_Paragraph_20_Font"><text:span text:style-name="T1">o</text:span></text:span>rum substa<text:span text:style-name="Default_20_Paragraph_20_Font"><text:span text:style-name="T1">n</text:span></text:span>tiae aliquid discutiatur, al-<text:line-break/>ter ut cogatur stringaturque. Si igitur jam dictis remediis<text:line-break/>morbus non sedetur,. tunc vehementiora mistam temperatu-<text:line-break/>ram habentia ex genere supra relatarum .facultatum aditi-<text:line-break/>benda funt. Ego ver<text:span text:style-name="Default_20_Paragraph_20_Font"><text:span text:style-name="T1">o</text:span></text:span> in inveterato oedematode tumore<text:line-break/>illitae prius oleo parti spongiam dein ex lixivi<text:span text:style-name="Default_20_Paragraph_20_Font"><text:span text:style-name="T1">a</text:span></text:span> admovi, ea-<text:line-break/>que arctius deligata malum vidi percu<text:span text:style-name="Default_20_Paragraph_20_Font"><text:span text:style-name="T1">r</text:span></text:span>atum , non amplius<text:line-break/>scilicet hac curandi ratione mistam facultatem quasi scopum<text:line-break/>habente , sed ad discutiendam incidendamque materiam de-<text:line-break/>clinante , quod in omnibus fere diuturnis affectibus probari<text:line-break/>non ignoramus. Postquam vero abunde ad te quidem de oe-<text:line-break/>dematis scripsimus, de scirrhosis tumoribus deinceps disse-<text:line-break/>rendum esu</text:p>
      <text:h text:style-name="Heading_20_2" text:outline-level="2">Cap. VI. </text:h>
      <text:p text:style-name="P18">Exquisitus igitur fcirrbus tumor est prae-<text:line-break/>ter naturam Pensu carens ac durus. Non exquisitus autem<text:line-break/>non sine sensu quidem omnino est, sed aegre tamen admo-<text:line-break/>dum fentiti Qui igitur sine sensu est, curationem nor, ad urit.<text:line-break/>tit. Qui vero hebetis <text:span text:style-name="Default_20_Paragraph_20_Font"><text:span text:style-name="T1">t</text:span></text:span>ensus est, ut insanabilis non est. sic</text:p>
      <text:p text:style-name="P5">neo curatu facilis.. Fit autem icirrhus ex glutinofo et crasso<text:line-break/>luuuore fcirrhofis partibus ita infartus, ut facile fulvi non<text:line-break/>possit; qui aliquando statim ab initio paulatim concrescit ao<text:line-break/>augetu<text:span text:style-name="Default_20_Paragraph_20_Font"><text:span text:style-name="T1">r. </text:span></text:span>Saepe vero a medicis vehementer erysipelata ac<text:line-break/>inflammationes adstringentibus et , refrigerantibus conflatur.<text:line-break/>Si quis igiturmedicamenta vehementer discutientis partibus<text:line-break/>fcirrhosis admoverit et icirrhum manifeste minuerit , hi<text:span text:style-name="Default_20_Paragraph_20_Font"><text:span text:style-name="T1">o<text:line-break/></text:span></text:span>brevi fe pers<text:span text:style-name="Default_20_Paragraph_20_Font"><text:span text:style-name="T1">o</text:span></text:span>naturum eum fasso sperabit, ignorans quod.<text:line-break/>haec curandi ratio affectum relinquit incurabilem. Resoluta<text:line-break/>enim ex ipfo subtiliori humiditate, quod reliquum est exsto- ..</text:p>
      <text:p text:style-name="P1">. catum lapidosum efficitur. Non sunt igitur fcirrhusae par-<text:line-break/>tes medicamento vehementer exsiccante curandae, fied tepi-<text:line-break/>dum calorem habente, humorem vero neque multum neque<text:line-break/>omnino paucum. —Quod .enim supra modum humidum est,<text:line-break/>nihil prorsus discutit, quod vero minimum, plus quam par<text:line-break/>est exsiccat. oportet igitur corpus fcirrlio obsessum a medi-<text:line-break/>ramento. pro future similiter atque haec quae in. sole liquans<text:line-break/>tur affici. Vocantur autem hujusmodi medicamenta emor-</text:p>
      <text:p text:style-name="P4">lientia, de quibus copiosius in quinto operis de simplicibus<text:line-break/>medicamentis proditum est. Exempla quoque eorum tradita<text:line-break/>funt, simplicia quidem medullae omnes ac adipes.. Ex me-<text:line-break/>d ullis ver<text:span text:style-name="Default_20_Paragraph_20_Font"><text:span text:style-name="T1">o</text:span></text:span>. primas tenet cervina, .deinde vitulina. Ex adi-<text:line-break/>pibus volucrum quidem animalium anserinus, terrestrium<text:line-break/>vero leoninus. Gallinaceum autum anserinus, pardalium<text:line-break/>vero ac ursinum leoninus <text:span text:style-name="Default_20_Paragraph_20_Font"><text:span text:style-name="T1">antecedit</text:span></text:span> , post quos est taurinus.<text:line-break/>His autem crassior est ac siccior caprinus, atque hoc magis<text:line-break/>hircinus. Quod autem ejusmodi affectus vehementer siccanti-<text:line-break/>bus non egeat, dictum est ante. De differentia autem quae<text:line-break/>ex ceorum tenuitate ac crassitudine sumitur, d<text:span text:style-name="Default_20_Paragraph_20_Font"><text:span text:style-name="T1">o</text:span></text:span> culmus qui-<text:line-break/>dem, sed non perspicue. Idcirco in memoriam tibi revo-<text:line-break/>canda sunt quae inter nos commentabantur dum Cercyllii<text:line-break/>puerum curabam, cui ex erysipelate vehementer adstricte et<text:line-break/>refrigerato tumor seirrhosus in tuto. femore relictus erat,<text:line-break/>cui curandae tenuium partium medicamenta adhibenda esse<text:line-break/>existimabamus, proinde pueri femur oleo fovebam in pro-</text:p>
      <text:p text:style-name="P5">fundo fabro fedentis largum oleum Sabinum continentes,.<text:line-break/>quod non ignorarem,. majore id .partium tenuitate quam<text:line-break/>caetera praepollere. ^Balneo vero nisi pluribus interiectis.<text:line-break/>diebus curandi tutius corporis causa prohibebam. Post .vero<text:line-break/>dictum Potum medicamenta ex commemoratis medullis et<text:line-break/>adipibus affecto loco imp<text:span text:style-name="Default_20_Paragraph_20_Font"><text:span text:style-name="T1">o</text:span></text:span>nebam, admistis nonnunquam<text:line-break/>bdellio Scythic<text:span text:style-name="Default_20_Paragraph_20_Font"><text:span text:style-name="T1">o</text:span></text:span>, mastiche Aegyptia et .ammoniaco thymia-<text:line-break/>mate pingui, .non vetere spec non et .galbano , quibus .prae-<text:line-break/>munitum totum femur .pinguissimo ammoniaco, aceto acer-.<text:line-break/>rica refoluto cireumlevi, deinde .per aliquot dies rursum<text:line-break/>panacis liquorem .pinguissimum .aceto acerrimo dissolutum<text:line-break/>adieci, cumque recentem, alioqui pinguis non perduraret;<text:line-break/>quemadmodum neque bdellium neque .ammoniacum neque<text:line-break/>galbanum. Puerum vero alteri cruri innixum saltare jussi,<text:line-break/>quo plus in id alimenti ferretur. Postea vero redacto jam.<text:line-break/>ad a equali latum scicrhoso tumore veritus ne reliquiae Tu-<text:line-break/>peressent contraria omnia .feci, famur aliquo ex r.efiuosis</text:p>
      <text:p text:style-name="P5">medicamentis illinens. Perspicue enim videbatur scirrhoia<text:line-break/>moles insigniter quidem concidisse medicamentorum , quae<text:line-break/>ex aceto constant litu, laxantium veru mollescere, ied non<text:line-break/>decrescere. Verum alternatus eorum u<text:span text:style-name="Default_20_Paragraph_20_Font"><text:span text:style-name="T1">t</text:span></text:span>us moderatus pue-<text:line-break/>rum curarit. Nam si altero tantum genere medicamentorum<text:line-break/>fcirrhum curare tentasses , hunc nequaquam sanasses. Ten-<text:line-break/>dones vero, sic e<text:span text:style-name="Default_20_Paragraph_20_Font"><text:span text:style-name="T1">n</text:span></text:span>im nervofas masculorum propagines voco,<text:line-break/>ex commemorato medicamentorum usu evidentissime juvari.<text:line-break/>videmus, si quae pyrite lapide initur, curandi ratione probe<text:line-break/>utamur, hunc autem oportet igni candentem acerrimo aceto<text:line-break/>inspergere, deinde affectam partum super hunc dimovere, ut<text:line-break/>a vapore <text:span text:style-name="Default_20_Paragraph_20_Font"><text:span text:style-name="T1">t</text:span></text:span>urium exhalante foirrhus solvatur. Multae e<text:span text:style-name="Default_20_Paragraph_20_Font"><text:span text:style-name="T1">n</text:span></text:span>im<text:line-break/>partes jam planae repandae curyataeque hac curandi via<text:line-break/>quae sic ver<text:span text:style-name="Default_20_Paragraph_20_Font"><text:span text:style-name="T1">t</text:span></text:span>ando fit integre sanatae sunt, ita ut incauta-<text:line-break/>mentis similis res esse crederetur. Scirrhosam autem partrsn<text:line-break/>remediis aufe dictis emollitam praemunire oportet. Qnin-<text:line-break/>etiam in hac .quae pyrite sit curatione largo oleo Sabino per-</text:p>
      <text:p text:style-name="P5">quam calido faepe fovendus affectus est, aut aliquo alio ex<text:line-break/>subtilium genere. Nec vero minus proderit anethi potissi-<text:line-break/>mum viridis ac recentis comam oleo incoquere. Quod si py-<text:line-break/>rites in promptu non sit, molari est utendum, sic eum lapi-<text:line-break/>dem ex quo molas parant, quibus frumentum molimus;<text:line-break/>vocant.</text:p>
      <text:h text:style-name="Heading_20_2" text:outline-level="2">Cap. VIE </text:h>
      <text:p text:style-name="P18">Lienem autem scirrhosum non fotum fo-<text:line-break/>lis adhibitis vehementibus medicamentis curare oportet, fed<text:line-break/>et validissimis potionibus. Nam et has citra molestiam per-<text:line-break/>fert. Ex his autem optima sunt radicis capparis cortex et<text:line-break/>scolopendrii et myricae tum <text:span text:style-name="Default_20_Paragraph_20_Font"><text:span text:style-name="T1">r</text:span></text:span>adices tum ramuli. Haec au-<text:line-break/>tem omina in aceto et musso aceto incoquenda sunt. Saepe<text:line-break/>vero lien tangenti reniti videtur, tametsi scirrhosus non sit,<text:line-break/>sed potius flatulentus. In qdo affectu ubi absinthio prius<text:line-break/>locum perfuderis, imponendum est emplastrum mistae sacul-<text:line-break/>tatis, quale est quod ex sulphure et alumine constat. Plo-<text:line-break/>rima profecto id genus remedia in medicamentorum libris</text:p>
      <text:p text:style-name="P5">scripta sunt. . Non simpliciter autem mistorum medicamento-<text:line-break/>rum viribus animum intendere oportet, sed et quantum<text:line-break/>misceatur. Quum enim statu lien aut potius oedemate in-<text:line-break/>tumuit, etiamsi aluminis multum inieceris, nihil offenderis,<text:line-break/>At si sciriho occupetur, discutiendi facultas praepollere de..<text:line-break/>bet, adstringendi vero exigua portio admisceri Quum vero<text:line-break/>unus ex simplicibus sponteque nascentibus medicamentis sa-<text:line-break/>lis flos hac vi fit praeditus, scirrhosum lienem sanat suris .in<text:line-break/>vesica impositus. Iecoris vero scirrhum recentem saepe cu-<text:line-break/>ravimus, inveteratum vero neque ipse sanare potui neque.<text:line-break/>alium qui posset novi. omnes enim ita affectos omnino<text:line-break/>sequitur hyderus. Plurimi autem longiore temporis spatio<text:line-break/>intereunt., Nonnullos vero brevi perire vidi , quibus alvus<text:line-break/>multa dejiciebut. Palam igitur est his stipata esse vasorum<text:line-break/>ora, per quae cibus ex simis jecoris partibus in convexas<text:line-break/>transmittitur. Quod si qui ex his curati. sunt, non alia na-<text:line-break/>tione quam quae in musculofarum partium srirrhis mon-<text:line-break/>strata est , sanitatem sunt adepti. Non enim h<text:span text:style-name="Default_20_Paragraph_20_Font"><text:span text:style-name="T1">o</text:span></text:span>c risus ve-</text:p>
      <text:p text:style-name="P5">trementia medicamenta, uti lien sustinet. Remollientium igi-<text:line-break/>tur missura quae inflammationis ratione visceri admoventur<text:line-break/>medicamenta augenda sunt. Erant autem illa ex absinthii<text:line-break/>coma et expresso ex unguentaria glande oleo , <text:span text:style-name="Default_20_Paragraph_20_Font"><text:span text:style-name="T1">m</text:span></text:span>y<text:span text:style-name="Default_20_Paragraph_20_Font"><text:span text:style-name="T1">robalanu<text:line-break/>p</text:span></text:span>las<text:span text:style-name="Default_20_Paragraph_20_Font"><text:span text:style-name="T1">ma v</text:span></text:span>o<text:span text:style-name="Default_20_Paragraph_20_Font"><text:span text:style-name="T1">catur</text:span></text:span>, et utraque nardo, Indica et Celtica, prae-<text:line-break/>turea croco et oenanthe, mastiche Chia et unguentis ex nardi<text:line-break/>spica temperatis, item mastichino, lentiscino, melino et oe- .<text:line-break/>nanthino. His igitur si amm<text:span text:style-name="Default_20_Paragraph_20_Font"><text:span text:style-name="T1">o</text:span></text:span>niacum thymiama et bdellium<text:line-break/>et commemoratae medullae ac adipes, quaeque incidere id<text:span text:style-name="Default_20_Paragraph_20_Font"><text:span text:style-name="T1">o-<text:line-break/></text:span></text:span>nea sunt, adjiciantur, jecoris seirrhum sanat commoda vi-<text:line-break/>otus ratione observata una cum medicamentorum potione,<text:line-break/>quae obstructi<text:span text:style-name="Default_20_Paragraph_20_Font"><text:span text:style-name="T1">o</text:span></text:span>nem delent et humorem qui in viscere reti-<text:line-break/>netur absumunt. Haec autem omnia vim habent commi-<text:line-break/>nuendi etiam renum calculi, quorum materiam multi medici<text:line-break/>tractarunt. His autem quodpiam admiscendum est ex illis,<text:line-break/>quae urinam movere possunt, quorum materia plurima tum<text:line-break/><text:span text:style-name="Default_20_Paragraph_20_Font"><text:span text:style-name="T6">a </text:span></text:span>multis aliis , tum a nobis in opere de medicamentis s<text:span text:style-name="Default_20_Paragraph_20_Font"><text:span text:style-name="T1">ori-<text:line-break/></text:span></text:span>pta esu Quocirca quae nunc dicta sunt tibi sufficiant.</text:p>
      <text:h text:style-name="P13" text:outline-level="2">cap. VIII. </text:h>
      <text:p text:style-name="P18">Ad aliud enim tumoris genus jam trans-i<text:line-break/>ire tempus est, cui gignendo flatulentus spiritus materiam<text:line-break/>suggerit. Dicitur autem non solum flatulentus, sed et status<text:line-break/>ejusmodi spiritus crassius ac vapor<text:span text:style-name="Default_20_Paragraph_20_Font"><text:span text:style-name="T1">at</text:span></text:span>us neque aethereus sub-<text:line-break/>stantia neque tenuis, ejus vero naturam intelliges, fi qualis<text:line-break/>in austrina qualisque in aquilonia constitutione sit ambiens<text:line-break/>aer in memoriam revocaris. Siquidem austrino flatulentus,<text:line-break/>aquilonio vero naturalis lu nobis spiritus est siculis, ejus-<text:line-break/>modi autem spiritus difflationem corporis etiam densitas<text:line-break/>impedit. Quocirca ejus affectus curatio unum ac communem<text:line-break/>utrique scopum habebit, nempe densi corporis rarefactioni<text:line-break/>et crassi spiritus attenuationi. Nam si medicamentis tenui-<text:line-break/>tate partium pollentibus utrumque sufficienter calefeceris,<text:line-break/>densum quidem rarefactas, crassem vero attenuabis. Asse-<text:line-break/>clarum autem partium natura ad idoneam remediorum ma-<text:line-break/>teriam indicandam conferet, ejusque adhibendae majorem<text:line-break/>minoremve modum. Nam id genus spiritus crassius ac vapo-</text:p>
      <text:p text:style-name="P5">rofus nonnu<text:span text:style-name="Default_20_Paragraph_20_Font"><text:span text:style-name="T1">n</text:span></text:span>quam quidem sub membranis ossa tegentibus<text:line-break/>collectus continetur , <text:span text:style-name="Default_20_Paragraph_20_Font"><text:span text:style-name="T1">n</text:span></text:span>onnunquam sub peritouaeo, aliquam<text:line-break/>do vero in intestinis et ventre. Interdum et sub membranis<text:line-break/>musculos circumdantibus, quemadmodum et sub membrano-<text:line-break/>sis tendonibus. Nonnunquam autem- et i<text:span text:style-name="Default_20_Paragraph_20_Font"><text:span text:style-name="T1">n</text:span></text:span> spatiis quae cogi-<text:line-break/>tutione percipiuntur tum musculorum tum aliarum corporis<text:line-break/>partium, quarum naturam ex anatomicis administrationibus<text:line-break/>didicisti. Ad hunc quidem modum et musculus ipsis spiritu<text:line-break/>impletur. In ventre quoque aut intestinis flatulentus spi<text:span text:style-name="Default_20_Paragraph_20_Font"><text:span text:style-name="T1">r</text:span></text:span>itus<text:line-break/>concluditur, qur si vehemente<text:span text:style-name="Default_20_Paragraph_20_Font"><text:span text:style-name="T1">r</text:span></text:span> frigidus sit, maximum exci-<text:line-break/>tat doloreum Haec autem omnia curationem quidem, ut di-<text:line-break/>ximus, habent communem ex tenuium partium materia, quae-<text:line-break/>que si doloris pa<text:span text:style-name="Default_20_Paragraph_20_Font"><text:span text:style-name="T1">r</text:span></text:span>ticeps sit assectus eam habeat natu<text:span text:style-name="Default_20_Paragraph_20_Font"><text:span text:style-name="T1">r</text:span></text:span>am, ut<text:line-break/>dolo<text:span text:style-name="Default_20_Paragraph_20_Font"><text:span text:style-name="T1">r</text:span></text:span>em mitiga<text:span text:style-name="Default_20_Paragraph_20_Font"><text:span text:style-name="T1">r</text:span></text:span>e possit. Pro differentia vero affectamur<text:line-break/>partium tum cu<text:span text:style-name="Default_20_Paragraph_20_Font"><text:span text:style-name="T1">r</text:span></text:span>ationis materia mutatur tum facultas in-<text:line-break/>tenditur ac remittitur. Quum igitur ejusmodi flatus dolorem<text:line-break/>ininseriore ventre peperit, oleo tenui una cum medicamen-</text:p>
      <text:p text:style-name="P5">tis quae in eo cocta suerint infusu, statim eum sedabis. In- .<text:line-break/>cocta autem in oleo medicamenta cum partium tenuitate ca-<text:line-break/>lefaciunt,- quale est cuminum quod apud nos nascitur et eo<text:line-break/>amplius quod Aethiopicum dicitur et apii petroseliuique se-<text:line-break/>men, foeniculi, finonis, anisi, libystici, seselis, dauci et ,<text:line-break/>spondyli. Qu<text:span text:style-name="Default_20_Paragraph_20_Font"><text:span text:style-name="T1">o</text:span></text:span>d si dolentium partium affectum frigidum esse<text:line-break/>conieceris, in eo rutam, foeniculum et lauri baccas.incoques<text:line-break/>admifcebisque bitumen atque ipsum oleum laurinum, quae--<text:line-break/>que simili calefaciendi facultate fuut praedita. At si infl.am-<text:line-break/>mati<text:span text:style-name="Default_20_Paragraph_20_Font"><text:span text:style-name="T1">o</text:span></text:span>nem cum doloribus junctam esse suspiceris , omnia<text:line-break/>aeria et vehementer calida demes. Ad ea vero, quaecum<text:line-break/>his facultatibus mediocribus laxare possunt^ transibis. Itaque<text:line-break/>in oleo incoquendum anethum est, non ruta, miscendusque<text:line-break/>adeps anserinus aut gallinaceus, Sed haec quidem. m ma-<text:line-break/>gnis doloribus. .Medioeres vero foris adhibito fotu juvantur<text:line-break/>maximeque ex milio, ut cujus levitas nullam omnino parti--<text:line-break/>bus dolentibus molestiam adferat. Aut si ejus copia non sit<text:line-break/>excalefacto fala aut lino crudo aut alio quovis modo. At-</text:p>
      <text:p text:style-name="P5">que magna cucurbita cum larga flamma fine cutis scarifica-<text:line-break/>tioue praesens dolori saepe remedium attulit. Hac autem<text:line-break/>cingendus est umbilicus. Quod fi .post haec dolor perseveret,<text:line-break/>medicamentis ex opio, quale est Phitonis Tarscnsis omnibus<text:line-break/>medicis cognitum, uti non formidabis, etiamsi necessario no-<text:line-break/>xam aliquam afflictis partibus ex his medicamentis accessu-<text:line-break/>ram non ignores. Sed certe ei quod magis urget obsistendo,<text:line-break/>hominem doloris vehementia animo delinquentem cum par-<text:line-break/>va noxa servare satius erit. Nam sequentibus deinceps die-<text:line-break/>bus noxam medicamento contractam emendare poteris.<text:line-break/>Ejusmodi autem medicamenta, quod dolores sedent, anodyna<text:line-break/>vocantur., At ipsorum ferias conciliant, non affectus inte-<text:line-break/>gre curant, fed sentie<text:span text:style-name="Default_20_Paragraph_20_Font"><text:span text:style-name="T1">n</text:span></text:span>di facultatem consopiant. Utendum<text:line-break/>autem est Philonio et omnibus ex opio confectis medicamen-<text:line-break/>tis non recentibus, fed annotinis aut omnino semestribus.<text:line-break/>Maxime igitur ac celerrime . gracilium intestinorum dolores<text:line-break/>epotis medicamentis sedantur, quemadmodum iisdem in se-</text:p>
      <text:p text:style-name="P10">dem immissis , crassiorum affectus protinus Iuvantur. Caele-<text:line-break/>rum n<text:span text:style-name="Default_20_Paragraph_20_Font"><text:span text:style-name="T1">on</text:span></text:span> exiguam facultatis porti<text:span text:style-name="Default_20_Paragraph_20_Font"><text:span text:style-name="T1">o</text:span></text:span>nem epota medicamenta<text:line-break/>infernis affectis partibus et in sedem indisa supernis dispen-<text:line-break/>santi Quin etiam in. carnosas partes spiritus flatulentus cola<text:line-break/>ligitur aliquando omnino sine dolore et diutius durat, prae-<text:line-break/>cipue juxta articulos, tibi musculi ipsi tum nervofiores tum<text:line-break/>compactiores sunt; in. medio vero carnaliores ab rariores.<text:line-break/>Tales autem affectus, ut nosti, medicamentis ex pice, resina,<text:line-break/>terebinthina et adipe leonino et sero taurino curavi. Pro-<text:line-break/>dest autem et ipsis medicamentum,. quod ex strigmento<text:line-break/>et calce paratur et quod ex sycomoro conflat, atque ut<text:line-break/>semel dicam insigniter tenuia, quibus ^emollientia sint per-<text:line-break/>mista.</text:p>
      <text:h text:style-name="Heading_20_2" text:outline-level="2">Cap. I.X. </text:h>
      <text:p text:style-name="P18">Quoniam et de his abunde dicimus; tem-<text:line-break/>pus est, ut de abscessibus difputemus. Sic autem has vocant<text:line-break/>affecti<text:span text:style-name="Default_20_Paragraph_20_Font"><text:span text:style-name="T1">o</text:span></text:span>nes, in quibus ab invicem partium corpora.; quae</text:p>
      <text:p text:style-name="P5">prius mutuo sese tangebant abscedunt. Spatium igitur in<text:line-break/>medio vacuum fieri necesse est, quod materiam aliquam aut<text:line-break/>statuosam aut humidam aut ex utraque mistam continebit.<text:line-break/>Mutantur autem in abscessum et inflammationes quaedam et<text:line-break/>erysipelatosi phlegmonosiqne tumores non pauci. Praeter<text:line-break/>haec autem et abscessus ex quorundam humorum aut spiri-<text:line-break/>tuum vaporosorum abundantia fiunt, sive in affectarunt par-.<text:line-break/>tium medio gignantur sive aliunde, eorum modo quae apo-<text:line-break/>scemmata dicuntur. Sic enim eas affectiones vocant, quum<text:line-break/>humores loco quem prius infestabant relicto in alterum<text:line-break/>confluunt. Quocunque autem modo fiat abscessus, id spa-<text:line-break/>tium quod abscedentes partes interiacet, humoribus illum<text:line-break/>afficientibus impletur. Qui si diutius aliquando maneant, in<text:line-break/>verias formas mutantur. Etenim lapidibus, arenis, testis,<text:line-break/>lignis, carbonibus, luto, strigment<text:span text:style-name="Default_20_Paragraph_20_Font"><text:span text:style-name="T1">a, </text:span></text:span>amurcae, feci, multis-<text:line-break/>que id genus aliis similia corpora saepe in abscessibus con-<text:line-break/>tenta deprehenduntur. Qui igitur sub cute summa consi-</text:p>
      <text:p text:style-name="P5">fiunt, facillime dignoscuntur nec aegre curantur. Nam ta-<text:line-break/>ctus proprietate prompte innotescunt. Curantur vero med:-<text:line-break/>ca m en lis f<text:span text:style-name="Default_20_Paragraph_20_Font"><text:span text:style-name="T1">o</text:span></text:span>ris impositis, non .quemadmodum qui in imo<text:line-break/>corpore maximeque in visceribus consistunt ea quae po-<text:line-break/>tantur desiderantes. Quod igitur ad dignotiones attinet, pre-<text:line-break/>meutibus digitis abscessus suppu<text:span text:style-name="Default_20_Paragraph_20_Font"><text:span text:style-name="T1">t</text:span></text:span>antes, more obscssarum in-<text:line-break/>flammatione partium non renituntur. ltaque manifestum fui<text:line-break/>indicium p<text:span text:style-name="Default_20_Paragraph_20_Font"><text:span text:style-name="T1">r</text:span></text:span>aebent. Habitus autem p<text:span text:style-name="Default_20_Paragraph_20_Font"><text:span text:style-name="T1">r</text:span></text:span>oprietas alia quidem<text:line-break/>in tenuibus, alia ve<text:span text:style-name="Default_20_Paragraph_20_Font"><text:span text:style-name="T1">r</text:span></text:span>o in massis humoribus est, quemadmo-<text:line-break/>dum in glutino su et mucoso humo<text:span text:style-name="Default_20_Paragraph_20_Font"><text:span text:style-name="T1">r</text:span></text:span>e. Saepe vero quae ab-<text:line-break/>scessit pars spiritu distenta nobis suspicitur, qua divisa san-<text:line-break/>guinis grumus i<text:span text:style-name="Default_20_Paragraph_20_Font"><text:span text:style-name="T1">n</text:span></text:span>venitur. Itaque quisquis bis aut ter ejusmodi<text:line-break/>affectum viderit, si diligens sit ac memor an grumus in his-<text:line-break/>ce tumoribus contineatur , cognoscere poterit revocando in<text:line-break/>memoriam tensionis et cessionis proprietatem. At forte prae-<text:line-break/>stat non proprietatem , sed quantitatem tensionis et cessionis<text:line-break/>dicere. Curantur autem quae per summa sunt inflammatio-</text:p>
      <text:p text:style-name="P5">nes, dum in abscessum vertuntur, initio quidem abscessionis<text:line-break/>d<text:span text:style-name="Default_20_Paragraph_20_Font"><text:span text:style-name="T1">o</text:span></text:span>l<text:span text:style-name="Default_20_Paragraph_20_Font"><text:span text:style-name="T1">o</text:span></text:span>rem sedando ac laxando, ea vero jam pr<text:span text:style-name="Default_20_Paragraph_20_Font"><text:span text:style-name="T1">o</text:span></text:span>cedente ad<text:line-break/>maturandi et supputandi, sic enim pr<text:span text:style-name="Default_20_Paragraph_20_Font"><text:span text:style-name="T1">o</text:span></text:span>prie appellant, ratio-<text:line-break/>nem transire <text:span text:style-name="Default_20_Paragraph_20_Font"><text:span text:style-name="T1">o</text:span></text:span>portet, de qua aliisque id genus in quint<text:span text:style-name="Default_20_Paragraph_20_Font"><text:span text:style-name="T1">o</text:span></text:span> de<text:line-break/>simplicium medicamentorum facultatibus libro disseruimus.<text:line-break/>Aqua igitur liberalius fovenda ac calente oleo -perfundenda<text:line-break/>est pars inflammata imp<text:span text:style-name="Default_20_Paragraph_20_Font"><text:span text:style-name="T1">o</text:span></text:span>nendumve cataplasma ex triticea<text:line-break/>farina in aqua et <text:span text:style-name="Default_20_Paragraph_20_Font"><text:span text:style-name="T1">o</text:span></text:span>leo temperate c<text:span text:style-name="Default_20_Paragraph_20_Font"><text:span text:style-name="T1">o</text:span></text:span>cta , . celerius enim ad<text:line-break/>suppurati<text:span text:style-name="Default_20_Paragraph_20_Font"><text:span text:style-name="T1">o</text:span></text:span>nem ducit, quam quod ex pane cataplasma c<text:span text:style-name="Default_20_Paragraph_20_Font"><text:span text:style-name="T1">o</text:span></text:span>n-<text:line-break/>ficitur, Illud enim maxime -difcutit, nimirum quod falam et<text:line-break/>fermentum recipiat, exacteque sit coctum. Nihil vero ho-<text:line-break/>rum obtinet, qu<text:span text:style-name="Default_20_Paragraph_20_Font"><text:span text:style-name="T1">o</text:span></text:span>d ex triticea farina fit. . Et quum initi<text:span text:style-name="Default_20_Paragraph_20_Font"><text:span text:style-name="T1">o</text:span></text:span> fup-<text:line-break/>putationis inflammati<text:span text:style-name="Default_20_Paragraph_20_Font"><text:span text:style-name="T1">o</text:span></text:span>nis curationem m<text:span text:style-name="Default_20_Paragraph_20_Font"><text:span text:style-name="T1">o</text:span></text:span>liris, si speres fup-,<text:line-break/>putationem prohibere posse, panem cum <text:span text:style-name="Default_20_Paragraph_20_Font"><text:span text:style-name="T1">o</text:span></text:span>leo et aqua per-<text:line-break/>mistum plurimum incoques, aquae autem quam olei maj<text:span text:style-name="Default_20_Paragraph_20_Font"><text:span text:style-name="T1">o</text:span></text:span>r<text:line-break/>fit p<text:span text:style-name="Default_20_Paragraph_20_Font"><text:span text:style-name="T1">o</text:span></text:span>rti<text:span text:style-name="Default_20_Paragraph_20_Font"><text:span text:style-name="T1">o. </text:span></text:span>Farina autem. h<text:span text:style-name="Default_20_Paragraph_20_Font"><text:span text:style-name="T1">o</text:span></text:span>rdeacea e<text:span text:style-name="Default_20_Paragraph_20_Font"><text:span text:style-name="T1">o</text:span></text:span>dem m<text:span text:style-name="Default_20_Paragraph_20_Font"><text:span text:style-name="T1">o</text:span></text:span>d<text:span text:style-name="Default_20_Paragraph_20_Font"><text:span text:style-name="T1">o</text:span></text:span> parata fup-<text:line-break/>putationem magis impediti in hac autem curati<text:span text:style-name="Default_20_Paragraph_20_Font"><text:span text:style-name="T1">o</text:span></text:span>ne c<text:span text:style-name="Default_20_Paragraph_20_Font"><text:span text:style-name="T1">o</text:span></text:span>ne<text:span text:style-name="Default_20_Paragraph_20_Font"><text:span text:style-name="T1">o-</text:span></text:span></text:p>
      <text:p text:style-name="P5">eta sit in aqua, qua locus fovetur althaeae radix. Si vero<text:line-break/>cutis partis. inflammatae vehementer distendatur, hanc fre-<text:line-break/>quentibus incisuris per summa fcarificare oportebit, postea<text:line-break/>hordeaceam farinam modo declarato coctam imponere. Ten-<text:line-break/>tavi autum saepe in superficie leves omnino incisuras facere,<text:line-break/>alias vero his contrarias astas magnasque et alias tertias<text:line-break/>inter has longitudine et<text:span text:style-name="Default_20_Paragraph_20_Font"><text:span text:style-name="T1">r</text:span></text:span>altitudine medias. Quae igitur in<text:line-break/>summa cute fiebant, exiguam opem ferebant. Alme vero ac<text:line-break/>longae plurimum sanguinis fundebant, adeo ut animi fere<text:line-break/>deliquium adferrent., atque hae rursus propriam curationem<text:line-break/>uti vulnera desideraba<text:span text:style-name="Default_20_Paragraph_20_Font"><text:span text:style-name="T1">n</text:span></text:span>t. Intermedias autem a dictis incom-<text:line-break/>modis fiemper liberas esse deprehendi, quocirca his potius<text:line-break/>quam aliis utendum esse duxi. In quibus vero tumor aegre<text:line-break/>ad suppurationem ducitur, aegreque discutitur in<text:span text:style-name="Default_20_Paragraph_20_Font"><text:span text:style-name="T1">t</text:span></text:span>ortos hu-<text:line-break/>..mores crassiores esse ac tenaciores credendum est. Ejusmodi<text:line-break/>autem assectus foli altis <text:span text:style-name="Default_20_Paragraph_20_Font"><text:span text:style-name="T1">t</text:span></text:span>estificationibus recte curari -possunt,<text:line-break/>quibus et cataplasma quod ex decoctis caricis constat co<text:span text:style-name="Default_20_Paragraph_20_Font"><text:span text:style-name="T1">r</text:span></text:span><text:span text:style-name="Default_20_Paragraph_20_Font"><text:span text:style-name="T6">ve-</text:span></text:span></text:p>
      <text:p text:style-name="P5">niti Non autem ipsae caricae, <text:span text:style-name="Default_20_Paragraph_20_Font"><text:span text:style-name="T1">t</text:span></text:span>est aqua in qua coquendo<text:line-break/>contabuerint sume<text:span text:style-name="Default_20_Paragraph_20_Font"><text:span text:style-name="T1">n</text:span></text:span>da est. Dulces autem ac pingues sint<text:line-break/>caricae , ut earum humor melli sit similis, qu<text:span text:style-name="Default_20_Paragraph_20_Font"><text:span text:style-name="T1">o</text:span></text:span>d fi plurimum<text:line-break/>has concoxeris, tenuis mellis crassitudinem decoctum reprae-<text:line-break/><text:span text:style-name="Default_20_Paragraph_20_Font"><text:span text:style-name="T1">t</text:span></text:span>entabit. Huic igitur aquae miscenda est interdum hordeacea<text:line-break/>farina, interdum vero panis fyneomistus, sic enim dicitur<text:line-break/>medius inter exquisite purum et quem fursuraoeum appel-<text:line-break/>lant, fyn<text:span text:style-name="Default_20_Paragraph_20_Font"><text:span text:style-name="T1">oo</text:span></text:span>mistum nonnulli hunc panem autopyrum dicunt,<text:line-break/>quoniam in puro quidem fa<text:span text:style-name="Default_20_Paragraph_20_Font"><text:span text:style-name="T1">r</text:span></text:span>inam non qualis natura est, fed<text:line-break/>repurgatam furfure in panificium assumunt. Contra in fur-<text:line-break/>furaoeo purissima farina eximitur. Cibarius autem panis<text:line-break/>qualem triticum <text:span text:style-name="Default_20_Paragraph_20_Font"><text:span text:style-name="T1">n</text:span></text:span>atura farinam habet, talem fervat. opor-<text:line-break/>tet autem triticum ex .quo farina sumitur ex iis esse, quae<text:line-break/>ge<text:span text:style-name="Default_20_Paragraph_20_Font"><text:span text:style-name="T1">n</text:span></text:span>erosa dicuntur. Quoddam enim plurimum in se furfuris<text:line-break/>obtinet, idque ignobile dicitu<text:span text:style-name="Default_20_Paragraph_20_Font"><text:span text:style-name="T1">r</text:span></text:span>; aliud vero similaginis, quod<text:line-break/>ut dixi generosum vocant. Triticum igitur, ex quo utilis ad</text:p>
      <text:p text:style-name="P5">cataplasma farina sumenda est, surfuraceum non sit, sed ut<text:line-break/>diximus similaginofum. Qu<text:span text:style-name="Default_20_Paragraph_20_Font"><text:span text:style-name="T1">o</text:span></text:span>d fi ex ignobili tritico farina de-<text:line-break/>fumatur, nonnihil furfuris detrahendum erit, atque ita panis<text:line-break/>medius conficietur ,- cujus pars -media ac tenera ad cata- .<text:line-break/>plasina miscetur, quando ut dixi facultate medium inter hor-<text:line-break/>deaeeam et triticeam farinam cataplasma temperare in animo<text:line-break/>fuerit. Nam triticea farina pus maxime movet ac conco-<text:line-break/>ctionem juvat, hordeacea maxime discutit. . Commemoratus .<text:line-break/>vero panis mediam <text:span text:style-name="Default_20_Paragraph_20_Font"><text:span text:style-name="T1">s</text:span></text:span>ortitur .facultatem, quemadm<text:span text:style-name="Default_20_Paragraph_20_Font"><text:span text:style-name="T1">o</text:span></text:span>dum ejus<text:line-break/>larina inter antedictas farinas triticeas est media. Ad hoc<text:line-break/>igitur respiciens caricatum decocto misceas, quod c<text:span text:style-name="Default_20_Paragraph_20_Font"><text:span text:style-name="T1">o</text:span></text:span>mmodius<text:line-break/>tibi videbitur. sive ex farinis sive ex panibus. Quod si tu-<text:line-break/>m<text:span text:style-name="Default_20_Paragraph_20_Font"><text:span text:style-name="T1">o</text:span></text:span>r discutiatur quidem, sed minus quam par sit, cum caricis<text:line-break/>incoquendum hyssopum est aut origanum. Quando autem<text:line-break/>valentius tumorem exsiccare v<text:span text:style-name="Default_20_Paragraph_20_Font"><text:span text:style-name="T1">o</text:span></text:span>les decocto sal adliciendus est,<text:line-break/>deinde hordeacea farina ei inspergenda , ex -qua ubi quod<text:line-break/>fursuraoeum est totum excusseris, diutius coctum cataplasma</text:p>
      <text:p text:style-name="P5">impones. At in tumoribus qui facilealon discutiuntur ti-<text:line-break/>mendunr est, ne reliquiae ru fcirrhum mutentur. Quocirca<text:line-break/>diligenter animadvertendum est, quoties solvitur cataplasma,<text:line-break/>in quod omnis qui curatur tumor transeat, curandi enim<text:line-break/>ratio quae vehementer exsiccantibus obitur, seirrhosum affe-<text:line-break/>ctum relinquit, id autem in quaque solutione deprehendes, si<text:line-break/>assectam^partenr tractando praesentem ejus statum erim<text:line-break/>praecedente comparaveris. Si igitur aliquando hanc con-<text:line-break/>jecturam habueris; lu aqua cucumeris agrestis radicem aut<text:line-break/>bryoniae -aut asteri incoques , saepe quidem has stolas, non-<text:line-break/>nunquam vero et adjectis pinguibus caricis, deinde farina<text:line-break/>cum aqua miscenda est, cui et adipis maxime anserini aut<text:line-break/>gallinacei nonnihil adjicies, quorum si copia non sit, suillus<text:line-break/>est addendus. Dictarum autum herbarum et cum his althaeae<text:line-break/>radices post mediocrem coctionem. cum pa<text:span text:style-name="Default_20_Paragraph_20_Font"><text:span text:style-name="T1">n</text:span></text:span>e et adipe cen-<text:line-break/>tritae ejusmodi tumores discutiunt .His .vero. valentior est -<text:line-break/>dracunculi radix, cum qua si quando uti. .voles, .quum</text:p>
      <text:p text:style-name="P5">maj<text:span text:style-name="Default_20_Paragraph_20_Font"><text:span text:style-name="T1">o</text:span></text:span>re partium tenuitate et .discutiendi facultate, quam quas<text:line-break/>mod<text:span text:style-name="Default_20_Paragraph_20_Font"><text:span text:style-name="T1">o</text:span></text:span> c<text:span text:style-name="Default_20_Paragraph_20_Font"><text:span text:style-name="T1">o</text:span></text:span>mmemoravimus polleat, admiscendus omnino adeps<text:line-break/>est, nisi enim hu<text:span text:style-name="Default_20_Paragraph_20_Font"><text:span text:style-name="T1">t</text:span></text:span>nectaveris ac emollieris, sini tantum veste-<text:line-break/>mentioribus medicamentis scirrhosos tumores discutere sta-<text:line-break/>tueris, primis quidem diebus hos insigniter minues, simul id<text:line-break/>quod relinquitur indura<text:span text:style-name="Default_20_Paragraph_20_Font"><text:span text:style-name="T1">n</text:span></text:span>s , quod ubi in duritiem coactum<text:line-break/>.fuerit; aegre discutietur. Itaque commodius, ut diximus, va-<text:line-break/>leuter discutientibus emollientia miscebimus, quum in fcir—<text:line-break/>ritum tumores mutari metuimus, cujus curandi ratio supra<text:line-break/>audita est. Rur<text:span text:style-name="Default_20_Paragraph_20_Font"><text:span text:style-name="T1">t</text:span></text:span>us igitur ad suppu<text:span text:style-name="Default_20_Paragraph_20_Font"><text:span text:style-name="T1">t</text:span></text:span>a<text:span text:style-name="Default_20_Paragraph_20_Font"><text:span text:style-name="T1">n</text:span></text:span>tes tumores veniamus,<text:line-break/>quos ubi discutere posse parum speraveris, cataplasmatis ex<text:line-break/>triticea farina utere. Nam ad celeritatem suppurationis plo-<text:line-break/>mimum confert. Deinde plaga facta, si liberae omnino sint<text:line-break/>ab inflammatione partes plagae vicinae, medicamentis em-.</text:p>
      <text:p text:style-name="Normal">-plastis obeunda . curatio esu Ea autem citra murium exsiccat:-<text:line-break/>tis sint facultatis ex susque temperentur quae minime ad-<text:line-break/>stringant, sed aut solum blande discutiant aut leviter ad-</text:p>
      <text:p text:style-name="P5">stringant. lu ejusmodi autem affectibus medicamento qu<text:span text:style-name="Default_20_Paragraph_20_Font"><text:span text:style-name="T1">o</text:span></text:span>d<text:line-break/>ex ferment<text:span text:style-name="Default_20_Paragraph_20_Font"><text:span text:style-name="T1">o</text:span></text:span> et crematis conchis temperatur ego persaepe<text:line-break/>usus sum. Quod si pars aliqua circa plagam inflammatione<text:line-break/>sit obfessa, <text:span text:style-name="Default_20_Paragraph_20_Font"><text:span text:style-name="T1">medicamentum</text:span></text:span> quod ex chalcite constat oleo li-<text:line-break/>qualum, ubi lentim refrixerit, et in pila contemperatum ma-<text:line-break/>nibusque subactum et vino, ut nosti, perfusum commode im-<text:line-break/>ponitur. Hoc autem in plurimis affectibus utor, ut in libris<text:line-break/>de Compositione medicamentorum proditum esu opus au-<text:line-break/>tem de affectibus partium corporis fi deo placet confcribe-<text:line-break/>mus, in quo medicamentorum omnium quibus uti scismus .<text:line-break/>facultates diligenter exponere atque idoneum usum expli-<text:line-break/>care conabimur. Sed tu jam horum medicamentorum de .<text:line-break/>quibus in hoc opeie memini miscendorum ac temperando-<text:line-break/>rum rationem ex me didicisti. Quum vero cutis id suppara-<text:line-break/>lienibus amplius extabuerit, ita ut attritis vestium sragmen-<text:line-break/>fis similis reddatur, haud facile fubjeelis corporibus eoale-<text:line-break/>fcit, itaque emissario largiore facto ulcus necessario euran-<text:line-break/>dum est.</text:p>
      <text:h text:style-name="P13" text:outline-level="2">Cap. x. </text:h>
      <text:p text:style-name="P19">At quum amplius fubjectis corporibus coa-<text:line-break/>testere cutis non p<text:span text:style-name="Default_20_Paragraph_20_Font"><text:span text:style-name="T1">o</text:span></text:span>test, ejusmodi affectus sinus appellatur,<text:line-break/>cujus curandi rationem, qua me saepe in multis uti vidisti,<text:line-break/>deinceps memoriae tuae suspiciam. In hoc igitur affectu su-<text:line-break/>tius est fistulam aut aeneam aut corneam recto ductu fora-<text:line-break/>tam ad manumesse, aut fi hujus sacullas non sit, aliquem<text:line-break/>pyulcum vocatum, qui latissimum habeat foramen, per quod<text:line-break/>medicamenti nostri ex combusta charta temperati exiguam<text:line-break/>portionem eum largo rosaceo mistam in sinus immittere sue-<text:line-break/>pe me vidisti, deinde eorum os concerpt<text:span text:style-name="Default_20_Paragraph_20_Font"><text:span text:style-name="T1">o</text:span></text:span> linament<text:span text:style-name="Default_20_Paragraph_20_Font"><text:span text:style-name="T1">o</text:span></text:span> clau-<text:line-break/>dere. Emplastra vero rosaceo liquata si in hos insuere ten-<text:line-break/>tes, pyulcum non permeant, fed in his suillae vesicae lati<text:line-break/>foraminis fistula adjungenda esu Quae vero liquantur medi-<text:line-break/>camenta his quae emmota dicuntur acriora esse debent, qua- .<text:line-break/>lia sunt apud <text:span text:style-name="Default_20_Paragraph_20_Font"><text:span text:style-name="T1">o</text:span></text:span>mnes in usu colore viridia. Haec autem cum<text:line-break/>largo oleo liquare <text:span text:style-name="Default_20_Paragraph_20_Font"><text:span text:style-name="T1">o</text:span></text:span>p<text:span text:style-name="Default_20_Paragraph_20_Font"><text:span text:style-name="T1">o</text:span></text:span>rtet, ut indi in sinum p<text:span text:style-name="Default_20_Paragraph_20_Font"><text:span text:style-name="T1">o</text:span></text:span>ssint. In hisce</text:p>
      <text:p text:style-name="P5">autem miss<text:span text:style-name="Default_20_Paragraph_20_Font"><text:span text:style-name="T1">o</text:span></text:span>ris emmotorutn vis refolvitur. Medicamenta<text:line-break/>igitur exquisite ernplasta, quale est Machaerionis et Epigoni<text:line-break/>ei quod Ilis nuncupatur, quum in usum emmotorum affe-<text:line-break/>runtur , cerati admistione egent. Haec enim in sinubus ops.<text:line-break/>portuna sunt. Nam ideo nunc sunt commoda, quod admi-<text:line-break/>stnm habeant ceratum. Miscentur autem quoniam si per se<text:line-break/>sola sine cerato liquarentur ^viribus mordacia essenti Quum<text:line-break/>autem rosaceum oleum multum sit et quod lu oleo liquatur<text:line-break/>medicamentum paucum; nullam amplius acrimoniam retinet.<text:line-break/>Ubi vero sinus mediocriter carne repletus est, aliquod ex<text:line-break/>glutinantibus medicamentis adhibere oportet, perinde ac si<text:line-break/>recens vulnus et cruentum curares. Multa autem ejusmodi<text:line-break/>medicamenta inveniuntur, alia quidem ex bitumine cense-<text:line-break/>eta vocanturque nescio qua ratione emplastra barbara, alia<text:line-break/>veru quia fulvi et fusci fiunt coloris . cirrba et phaea nomi-<text:line-break/>hantur et ex argenti spuma et aerugine liberalius dec<text:span text:style-name="Default_20_Paragraph_20_Font"><text:span text:style-name="T1">o</text:span></text:span>cta.<text:line-break/>Ad hunc enim modum aerugo fulvescit, quae fi pauxillum<text:line-break/>conc<text:span text:style-name="Default_20_Paragraph_20_Font"><text:span text:style-name="T1">o</text:span></text:span>quatur, lutea , ut v<text:span text:style-name="Default_20_Paragraph_20_Font"><text:span text:style-name="T1">o</text:span></text:span>cant; reddit emplastra. Minime</text:p>
      <text:p text:style-name="P5">vero te latet metallica omnia medicamenta maj<text:span text:style-name="Default_20_Paragraph_20_Font"><text:span text:style-name="T1">o</text:span></text:span>ri partium<text:line-break/>te<text:span text:style-name="Default_20_Paragraph_20_Font"><text:span text:style-name="T1">n</text:span></text:span>uitate ac siccandi vi pollere, si plusculum incoquantur.<text:line-break/>Fulva vero medicamenta simul atque reposita fuerint et re-<text:line-break/>condita, subeam quandam orestam foris contrahunt, fusi qua<text:line-break/>in profundo medicamentum fuluius quam ab initio esset<text:line-break/>confpicitm. Proinde nonnulli dichroma, alii dipr<text:span text:style-name="Default_20_Paragraph_20_Font"><text:span text:style-name="T1">o</text:span></text:span>s<text:span text:style-name="Default_20_Paragraph_20_Font"><text:span text:style-name="T1">o</text:span></text:span>pa, <text:span text:style-name="Default_20_Paragraph_20_Font"><text:span text:style-name="T1">quasi<text:line-break/>bicolora ac bi</text:span></text:span>f<text:span text:style-name="Default_20_Paragraph_20_Font"><text:span text:style-name="T1">ormia</text:span></text:span> ejusmodi emplastra vocant. Quo<text:line-break/>autem maj<text:span text:style-name="Default_20_Paragraph_20_Font"><text:span text:style-name="T1">o</text:span></text:span>ri partium tenuitate et siccandi facultate praedita<text:line-break/>suerint, eo efficacius in sinus injiciuntuxi Horum enim vis<text:line-break/>in altum ferri debet, si prop<text:span text:style-name="Default_20_Paragraph_20_Font"><text:span text:style-name="T1">o</text:span></text:span>situm scopum assequi velimus.<text:line-break/>Quae vero recentia et cruenta vulnera glutinant, tametsi<text:line-break/>his minus desiccant, labra tamen vulnerum, si quidem, parva<text:line-break/>fu<text:span text:style-name="Default_20_Paragraph_20_Font"><text:span text:style-name="T1">n</text:span></text:span>t minimeque profunda, glutinant. Quocirca facilius ac<text:line-break/>celerius quod agendum est perficiunt, Quod si recens vul-<text:line-break/>nus pr<text:span text:style-name="Default_20_Paragraph_20_Font"><text:span text:style-name="T1">o</text:span></text:span>fundum sit, futuris ac illudis ipsius oras committere<text:line-break/>folemus. Itaque non omnis sinus simplex divisio est, sed<text:line-break/>frequenter alia atque alia partu laceratus est, quod te latere</text:p>
      <text:p text:style-name="P5">non debet. Quum igitur furium sinus tenuit, facile per ejus<text:line-break/>os sanies effluit. Quum vero deorsum vergit, intus retenta<text:line-break/>contiguas partes erodit. In quo quidem sinu nisi prius fa-<text:line-break/>eta ad efstuxionem lectione nihil profeceris, sive carnem<text:line-break/>generare sive glutinare velis. In alio vero incisione nihil<text:line-break/>erit opus, modo <text:span text:style-name="Default_20_Paragraph_20_Font"><text:span text:style-name="T1">situ</text:span></text:span>s commodam affectae parti figuram fer-<text:line-break/>ves, qua figura sinus qui sursum vergit; ut deorsum dedi-<text:line-break/>net, et qui deorsum declinat sursum vergat efficere possis.<text:line-break/>Vidisti quidem aliquando me sinum in cubito, cujus os<text:line-break/>prope flexum erat et situs sursum spectabat, citra ullam ex<text:line-break/>adversio plagam pers<text:span text:style-name="Default_20_Paragraph_20_Font"><text:span text:style-name="T1">o</text:span></text:span>nasse. Et in coxa itidem sinum deor-<text:line-break/>sum vergentem et ad genu terminatum , cujus os sublime<text:line-break/>fupra femoris medium esset, fine ulla eit adversa parte dis<text:line-break/>visione ad sanitatem perduxisse, substrato popliti mosti pul-<text:line-break/>vino , quo demissus inguen quam genu esset. Hujus porro<text:line-break/>sinus atque aliorum majo<text:span text:style-name="Default_20_Paragraph_20_Font"><text:span text:style-name="T1">r</text:span></text:span>uni, quamlibet profunditatem .ad<text:line-break/>conglutinationem aptam fala reddere potest infusa mussa.</text:p>
      <text:p text:style-name="P5">Sunt qui etiam lixivium infundant, ruam ipforum inscitiam<text:line-break/>ex his quae prius ad carnem in sinu generandam medica-<text:line-break/>mentis iniiciebant prodentes. Nova enim caro priori adnasci<text:line-break/>non potest; si sordes locum obsederit. Quo modo igitur<text:line-break/>aliunde repleto carne sinu glutinans adhibent medicamen-<text:line-break/>tum, si tanquam vehementer sordidum lixiuio detergere<text:line-break/>tentent, quum pura caro ne mulsam quidem acrem ferre<text:line-break/>possit? Huic enim satisfacit ea quae bibi jucunde possit.<text:line-break/>Post mulsae usum sinum deinceps nunc quidem puto vind,<text:line-break/>nunc vero musso ante glutinantia medicamenti impositionem<text:line-break/>eluere consuevi. Itaque ad detergendam expurgandamque<text:line-break/>ejus saniem utilior mulsa , ad glutinandum vero praestantius<text:line-break/>vinum esu Id autem medium sit inter dulce et astringens:<text:line-break/>Quin etiam post glutinantia medicamenti impositio<text:span text:style-name="Default_20_Paragraph_20_Font"><text:span text:style-name="T1">n</text:span></text:span>em sola<text:line-break/>spongia nova ex mulso circumponatur quam fieri potest<text:line-break/>mollissima, et colligatio a sinus profundo quidem incipiat<text:line-break/>et ejus ore finiat. Fasciarum veru fpirae sinus profundum</text:p>
      <text:p text:style-name="P5">sine dolore arctent, quae paulatim usque ad os laxentur,<text:line-break/>idque ipsum laxum deligationem habeat medicamenti, cir-<text:line-break/>cumducto forinsecus emplastro ad os sinus forficibus<text:line-break/>discisso , .ut sanies aliqua effluere possit. Effluet. autem e<text:line-break/>sinu superposito aliquo alio parvo emplastro ad solutionem<text:line-break/>usque, quam tertio^ quoque die faciens hoc ipsum tanquam<text:line-break/>operculum circumpositum auferes, relicto quod totum ambit<text:line-break/>sinum medicamento. An vero altae sinus partes coaluerint,<text:line-break/>ex manente sanie deprehendes, si ea multa vel pauca, cocta<text:line-break/>vel cruda sit; praeterea si neque in<text:span text:style-name="Default_20_Paragraph_20_Font"><text:span text:style-name="T1">sut</text:span></text:span>o sinu dolor sentia--<text:line-break/>tur nec tumor appareat, fed totus locus. aequabilis sit, siccus<text:line-break/>ac doloris expers. Quod sip<text:span text:style-name="Default_20_Paragraph_20_Font"><text:span text:style-name="T1">a</text:span></text:span>ris probe eo ctiportio exigua<text:line-break/>in ore conspiciatur , multo magis de glutinando sinu speran-<text:line-break/>dnm; est, Quumque spongiam rursus imposueris rnrsusque,<text:line-break/>utdiximus, adalligaveris, postero veLterlie dic solvito,ut<text:line-break/>dictum est, semper linteolum sinus ori .admotum perrnu-</text:p>
      <text:p text:style-name="P5">fans; quod eodem emplastro illitum totum os ambitu cisia<text:line-break/>gat; neque vero omnino oppressum esse debet; fed ita ut<text:line-break/>per id tuta fames vacuari possit. Itaque si primo vel secundo<text:line-break/>die tenuis quaedam sanies ex sinu manet, non est omnino<text:line-break/>de glutinatione desperandum. Saepe enim vis medicamenti<text:line-break/>affectae parti admoti^ ex ipfa cute et fubjecta carne tenuem<text:line-break/>humiditatem vehementer exprimit , quoties ejus qui cura-<text:line-break/>turi corpus ita affectum est sive ex nativa temperie sive<text:line-break/>mala victus ratione. Hac humiditate expressa loca medio-<text:line-break/>criter resiccata glutinantur. Quod si tertio aut quarto ab<text:line-break/>initio die sanies cruda in ore apparuerit , <text:span text:style-name="Default_20_Paragraph_20_Font"><text:span text:style-name="T1">t</text:span></text:span>rito sinum noti<text:line-break/>esset glutinatum. In primis autem medicame<text:span text:style-name="Default_20_Paragraph_20_Font"><text:span text:style-name="T1">n</text:span></text:span>tum , quod<text:line-break/>affectae parti circumponitur vehementer quidem exiccet;<text:line-break/>sied nec mordeat, nec contrahat uti<text:span text:style-name="Default_20_Paragraph_20_Font"><text:span text:style-name="T1">lem;</text:span></text:span> cujusmodi nostrum<text:line-break/>est, <text:span text:style-name="Default_20_Paragraph_20_Font"><text:span text:style-name="T1">qu</text:span></text:span>o<text:span text:style-name="Default_20_Paragraph_20_Font"><text:span text:style-name="T1">d a fulvo c</text:span></text:span>o<text:span text:style-name="Default_20_Paragraph_20_Font"><text:span text:style-name="T1">lore</text:span></text:span> cirri<text:span text:style-name="Default_20_Paragraph_20_Font"><text:span text:style-name="T1">t</text:span></text:span>um <text:span text:style-name="Default_20_Paragraph_20_Font"><text:span text:style-name="T1">dicitur</text:span></text:span>, ex concoctis me-<text:line-break/>tallias medicamentis et oleo ricinino et aceto sine cera<text:line-break/>confectum. Idem et cruenta vulnera citra molestiam glutinat</text:p>
      <text:p text:style-name="P5">et sinus exiccat. Hoc autem medicamento fistulam angusti<text:line-break/>et longi foraminis,. in qua. nundum callus intus, sed sula<text:line-break/>fordes mihi apparuerat, perfanatam vidisti infusu primum<text:line-break/>lixivae , quod in fistula tantisper continui, dum sordem<text:line-break/>omnem integre extersam esse coniecissem , postea medica-<text:line-break/>mentum impositi. Ad hunc autem modum sinus, qui Iuli<text:line-break/>sula cute erant, <text:span text:style-name="Default_20_Paragraph_20_Font"><text:span text:style-name="T1">n</text:span></text:span>ec camis generationem requirerent, inscite<text:line-break/>vero a quibusdam curarentur , simulatque curandos suscepi,<text:line-break/>hoc medicamento glutinari lixivae, prius ablutos, quum<text:line-break/>qui .ulcera curarent nullum ex his quae .expurgandi vim<text:line-break/>habent medicamentum adhiberent. Quum vero tumores<text:line-break/>qui in abscessum vertuntur tarde inciduntur, aut medici<text:line-break/>imperitia aut eorum qui curantur timiditate, sectionem non<text:line-break/>admittentium , feti diutius protelando cutem ab ejusmodi<text:line-break/>pure erodi sustinentium, hanc universam a congesto in<text:line-break/>abscessu pure, attriti panniculi ln modum, vehementer attu-<text:line-break/>nuari saepe contingit; unde a medicis rhac<text:span text:style-name="Default_20_Paragraph_20_Font"><text:span text:style-name="T1">o</text:span></text:span>dem appellari</text:p>
      <text:p text:style-name="P5">existimo. Ejusmodi igitur cutis aegre coalescit, maxime si<text:line-break/>substantia aridum medicamentum imponatur , ut a quo cutis<text:line-break/>tenuior sicciorque in modum attritae vestis reddatur. Itaque<text:line-break/>mihi commodum esse ridetur, si quis ad ejus conglutinatio-<text:line-break/>nem medicamento substantia humido, facultate .vero sicco<text:line-break/>utatur. Diximus autem in libris de medicamentis, medicos<text:line-break/>solere medicamenta facultate sicca appellare , quae exiccare<text:line-break/>suapte natura idonea sint. omnium autem quae substantia<text:line-break/>funt humida, facultate vero sicca, optimum est quod a me ex<text:line-break/>argenti spuma, adipe suillo vetere et ohalcite contempera-<text:line-break/>tum est, quibus vetustissimum oleum admistum siti Ejus<text:line-break/>autem vim in hisce affectibus efficaciorem esse sum expertus,<text:line-break/>quum neque om<text:span text:style-name="Default_20_Paragraph_20_Font"><text:span text:style-name="T1">n</text:span></text:span>ino durum esset, neque plane manus inqui-<text:line-break/>natet. Sed et si ad eundem modum temperetur, cruenta<text:line-break/>quoque vulnera glutinabit, omnisque ulcera ad cicatricem<text:line-break/>ducet oleo resolutum , postea cum vino mediocriter vetere<text:line-break/>mistum atque his affectibus circumpositum fine molestia saepe</text:p>
      <text:p text:style-name="P5">glutinavit. Confert autem , ut diximus , ubi cutis pellis<text:line-break/>attritae modo tenuata est, mel maxime, si ad emplastri cras-<text:line-break/>fomentum coctum sit. Ejus vero coctionis temperamentum<text:line-break/>recte assequi nisi animadvertas, difficile est. Ipsum enim<text:line-break/>neque adeo durum esse debet ut aegre decidat, neque adeo<text:line-break/>liquidum ut diffluat. Durum enim eadem adlert incommoda<text:line-break/>quae d<text:span text:style-name="Default_20_Paragraph_20_Font"><text:span text:style-name="T1">u</text:span></text:span>ra emplastra. Liquidum vero tanquam calido corpori<text:line-break/>admotum nndiquaque effluit aridumque linteolum relinquit;<text:line-break/>quod non <text:span text:style-name="Default_20_Paragraph_20_Font"><text:span text:style-name="T1">s</text:span></text:span>olum non juvat, <text:span text:style-name="Default_20_Paragraph_20_Font"><text:span text:style-name="T1">s</text:span></text:span>ed et glutinandae cuti officit.<text:line-break/>Mediocriter autem coctum mel-ejusmodi sinibus commodiffl-<text:line-break/>mum remedium est. Quoniam autem ejus concoctionis me-<text:line-break/>diocritas facile conjici non potest, satius mihi videtur lliyso<text:line-break/>rhae pollinem vel aloes vel thuris vel eorum aliquem,<text:line-break/>vel simul omnes inspergere; ac maxime si quod linteolo<text:line-break/>inductum est, liquidius appareat. Hos autem per cribrum<text:line-break/>inspergere oportet , quod supra mel teneatur sublime. Satis<text:line-break/>enim suerit semel aut bis cribrum agitare, ut pollen medio-</text:p>
      <text:p text:style-name="P5">eris excutiatur. Aliquando vero et inter coquendum aliquod<text:line-break/>ex ante dictis medicamentis melli iufpergo, maxime si sinus.<text:line-break/>et major et altior siti Tenue autem centaurium in hunc.<text:line-break/>usum mirabile esse remedium sum expertus, deinde sym-<text:line-break/>phytum, postea iris Illyricae radicem,.ad haec ervinaui sari-<text:line-break/>nam.. Neque vero dubium est quin haec contundi et tenui<text:line-break/>cribro excerni , postea tenuiter conteri debeant. Melli vero,<text:line-break/>dum ab igne tollendum. est, insperguntur tantisper nobis<text:line-break/>cunctantibus, dum probe cum illo praeconio uniantur.<text:line-break/>Satius autem suerit exempto ah igne carabo omnia haec<text:line-break/>inspergere , deinde curiose movere, dum mel ita tepidum<text:line-break/>reddatur uti curando corpori imponi possit.</text:p>
      <text:h text:style-name="Heading_20_2" text:outline-level="2">Cap; XI.. </text:h>
      <text:p text:style-name="P19">Consequens autum est- ut de his quae in<text:line-break/>gangraenam transeunt inflammationibus disseramus. d Can-<text:line-break/>graecas autem, ut: nosti, vocant quum pars corporis aliqua<text:line-break/>obinflammationis magnitudinem nondum emortua est, sed</text:p>
      <text:p text:style-name="P5">adhuc emoritur. Nam quum pars omnino emortua est, ita<text:line-break/>nt fi hanc pupugeris vel secueris vel exusseris , ea non ieu-<text:line-break/>tiat quae patitur, ad vivum usque recidenda est qua partem<text:line-break/>ranam visuram attingit. At quae sic quidem affecta est nigre-<text:line-break/>sitit. quae vero in medio constituta est tesiditque ad extin-<text:line-break/>ctionem, gangraenosa vocatur. Curatur autem vacuato quam<text:line-break/>fieri potest plurimo sanguine, in affecta parte impacto;<text:line-break/>cujus occasione ipsa emoritur, arteriis ob loci angustiam<text:line-break/>sere dilatare nequeuntibus, reliquo vero corpori perfptratio-<text:line-break/>nem suggerere. Cutis igitur universa vel multis prosundis-<text:line-break/>que sectionibus una cum fubjecta substantia fecanda est, vel<text:line-break/>frequentibus ac altis scarrficationibus incidenda. Ubi vero<text:line-break/>manare sanguinem permi<text:span text:style-name="Default_20_Paragraph_20_Font"><text:span text:style-name="T1">s</text:span></text:span>erimus , aliquod ex medicamentis<text:line-break/>quae ad putria ulcera faciunt imponi debeti cujusmodi est<text:line-break/>quod ex. mulso aceto constat et ervina aut loliacea farina ;<text:line-break/>vel si harum facultas non .sit,sabucea, atquecipfum per fe.<text:line-break/>acetum mulsum. Quo si vehementiore uti. velia, adjiciendus<text:line-break/>fal est vel aliquis ex .pastillis .curiose tritus <text:span text:style-name="Default_20_Paragraph_20_Font"><text:span text:style-name="T1">r</text:span></text:span>..qaulis esse An-</text:p>
      <text:p text:style-name="P5">dronis; Polyidae et rasionis. Quin etiam Musae medicamen--<text:line-break/>tum; quod in Herae temo scriptum est, his commodissime<text:line-break/>imponitur. His autem et aliis quae ante commemorata sunt,<text:line-break/>considerato aegroti corpore utendum esu Rustici enim cor-<text:line-break/>pus, quod natura durum est; vehementissima remedia efsta-<text:line-break/>gitat, mulieris vero molli carne praeditae imbecilliora. Ad<text:line-break/>eundem modum: virile c<text:span text:style-name="Default_20_Paragraph_20_Font"><text:span text:style-name="T1">o</text:span></text:span>rpus, qu<text:span text:style-name="Default_20_Paragraph_20_Font"><text:span text:style-name="T1">o</text:span></text:span>d quidem album sit et<text:line-break/>molle. et balneis assuetum et .inexercitatum, mollia exposcit.<text:line-break/>medicamenta. Neque vero dubium -esii quin et. pueris haec<text:line-break/>conveniant. Si vero aliquando putrem ac emortuam partem<text:line-break/>excideris securitatis gratia, modo dictis medicamentis utere,<text:line-break/>non neglecta tum corporum tum affectae^ partis natura;<text:line-break/>quaedam e<text:span text:style-name="Default_20_Paragraph_20_Font"><text:span text:style-name="T1">n</text:span></text:span>im partes promptissime putrescunt, easque tutius<text:line-break/>est, ubi quod computruit resccueris vel amputaveris tan-<text:line-break/>quam radicem ejus incolumi parti coniunctam adurere, quem-<text:line-break/>admodum saepe in pudendis partibus facere consuevimus.<text:line-break/>Aliquando admoto.. quidem partibus affectis candente ferro,</text:p>
      <text:p text:style-name="P5">aliquando prius submisso linamento. Post exustionem vero<text:line-break/>porri succo, ut nosti, aut si is non adsit, medicamentis paulo<text:line-break/>ante commemoratis uli consuevimus. His autem peractis,<text:line-break/>quum finem fecisse putredo libi vita fuerit, ut crusta citius<text:line-break/>excidat, medicamento quod cephalicum vocant ex melle<text:line-break/>utendum est. Catapla<text:span text:style-name="Default_20_Paragraph_20_Font"><text:span text:style-name="T1">s</text:span></text:span>ma autem quod ex pane in hydrelaeo<text:line-break/>cocto, aut hordeacea farina eodem modo parata, aut cum ea<text:line-break/>admista triticea foris commodius imponitur. Quin etiam me-<text:line-break/>dicamentum, quod tetrapharmacum dicitur, praeterea et<text:line-break/>macedonicum tum ad pus movendum tum ad crustas resol-<text:line-break/>vendas idonea Iun t, quemadmodum et omnia quae ad fup-<text:line-break/>purgationem perducunt. Panis vero cum apio aut ocimo iu-<text:line-break/>tritus rumpit ac <text:span text:style-name="Default_20_Paragraph_20_Font"><text:span text:style-name="T1">s</text:span></text:span>eparat crustas a fanis partibus. Ex simpli-<text:line-break/>cibus autem medicamentis iris ex melle vel radix panacis<text:line-break/>aut aristolochiae aut acori. In m<text:span text:style-name="Default_20_Paragraph_20_Font"><text:span text:style-name="T1">o</text:span></text:span>llibus autem corporibus<text:line-break/>abunde facit ervi farina cum meste aut thure. Ad eundem<text:line-break/>modum crustas elidit Machaerionis medicamentum et Ilis</text:p>
      <text:p text:style-name="P5">emmota. Elapsis vero crustis ulcera ejusmodi quibuslibet<text:line-break/>idoneis medicamentis carne replentur.</text:p>
      <text:h text:style-name="Heading_20_2" text:outline-level="2">Cap. XlI. </text:h>
      <text:p text:style-name="P19">Quoniam autem de his falis diximus, de<text:line-break/>cancrosis tumoribus deinceps est disserendum, qui cum in<text:line-break/>omnibus corporis partibus fiunt, tum maxime in mulierum<text:line-break/>mammis, quaecunque non amplius nat<text:span text:style-name="Default_20_Paragraph_20_Font"><text:span text:style-name="T1">u</text:span></text:span>rali purgatione pnr-<text:line-break/>gantur, quae quum opportune fit, integra sanitate mulieres<text:line-break/>fruuntur. Omnes igitur hujusmodi tumores praeter naturam<text:line-break/>ex atrae bilis red<text:span text:style-name="Default_20_Paragraph_20_Font"><text:span text:style-name="T1">u</text:span></text:span>ndantia gignuntur, de qua re in commen-<text:line-break/>tariis de facultatibus naturalibus disputatum est. Ubi docui-<text:line-break/>m<text:span text:style-name="Default_20_Paragraph_20_Font"><text:span text:style-name="T1">u</text:span></text:span>s faecis vini simiIem hune humorem, d<text:span text:style-name="Default_20_Paragraph_20_Font"><text:span text:style-name="T1">u</text:span></text:span>m in jec<text:span text:style-name="Default_20_Paragraph_20_Font"><text:span text:style-name="T1">o</text:span></text:span>re san-<text:line-break/>guis conficitur, generari, repurgari vero a liene. Ab hoc<text:line-break/>enim humore hoc viscus ali solet. Quum igitur nativa ani-<text:line-break/>mansis temperies hunc humorem paucum generat, ad idque<text:line-break/>confert victus ratio, et lien ad se quod gignitur valenter<text:line-break/>tradit, nihil ejusmodi recrementi in venis colligitur. Quod<text:line-break/>si contraria adsint, multa in venis acervantur, ex quibus</text:p>
      <text:p text:style-name="P5">quos docebimus morbos iis. contrahuntur,.. Contraria autem<text:line-break/>Itis quae diximus intelligo jecm quidem ad ejusmodi ex-<text:line-break/>crementi procreationem pronum, rictus autum rationem ex<text:line-break/>iis alimentis, quae sanguinem crassam ac faeculentum gene-<text:line-break/>rare idonea sint, lienem vero natura imbecilliorem, ut qui<text:line-break/>ad. fe horum omnium excrementorum proventum attrahere<text:line-break/>non possit. lu tali autem corpore turbulentus crassusque efi.<text:line-break/>sinitur; qui in venis continetur fanguis. Et nonnunquam ve-<text:line-break/>nae.excernendi quod alienum est, facultate praeditae, quem-<text:line-break/>admodum et omnes aliae partes, hunc humorem per hae-<text:line-break/>morrhoidas effundunt, saepe vero ad varices demittunt, est-.<text:line-break/>quando auteui ad universam cutem propellunt. Atque haec<text:line-break/>quidem est assectus origo, quem elephanta v<text:span text:style-name="Default_20_Paragraph_20_Font"><text:span text:style-name="T1">o</text:span></text:span>canti Aliquando<text:line-break/>vero et in alias corporis paries, quae quidem omnium uta-<text:line-break/>time sunt imbecillae, ejusmodi succus fertur, atque lu ea<text:line-break/>parte venae luculenter conspiciuntur atro et crasso sanguine<text:line-break/>plenae. Quo autem is crassior ac nigrior suerit; eo affectum<text:line-break/>parit deteriorem. In mammis vero tumorem saepe vidimus</text:p>
      <text:p text:style-name="P5">cancro anima<text:span text:style-name="Default_20_Paragraph_20_Font"><text:span text:style-name="T1">n</text:span></text:span>ti omnino similem. Nam quemadmodum ille<text:line-break/>ex utraque c<text:span text:style-name="Default_20_Paragraph_20_Font"><text:span text:style-name="T1">o</text:span></text:span>rp<text:span text:style-name="Default_20_Paragraph_20_Font"><text:span text:style-name="T1">o</text:span></text:span>ris parte pedes, sic et hic assectus venas<text:line-break/>praeter naturam intumescentes exporrigit, effigiemque ca<text:span text:style-name="Default_20_Paragraph_20_Font"><text:span text:style-name="T1">n-<text:line-break/></text:span></text:span>cro similem reddit. Hunc affectum incipientem quidem saepe<text:line-break/>sanavimus. ubi ver<text:span text:style-name="Default_20_Paragraph_20_Font"><text:span text:style-name="T1">o</text:span></text:span> in m<text:span text:style-name="Default_20_Paragraph_20_Font"><text:span text:style-name="T1">o</text:span></text:span>lem insignem erexit, citra esii-<text:line-break/>rurgiam nun curabis. Itaque universae chirurgiae tum<text:span text:style-name="Default_20_Paragraph_20_Font"><text:span text:style-name="T1">o</text:span></text:span>rem<text:line-break/>praeter staturam excidentis sicopus est ut ejusmodi tum<text:span text:style-name="Default_20_Paragraph_20_Font"><text:span text:style-name="T1">o</text:span></text:span>r,<text:line-break/>qua fanis partibus coniungitur, totus circuncidatur. Verum<text:line-break/>pr<text:span text:style-name="Default_20_Paragraph_20_Font"><text:span text:style-name="T1">o</text:span></text:span>pter vastorum magnitudinem, maximeque arteriarum, sta-<text:line-break/>tim prosusi<text:span text:style-name="Default_20_Paragraph_20_Font"><text:span text:style-name="T1">o</text:span></text:span>nis sanguinis periculum imminet, quas si laqueis<text:line-break/>intercipias, consortii jure aliae partes afficientur. Quod si<text:line-break/>ejus mali affectus radices adurere lu animo sit, neque in h<text:span text:style-name="Default_20_Paragraph_20_Font"><text:span text:style-name="T1">o</text:span></text:span>c<text:line-break/>parvum erit periculum, si juxta principes partes exustio<text:line-break/>fiat. Sed ejusmodi affectum recentem, ut diximus, faepe cu-<text:line-break/>ravimus, maxime ubi melancholicus hum<text:span text:style-name="Default_20_Paragraph_20_Font"><text:span text:style-name="T1">o</text:span></text:span>r non adm<text:span text:style-name="Default_20_Paragraph_20_Font"><text:span text:style-name="T1">o</text:span></text:span>dum<text:line-break/>crassius videbatur. Hic enim purgantibus medicamentis<text:line-break/>prompte cedit, unde fit curatio. Certum autem est quod</text:p>
      <text:p text:style-name="P5">quae adhibentur medicamenta vim vacuandi atri humoris<text:line-break/>habere debent, quod frequenter faciendum est; donec pars<text:line-break/>est naturalem statum omnino sit reducta, victus etiam ra-<text:line-break/>tione observata, quae probum humorem generet. Itaque in<text:line-break/>Alexandria plurimi elephantiasi tum ob victus rationem<text:line-break/>tum regionis caliditatem laborant. In Germania vero et<text:line-break/>Mysia rarissime affectus is grassari visus esit- Et apud lacti-<text:line-break/>potas Scythas nunquam fere apparet. Sed in Alexandria ob<text:line-break/>victus rationem frequenter generatur ; vescuntur enim pulte,<text:line-break/>lenticula,- cochleis multisque salsamentis, nonnulli vero et<text:line-break/>asinina carne et id genus assis crassem ab atram bilem gene-<text:line-break/>nantibus. Quemadmodum si ambiens aer calidus sit, horum<text:line-break/>humorum impetus ad- cutem fertur. Igitur huic affectui di-<text:line-break/>ctae purgationes prosunt. Quod si actas et vires suaferint,<text:line-break/>saug.uis prius^ mittendus esu Neque vero in cancris nequ<text:span text:style-name="Default_20_Paragraph_20_Font"><text:span text:style-name="T1">e<text:line-break/></text:span></text:span>in his, nisi- quid prohibeat; inutile est venam secare, deinde<text:line-break/>purgare, atque si mulieres sint, menses ciere, si nimirum</text:p>
      <text:p text:style-name="P5">quinquagesimum annum nondum attingant. In affecta autem<text:line-break/>parte folani succus imponatur, hoc enim medicamentum<text:line-break/>ejusmodi affectibus utilissimum est. Quod si aegrotus .tam<text:line-break/>liquidum medicamentum imponi nolit, praesertim quum do-<text:line-break/>mo exire, solitaque opera exercere cogitur, medicamentum<text:line-break/>ex pompholyge imponendum est, quo et .ad ulceratos can-.<text:line-break/>eros uti me vidisti; quod si in promptu non sit, nostrum<text:line-break/>quod ex chalcile constat <text:span text:style-name="Default_20_Paragraph_20_Font"><text:span text:style-name="T1">est adhibendum. </text:span></text:span>Quatenus vero<text:line-break/>ad victus rationem attinet, pleniore ptisanae cremore, fero<text:line-break/>lactis et ex oleribus malva, atriplice, blito, et quum per<text:line-break/>tempus licuerit, cucurbita utendum esse Ex pifcibus vero<text:line-break/>saxatiles avesque omnes praeter palustres <text:span text:style-name="Default_20_Paragraph_20_Font"><text:span text:style-name="T1">dare convenit.<text:line-break/></text:span></text:span>In elephantiasi vero viperae mira utilitate eduntur. Eas vero<text:line-break/>eodem modo, quo Mansos parare vidisti; quos, <text:span text:style-name="Default_20_Paragraph_20_Font"><text:span text:style-name="T1">quia aspidi-<text:line-break/>sui</text:span></text:span>s <text:span text:style-name="Default_20_Paragraph_20_Font"><text:span text:style-name="T1">et serpentib</text:span></text:span>us <text:span text:style-name="Default_20_Paragraph_20_Font"><text:span text:style-name="T1">vescuntur</text:span></text:span>, aspidotrophos et theriotrophos<text:line-break/>vocant, comesse oportet, . primum quidem cauda et capite ad<text:line-break/>quaternorum digitorum longitudinem abscissis; deinde iute-</text:p>
      <text:p text:style-name="P5">raneis omnibus ae cute etiam exemptis, postea aqua abluto<text:line-break/>eorum corpore. Sed hactenus quidem nec aliter Iane, quum<text:line-break/>antidotum; ut vocant, theriacam temperantes facimus: cae-<text:line-break/>teruui dissimiliter coquimus. In the<text:span text:style-name="Default_20_Paragraph_20_Font"><text:span text:style-name="T1">r</text:span></text:span>iaca quidem anethum et<text:line-break/>salis exiguum in aqua miscemus. In elephantiafi vero non<text:line-break/>alitur quam anguillas ex albo jure in olla paramus, quod ad<text:line-break/>hunc. modula sit. Aqua large <text:span text:style-name="Default_20_Paragraph_20_Font"><text:span text:style-name="T1">in ollam</text:span></text:span> coniicitur et olei exi-<text:line-break/>guum, cum quo et anethum et porrum. Certum autem est<text:line-break/>viperarum carnes tantisper esse incoquendas; dum plane<text:line-break/>molles reddantur. Compositum autem ex his medicamentum,<text:line-break/>quod theriacam antidotum vocant, utiliter lu ejusmodi asse-<text:line-break/>ctu bibitur, atque etiam si lubuerit cuti illinitur. Peractis<text:line-break/>enim om<text:span text:style-name="Default_20_Paragraph_20_Font"><text:span text:style-name="T1">n</text:span></text:span>ibus his aliquando squama e cute, quemadmodum<text:line-break/>quae Senecta dicitur en anguibus, refolvitur<text:span text:style-name="Default_20_Paragraph_20_Font"><text:span text:style-name="T1">.</text:span></text:span></text:p>
      <text:h text:style-name="Heading_20_2" text:outline-level="2">Cap. XIII. </text:h>
      <text:p text:style-name="P19">Aliorum autem tumorum praeter natu-<text:line-break/>ram nullius curandi rationem per chirurgiam ad te fieri-</text:p>
      <text:p text:style-name="P5">bendam esse duri, quum tu probatissima medicamenta a no-<text:line-break/>bis acceperis. Ad strumas quidem quae repellere, exiccare et<text:line-break/>pus . movere queant. Ad meliceridas ver<text:span text:style-name="Default_20_Paragraph_20_Font"><text:span text:style-name="T1">o</text:span></text:span>, et quae has discu-<text:line-break/>tiant et medicamenta pus discutientia et aquam in scrot<text:span text:style-name="Default_20_Paragraph_20_Font"><text:span text:style-name="T1">o<text:line-break/></text:span></text:span>et abdomine et ut his in hydropicis uti oporteat didicisti.<text:line-break/>Horum autem geminus scop<text:span text:style-name="Default_20_Paragraph_20_Font"><text:span text:style-name="T1">a</text:span></text:span>s est, nempe visceris scirrhum<text:line-break/>curare et collectam humiditatem per discussionem vacuare.<text:line-break/>De scirrh<text:span text:style-name="Default_20_Paragraph_20_Font"><text:span text:style-name="T1">o</text:span></text:span>sorum autem viscerum curatione ante disputavi-<text:line-break/>mus. Itaque hyderi curati<text:span text:style-name="Default_20_Paragraph_20_Font"><text:span text:style-name="T1">o</text:span></text:span> ad h<text:span text:style-name="Default_20_Paragraph_20_Font"><text:span text:style-name="T1">o</text:span></text:span>s tres sc<text:span text:style-name="Default_20_Paragraph_20_Font"><text:span text:style-name="T1">o</text:span></text:span>pes reducitur,<text:line-break/>nempe ut visceris scirrhum c<text:span text:style-name="Default_20_Paragraph_20_Font"><text:span text:style-name="T1">o</text:span></text:span>ntrahentis scirrhus sanetur,<text:line-break/>medicamenta quae humiditatem discutiant imponantur, et<text:line-break/>quae urinam cient in potu dentur. Haec quidem tibi ad<text:line-break/>longam peregrinati<text:span text:style-name="Default_20_Paragraph_20_Font"><text:span text:style-name="T1">o</text:span></text:span>nem acci<text:span text:style-name="Default_20_Paragraph_20_Font"><text:span text:style-name="T1">n</text:span></text:span>ct<text:span text:style-name="Default_20_Paragraph_20_Font"><text:span text:style-name="T1">o</text:span></text:span> sat esse arbitror. Si vero,<text:line-break/>ut ante diri , opus de medicamentis secundum genera et<text:line-break/>affectos l<text:span text:style-name="Default_20_Paragraph_20_Font"><text:span text:style-name="T1">o</text:span></text:span>cos scripsero, illud qu<text:span text:style-name="Default_20_Paragraph_20_Font"><text:span text:style-name="T1">o</text:span></text:span>que a tua peregrinatione<text:line-break/>reversus ex me accipies. Aliud autem mag<text:span text:style-name="Default_20_Paragraph_20_Font"><text:span text:style-name="T1">n</text:span></text:span>um opus de uni-<text:line-break/>verfa curandi ratione efflagitantibus amicis c<text:span text:style-name="Default_20_Paragraph_20_Font"><text:span text:style-name="T1">o</text:span></text:span>nscribetur,</text:p>
      <text:p text:style-name="P5">Quod si in ea peregrinatione diutius detinearis, omnes quot-<text:line-break/>quot scrip<text:span text:style-name="Default_20_Paragraph_20_Font"><text:span text:style-name="T1">s</text:span></text:span>erimus commentarios ad te mittere non gra-<text:line-break/>vabimu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1</dc:title>
    <dc:subject/>
    <meta:initial-creator>Galien</meta:initial-creator>
    <meta:creation-date>2023-01-13T09:31:00Z</meta:creation-date>
    <dc:date>2023-01-13T10:51:06.289000000</dc:date>
    <meta:editing-cycles>7</meta:editing-cycles>
    <meta:editing-duration>PT8M29S</meta:editing-duration>
    <meta:document-statistic meta:table-count="0" meta:image-count="0" meta:object-count="0" meta:page-count="146" meta:paragraph-count="207" meta:word-count="20968" meta:character-count="143349" meta:non-whitespace-character-count="122559"/>
    <meta:template xlink:type="simple" xlink:actuate="onRequest" xlink:title="" xlink:href="Normal.dotm"/>
  </office:meta>
</office:document-meta>
</file>